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1 R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3.34" calcext:value-type="float">
            <text:p>93,34</text:p>
          </table:table-cell>
          <table:table-cell table:formula="of:=100-[.B3]" office:value-type="float" office:value="6.66" calcext:value-type="float">
            <text:p>6,66</text:p>
          </table:table-cell>
          <table:table-cell/>
          <table:table-cell office:value-type="float" office:value="11757.9" calcext:value-type="float">
            <text:p>11757,9</text:p>
          </table:table-cell>
          <table:table-cell office:value-type="float" office:value="839.1" calcext:value-type="float">
            <text:p>839,1</text:p>
          </table:table-cell>
          <table:table-cell office:value-type="float" office:value="87.2" calcext:value-type="float">
            <text:p>87,2</text:p>
          </table:table-cell>
          <table:table-cell office:value-type="float" office:value="98.68" calcext:value-type="float">
            <text:p>98,68</text:p>
          </table:table-cell>
          <table:table-cell office:value-type="float" office:value="219.7755769" calcext:value-type="float">
            <text:p>219,7755769</text:p>
          </table:table-cell>
          <table:table-cell office:value-type="float" office:value="0.209596658" calcext:value-type="float">
            <text:p>0,209596658</text:p>
          </table:table-cell>
          <table:table-cell table:formula="of:=[.I3]*10" office:value-type="float" office:value="2197.755769" calcext:value-type="float">
            <text:p>2197,755769</text:p>
          </table:table-cell>
          <table:table-cell table:formula="of:=[.J3]*10" office:value-type="float" office:value="2.09596658" calcext:value-type="float">
            <text:p>2,0959665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36" calcext:value-type="float">
            <text:p>97,36</text:p>
          </table:table-cell>
          <table:table-cell table:formula="of:=100-[.B4]" office:value-type="float" office:value="2.64" calcext:value-type="float">
            <text:p>2,64</text:p>
          </table:table-cell>
          <table:table-cell/>
          <table:table-cell office:value-type="float" office:value="12264.3" calcext:value-type="float">
            <text:p>12264,3</text:p>
          </table:table-cell>
          <table:table-cell office:value-type="float" office:value="332.7" calcext:value-type="float">
            <text:p>332,7</text:p>
          </table:table-cell>
          <table:table-cell office:value-type="float" office:value="96.11" calcext:value-type="float">
            <text:p>96,11</text:p>
          </table:table-cell>
          <table:table-cell office:value-type="float" office:value="98.44" calcext:value-type="float">
            <text:p>98,44</text:p>
          </table:table-cell>
          <table:table-cell office:value-type="float" office:value="185.8043456" calcext:value-type="float">
            <text:p>185,8043456</text:p>
          </table:table-cell>
          <table:table-cell office:value-type="float" office:value="0.154965472" calcext:value-type="float">
            <text:p>0,154965472</text:p>
          </table:table-cell>
          <table:table-cell table:formula="of:=[.I4]*10" office:value-type="float" office:value="1858.043456" calcext:value-type="float">
            <text:p>1858,043456</text:p>
          </table:table-cell>
          <table:table-cell table:formula="of:=[.J4]*10" office:value-type="float" office:value="1.54965472" calcext:value-type="float">
            <text:p>1,54965472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2.93" calcext:value-type="float">
            <text:p>92,93</text:p>
          </table:table-cell>
          <table:table-cell table:formula="of:=100-[.B5]" office:value-type="float" office:value="7.06999999999999" calcext:value-type="float">
            <text:p>7,07</text:p>
          </table:table-cell>
          <table:table-cell/>
          <table:table-cell office:value-type="float" office:value="11705.8" calcext:value-type="float">
            <text:p>11705,8</text:p>
          </table:table-cell>
          <table:table-cell office:value-type="float" office:value="891.2" calcext:value-type="float">
            <text:p>891,2</text:p>
          </table:table-cell>
          <table:table-cell office:value-type="float" office:value="87.48" calcext:value-type="float">
            <text:p>87,48</text:p>
          </table:table-cell>
          <table:table-cell office:value-type="float" office:value="97.67" calcext:value-type="float">
            <text:p>97,67</text:p>
          </table:table-cell>
          <table:table-cell office:value-type="float" office:value="170.2762955" calcext:value-type="float">
            <text:p>170,2762955</text:p>
          </table:table-cell>
          <table:table-cell office:value-type="float" office:value="0.1536224842" calcext:value-type="float">
            <text:p>0,1536224842</text:p>
          </table:table-cell>
          <table:table-cell table:formula="of:=[.I5]*10" office:value-type="float" office:value="1702.762955" calcext:value-type="float">
            <text:p>1702,762955</text:p>
          </table:table-cell>
          <table:table-cell table:formula="of:=[.J5]*10" office:value-type="float" office:value="1.536224842" calcext:value-type="float">
            <text:p>1,53622484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93" calcext:value-type="float">
            <text:p>97,93</text:p>
          </table:table-cell>
          <table:table-cell table:formula="of:=100-[.B6]" office:value-type="float" office:value="2.06999999999999" calcext:value-type="float">
            <text:p>2,07</text:p>
          </table:table-cell>
          <table:table-cell/>
          <table:table-cell office:value-type="float" office:value="12336.2" calcext:value-type="float">
            <text:p>12336,2</text:p>
          </table:table-cell>
          <table:table-cell office:value-type="float" office:value="260.8" calcext:value-type="float">
            <text:p>260,8</text:p>
          </table:table-cell>
          <table:table-cell office:value-type="float" office:value="97.02" calcext:value-type="float">
            <text:p>97,02</text:p>
          </table:table-cell>
          <table:table-cell office:value-type="float" office:value="98.72" calcext:value-type="float">
            <text:p>98,72</text:p>
          </table:table-cell>
          <table:table-cell office:value-type="float" office:value="164.7123738" calcext:value-type="float">
            <text:p>164,7123738</text:p>
          </table:table-cell>
          <table:table-cell office:value-type="float" office:value="0.153536582" calcext:value-type="float">
            <text:p>0,153536582</text:p>
          </table:table-cell>
          <table:table-cell table:formula="of:=[.I6]*10" office:value-type="float" office:value="1647.123738" calcext:value-type="float">
            <text:p>1647,123738</text:p>
          </table:table-cell>
          <table:table-cell table:formula="of:=[.J6]*10" office:value-type="float" office:value="1.53536582" calcext:value-type="float">
            <text:p>1,5353658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3.22" calcext:value-type="float">
            <text:p>93,22</text:p>
          </table:table-cell>
          <table:table-cell table:formula="of:=100-[.B7]" office:value-type="float" office:value="6.78" calcext:value-type="float">
            <text:p>6,78</text:p>
          </table:table-cell>
          <table:table-cell/>
          <table:table-cell office:value-type="float" office:value="11743.5" calcext:value-type="float">
            <text:p>11743,5</text:p>
          </table:table-cell>
          <table:table-cell office:value-type="float" office:value="853.5" calcext:value-type="float">
            <text:p>853,5</text:p>
          </table:table-cell>
          <table:table-cell office:value-type="float" office:value="87.16" calcext:value-type="float">
            <text:p>87,16</text:p>
          </table:table-cell>
          <table:table-cell office:value-type="float" office:value="98.5" calcext:value-type="float">
            <text:p>98,5</text:p>
          </table:table-cell>
          <table:table-cell office:value-type="float" office:value="182.8899822" calcext:value-type="float">
            <text:p>182,8899822</text:p>
          </table:table-cell>
          <table:table-cell office:value-type="float" office:value="0.154155803" calcext:value-type="float">
            <text:p>0,154155803</text:p>
          </table:table-cell>
          <table:table-cell table:formula="of:=[.I7]*10" office:value-type="float" office:value="1828.899822" calcext:value-type="float">
            <text:p>1828,899822</text:p>
          </table:table-cell>
          <table:table-cell table:formula="of:=[.J7]*10" office:value-type="float" office:value="1.54155803" calcext:value-type="float">
            <text:p>1,5415580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02" calcext:value-type="float">
            <text:p>98,02</text:p>
          </table:table-cell>
          <table:table-cell table:formula="of:=100-[.B8]" office:value-type="float" office:value="1.98" calcext:value-type="float">
            <text:p>1,98</text:p>
          </table:table-cell>
          <table:table-cell/>
          <table:table-cell office:value-type="float" office:value="12347.8" calcext:value-type="float">
            <text:p>12347,8</text:p>
          </table:table-cell>
          <table:table-cell office:value-type="float" office:value="249.2" calcext:value-type="float">
            <text:p>249,2</text:p>
          </table:table-cell>
          <table:table-cell office:value-type="float" office:value="96.48" calcext:value-type="float">
            <text:p>96,48</text:p>
          </table:table-cell>
          <table:table-cell office:value-type="float" office:value="99.36" calcext:value-type="float">
            <text:p>99,36</text:p>
          </table:table-cell>
          <table:table-cell office:value-type="float" office:value="196.4645786" calcext:value-type="float">
            <text:p>196,4645786</text:p>
          </table:table-cell>
          <table:table-cell office:value-type="float" office:value="0.152975726" calcext:value-type="float">
            <text:p>0,152975726</text:p>
          </table:table-cell>
          <table:table-cell table:formula="of:=[.I8]*10" office:value-type="float" office:value="1964.645786" calcext:value-type="float">
            <text:p>1964,645786</text:p>
          </table:table-cell>
          <table:table-cell table:formula="of:=[.J8]*10" office:value-type="float" office:value="1.52975726" calcext:value-type="float">
            <text:p>1,52975726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3" calcext:value-type="float">
            <text:p>97,43</text:p>
          </table:table-cell>
          <table:table-cell table:formula="of:=100-[.B9]" office:value-type="float" office:value="2.56999999999999" calcext:value-type="float">
            <text:p>2,57</text:p>
          </table:table-cell>
          <table:table-cell/>
          <table:table-cell office:value-type="float" office:value="12273.8" calcext:value-type="float">
            <text:p>12273,8</text:p>
          </table:table-cell>
          <table:table-cell office:value-type="float" office:value="323.2" calcext:value-type="float">
            <text:p>323,2</text:p>
          </table:table-cell>
          <table:table-cell office:value-type="float" office:value="96.46" calcext:value-type="float">
            <text:p>96,46</text:p>
          </table:table-cell>
          <table:table-cell office:value-type="float" office:value="98.28" calcext:value-type="float">
            <text:p>98,28</text:p>
          </table:table-cell>
          <table:table-cell office:value-type="float" office:value="167.1496186" calcext:value-type="float">
            <text:p>167,1496186</text:p>
          </table:table-cell>
          <table:table-cell office:value-type="float" office:value="0.153764558" calcext:value-type="float">
            <text:p>0,153764558</text:p>
          </table:table-cell>
          <table:table-cell table:formula="of:=[.I9]*10" office:value-type="float" office:value="1671.496186" calcext:value-type="float">
            <text:p>1671,496186</text:p>
          </table:table-cell>
          <table:table-cell table:formula="of:=[.J9]*10" office:value-type="float" office:value="1.53764558" calcext:value-type="float">
            <text:p>1,53764558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51" calcext:value-type="float">
            <text:p>97,51</text:p>
          </table:table-cell>
          <table:table-cell table:formula="of:=100-[.B10]" office:value-type="float" office:value="2.48999999999999" calcext:value-type="float">
            <text:p>2,49</text:p>
          </table:table-cell>
          <table:table-cell/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6.76" calcext:value-type="float">
            <text:p>96,76</text:p>
          </table:table-cell>
          <table:table-cell office:value-type="float" office:value="98.16" calcext:value-type="float">
            <text:p>98,16</text:p>
          </table:table-cell>
          <table:table-cell office:value-type="float" office:value="158.0006196" calcext:value-type="float">
            <text:p>158,0006196</text:p>
          </table:table-cell>
          <table:table-cell office:value-type="float" office:value="0.154497313" calcext:value-type="float">
            <text:p>0,154497313</text:p>
          </table:table-cell>
          <table:table-cell table:formula="of:=[.I10]*10" office:value-type="float" office:value="1580.006196" calcext:value-type="float">
            <text:p>1580,006196</text:p>
          </table:table-cell>
          <table:table-cell table:formula="of:=[.J10]*10" office:value-type="float" office:value="1.54497313" calcext:value-type="float">
            <text:p>1,5449731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61" calcext:value-type="float">
            <text:p>97,61</text:p>
          </table:table-cell>
          <table:table-cell table:formula="of:=100-[.B11]" office:value-type="float" office:value="2.39" calcext:value-type="float">
            <text:p>2,39</text:p>
          </table:table-cell>
          <table:table-cell/>
          <table:table-cell office:value-type="float" office:value="12296" calcext:value-type="float">
            <text:p>12296</text:p>
          </table:table-cell>
          <table:table-cell office:value-type="float" office:value="301" calcext:value-type="float">
            <text:p>301</text:p>
          </table:table-cell>
          <table:table-cell office:value-type="float" office:value="96.78" calcext:value-type="float">
            <text:p>96,78</text:p>
          </table:table-cell>
          <table:table-cell office:value-type="float" office:value="98.34" calcext:value-type="float">
            <text:p>98,34</text:p>
          </table:table-cell>
          <table:table-cell office:value-type="float" office:value="148.3328917" calcext:value-type="float">
            <text:p>148,3328917</text:p>
          </table:table-cell>
          <table:table-cell office:value-type="float" office:value="0.153151274" calcext:value-type="float">
            <text:p>0,153151274</text:p>
          </table:table-cell>
          <table:table-cell table:formula="of:=[.I11]*10" office:value-type="float" office:value="1483.328917" calcext:value-type="float">
            <text:p>1483,328917</text:p>
          </table:table-cell>
          <table:table-cell table:formula="of:=[.J11]*10" office:value-type="float" office:value="1.53151274" calcext:value-type="float">
            <text:p>1,5315127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91" calcext:value-type="float">
            <text:p>97,91</text:p>
          </table:table-cell>
          <table:table-cell table:formula="of:=100-[.B12]" office:value-type="float" office:value="2.09" calcext:value-type="float">
            <text:p>2,09</text:p>
          </table:table-cell>
          <table:table-cell/>
          <table:table-cell office:value-type="float" office:value="12334.1" calcext:value-type="float">
            <text:p>12334,1</text:p>
          </table:table-cell>
          <table:table-cell office:value-type="float" office:value="262.9" calcext:value-type="float">
            <text:p>262,9</text:p>
          </table:table-cell>
          <table:table-cell office:value-type="float" office:value="96.3" calcext:value-type="float">
            <text:p>96,3</text:p>
          </table:table-cell>
          <table:table-cell office:value-type="float" office:value="99.32" calcext:value-type="float">
            <text:p>99,32</text:p>
          </table:table-cell>
          <table:table-cell office:value-type="float" office:value="215.8869329" calcext:value-type="float">
            <text:p>215,8869329</text:p>
          </table:table-cell>
          <table:table-cell office:value-type="float" office:value="0.209982705" calcext:value-type="float">
            <text:p>0,209982705</text:p>
          </table:table-cell>
          <table:table-cell table:formula="of:=[.I12]*10" office:value-type="float" office:value="2158.869329" calcext:value-type="float">
            <text:p>2158,869329</text:p>
          </table:table-cell>
          <table:table-cell table:formula="of:=[.J12]*10" office:value-type="float" office:value="2.09982705" calcext:value-type="float">
            <text:p>2,0998270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12])" office:value-type="float" office:value="96.326" calcext:value-type="float">
            <text:p>96,326</text:p>
          </table:table-cell>
          <table:table-cell table:formula="of:=AVERAGE([.C3:.C12])" office:value-type="float" office:value="3.674" calcext:value-type="float">
            <text:p>3,674</text:p>
          </table:table-cell>
          <table:table-cell table:formula="of:=AVERAGE([.D3:.D12])" office:value-type="string" office:string-value="" calcext:value-type="error">
            <text:p>#DIV/0!</text:p>
          </table:table-cell>
          <table:table-cell table:formula="of:=AVERAGE([.E3:.E12])" office:value-type="float" office:value="12134.25" calcext:value-type="float">
            <text:p>12134,25</text:p>
          </table:table-cell>
          <table:table-cell table:formula="of:=AVERAGE([.F3:.F12])" office:value-type="float" office:value="462.75" calcext:value-type="float">
            <text:p>462,75</text:p>
          </table:table-cell>
          <table:table-cell table:formula="of:=AVERAGE([.G3:.G12])" office:value-type="float" office:value="93.775" calcext:value-type="float">
            <text:p>93,775</text:p>
          </table:table-cell>
          <table:table-cell table:formula="of:=AVERAGE([.H3:.H12])" office:value-type="float" office:value="98.547" calcext:value-type="float">
            <text:p>98,547</text:p>
          </table:table-cell>
          <table:table-cell table:formula="of:=AVERAGE([.I3:.I12])" office:value-type="float" office:value="180.92932154" calcext:value-type="float">
            <text:p>180,92932154</text:p>
          </table:table-cell>
          <table:table-cell table:formula="of:=AVERAGE([.J3:.J12])" office:value-type="float" office:value="0.16502485752" calcext:value-type="float">
            <text:p>0,1650248575</text:p>
          </table:table-cell>
          <table:table-cell table:formula="of:=SUM([.I3:.I12])" office:value-type="float" office:value="1809.2932154" calcext:value-type="float">
            <text:p>1809,2932154</text:p>
          </table:table-cell>
          <table:table-cell table:formula="of:=SUM([.J3:.J12])" office:value-type="float" office:value="1.6502485752" calcext:value-type="float">
            <text:p>1,6502485752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:.B12])" office:value-type="float" office:value="2.08293638885108" calcext:value-type="float">
            <text:p>2,0829363889</text:p>
          </table:table-cell>
          <table:table-cell table:formula="of:=COM.MICROSOFT.STDEV.P([.C3:.C12])" office:value-type="float" office:value="2.08293638885108" calcext:value-type="float">
            <text:p>2,0829363889</text:p>
          </table:table-cell>
          <table:table-cell table:formula="of:=COM.MICROSOFT.STDEV.P([.D3:.D12])" office:value-type="string" office:string-value="" calcext:value-type="error">
            <text:p>#DIV/0!</text:p>
          </table:table-cell>
          <table:table-cell table:formula="of:=COM.MICROSOFT.STDEV.P([.E3:.E12])" office:value-type="float" office:value="262.474437802998" calcext:value-type="float">
            <text:p>262,474437803</text:p>
          </table:table-cell>
          <table:table-cell table:formula="of:=COM.MICROSOFT.STDEV.P([.F3:.F12])" office:value-type="float" office:value="262.474437802998" calcext:value-type="float">
            <text:p>262,474437803</text:p>
          </table:table-cell>
          <table:table-cell table:formula="of:=COM.MICROSOFT.STDEV.P([.G3:.G12])" office:value-type="float" office:value="4.2595803783941" calcext:value-type="float">
            <text:p>4,2595803784</text:p>
          </table:table-cell>
          <table:table-cell table:formula="of:=COM.MICROSOFT.STDEV.P([.H3:.H12])" office:value-type="float" office:value="0.48505772852311" calcext:value-type="float">
            <text:p>0,4850577285</text:p>
          </table:table-cell>
          <table:table-cell table:formula="of:=COM.MICROSOFT.STDEV.P([.I3:.I12])" office:value-type="float" office:value="22.703809352427" calcext:value-type="float">
            <text:p>22,7038093524</text:p>
          </table:table-cell>
          <table:table-cell table:formula="of:=COM.MICROSOFT.STDEV.P([.J3:.J12])" office:value-type="float" office:value="0.0223896465311716" calcext:value-type="float">
            <text:p>0,0223896465</text:p>
          </table:table-cell>
          <table:table-cell table:formula="of:=COM.MICROSOFT.STDEV.P([.K3:.K12])" office:value-type="float" office:value="227.03809352427" calcext:value-type="float">
            <text:p>227,0380935243</text:p>
          </table:table-cell>
          <table:table-cell table:formula="of:=COM.MICROSOFT.STDEV.P([.L3:.L12])" office:value-type="float" office:value="0.223896465311716" calcext:value-type="float">
            <text:p>0,2238964653</text:p>
          </table:table-cell>
        </table:table-row>
        <table:table-row table:style-name="ro1">
          <table:table-cell table:number-columns-repeated="4"/>
          <table:table-cell table:formula="of:=SUM([.E3:.E12])" office:value-type="float" office:value="121342.5" calcext:value-type="float">
            <text:p>121342,5</text:p>
          </table:table-cell>
          <table:table-cell table:formula="of:=SUM([.F3:.F12])" office:value-type="float" office:value="4627.5" calcext:value-type="float">
            <text:p>4627,5</text:p>
          </table:table-cell>
          <table:table-cell table:formula="of:=SUM([.E15:.F15])" office:value-type="float" office:value="125970" calcext:value-type="float">
            <text:p>12597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2 K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20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620153" calcext:value-type="float">
            <text:p>0,0197620153</text:p>
          </table:table-cell>
          <table:table-cell office:value-type="float" office:value="26.9467132092" calcext:value-type="float">
            <text:p>26,9467132092</text:p>
          </table:table-cell>
          <table:table-cell table:formula="of:=[.I20]*10" office:value-type="float" office:value="0.197620153" calcext:value-type="float">
            <text:p>0,197620153</text:p>
          </table:table-cell>
          <table:table-cell table:formula="of:=[.J20]*10" office:value-type="float" office:value="269.467132092" calcext:value-type="float">
            <text:p>269,46713209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21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5288663" calcext:value-type="float">
            <text:p>0,015288663</text:p>
          </table:table-cell>
          <table:table-cell office:value-type="float" office:value="23.24204781" calcext:value-type="float">
            <text:p>23,24204781</text:p>
          </table:table-cell>
          <table:table-cell table:formula="of:=[.I21]*10" office:value-type="float" office:value="0.15288663" calcext:value-type="float">
            <text:p>0,15288663</text:p>
          </table:table-cell>
          <table:table-cell table:formula="of:=[.J21]*10" office:value-type="float" office:value="232.4204781" calcext:value-type="float">
            <text:p>232,420478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22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453553" calcext:value-type="float">
            <text:p>0,015453553</text:p>
          </table:table-cell>
          <table:table-cell office:value-type="float" office:value="23.18347597" calcext:value-type="float">
            <text:p>23,18347597</text:p>
          </table:table-cell>
          <table:table-cell table:formula="of:=[.I22]*10" office:value-type="float" office:value="0.15453553" calcext:value-type="float">
            <text:p>0,15453553</text:p>
          </table:table-cell>
          <table:table-cell table:formula="of:=[.J22]*10" office:value-type="float" office:value="231.8347597" calcext:value-type="float">
            <text:p>231,834759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23]" office:value-type="float" office:value="0.299999999999997" calcext:value-type="float">
            <text:p>0,3</text:p>
          </table:table-cell>
          <table:table-cell/>
          <table:table-cell office:value-type="float" office:value="12559.6" calcext:value-type="float">
            <text:p>12559,6</text:p>
          </table:table-cell>
          <table:table-cell office:value-type="float" office:value="37.4" calcext:value-type="float">
            <text:p>37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4" calcext:value-type="float">
            <text:p>99,74</text:p>
          </table:table-cell>
          <table:table-cell office:value-type="float" office:value="0.015253258" calcext:value-type="float">
            <text:p>0,015253258</text:p>
          </table:table-cell>
          <table:table-cell office:value-type="float" office:value="23.2247432" calcext:value-type="float">
            <text:p>23,2247432</text:p>
          </table:table-cell>
          <table:table-cell table:formula="of:=[.I23]*10" office:value-type="float" office:value="0.15253258" calcext:value-type="float">
            <text:p>0,15253258</text:p>
          </table:table-cell>
          <table:table-cell table:formula="of:=[.J23]*10" office:value-type="float" office:value="232.247432" calcext:value-type="float">
            <text:p>232,24743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24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088793" calcext:value-type="float">
            <text:p>0,019088793</text:p>
          </table:table-cell>
          <table:table-cell office:value-type="float" office:value="26.29648631" calcext:value-type="float">
            <text:p>26,29648631</text:p>
          </table:table-cell>
          <table:table-cell table:formula="of:=[.I24]*10" office:value-type="float" office:value="0.19088793" calcext:value-type="float">
            <text:p>0,19088793</text:p>
          </table:table-cell>
          <table:table-cell table:formula="of:=[.J24]*10" office:value-type="float" office:value="262.9648631" calcext:value-type="float">
            <text:p>262,9648631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2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5242505" calcext:value-type="float">
            <text:p>0,015242505</text:p>
          </table:table-cell>
          <table:table-cell office:value-type="float" office:value="23.22334549" calcext:value-type="float">
            <text:p>23,22334549</text:p>
          </table:table-cell>
          <table:table-cell table:formula="of:=[.I25]*10" office:value-type="float" office:value="0.15242505" calcext:value-type="float">
            <text:p>0,15242505</text:p>
          </table:table-cell>
          <table:table-cell table:formula="of:=[.J25]*10" office:value-type="float" office:value="232.2334549" calcext:value-type="float">
            <text:p>232,2334549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26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40009" calcext:value-type="float">
            <text:p>0,019740009</text:p>
          </table:table-cell>
          <table:table-cell office:value-type="float" office:value="26.28467004" calcext:value-type="float">
            <text:p>26,28467004</text:p>
          </table:table-cell>
          <table:table-cell table:formula="of:=[.I26]*10" office:value-type="float" office:value="0.19740009" calcext:value-type="float">
            <text:p>0,19740009</text:p>
          </table:table-cell>
          <table:table-cell table:formula="of:=[.J26]*10" office:value-type="float" office:value="262.8467004" calcext:value-type="float">
            <text:p>262,846700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27]" office:value-type="float" office:value="0.310000000000002" calcext:value-type="float">
            <text:p>0,31</text:p>
          </table:table-cell>
          <table:table-cell/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5148926" calcext:value-type="float">
            <text:p>0,015148926</text:p>
          </table:table-cell>
          <table:table-cell office:value-type="float" office:value="23.03501983" calcext:value-type="float">
            <text:p>23,03501983</text:p>
          </table:table-cell>
          <table:table-cell table:formula="of:=[.I27]*10" office:value-type="float" office:value="0.15148926" calcext:value-type="float">
            <text:p>0,15148926</text:p>
          </table:table-cell>
          <table:table-cell table:formula="of:=[.J27]*10" office:value-type="float" office:value="230.3501983" calcext:value-type="float">
            <text:p>230,350198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28]" office:value-type="float" office:value="0.290000000000006" calcext:value-type="float">
            <text:p>0,29</text:p>
          </table:table-cell>
          <table:table-cell/>
          <table:table-cell office:value-type="float" office:value="12560.4" calcext:value-type="float">
            <text:p>12560,4</text:p>
          </table:table-cell>
          <table:table-cell office:value-type="float" office:value="36.6" calcext:value-type="float">
            <text:p>36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8975878" calcext:value-type="float">
            <text:p>0,018975878</text:p>
          </table:table-cell>
          <table:table-cell office:value-type="float" office:value="26.28797882" calcext:value-type="float">
            <text:p>26,28797882</text:p>
          </table:table-cell>
          <table:table-cell table:formula="of:=[.I28]*10" office:value-type="float" office:value="0.18975878" calcext:value-type="float">
            <text:p>0,18975878</text:p>
          </table:table-cell>
          <table:table-cell table:formula="of:=[.J28]*10" office:value-type="float" office:value="262.8797882" calcext:value-type="float">
            <text:p>262,879788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29]" office:value-type="float" office:value="0.299999999999997" calcext:value-type="float">
            <text:p>0,3</text:p>
          </table:table-cell>
          <table:table-cell/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0.15270257" calcext:value-type="float">
            <text:p>0,15270257</text:p>
          </table:table-cell>
          <table:table-cell office:value-type="float" office:value="23.13068542" calcext:value-type="float">
            <text:p>23,13068542</text:p>
          </table:table-cell>
          <table:table-cell table:formula="of:=[.I29]*10" office:value-type="float" office:value="1.5270257" calcext:value-type="float">
            <text:p>1,5270257</text:p>
          </table:table-cell>
          <table:table-cell table:formula="of:=[.J29]*10" office:value-type="float" office:value="231.3068542" calcext:value-type="float">
            <text:p>231,306854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:.B29])" office:value-type="float" office:value="99.701" calcext:value-type="float">
            <text:p>99,701</text:p>
          </table:table-cell>
          <table:table-cell table:formula="of:=AVERAGE([.C20:.C29])" office:value-type="float" office:value="0.298999999999999" calcext:value-type="float">
            <text:p>0,299</text:p>
          </table:table-cell>
          <table:table-cell table:formula="of:=AVERAGE([.D20:.D29])" office:value-type="string" office:string-value="" calcext:value-type="error">
            <text:p>#DIV/0!</text:p>
          </table:table-cell>
          <table:table-cell table:formula="of:=AVERAGE([.E20:.E29])" office:value-type="float" office:value="12559.25" calcext:value-type="float">
            <text:p>12559,25</text:p>
          </table:table-cell>
          <table:table-cell table:formula="of:=AVERAGE([.F20:.F29])" office:value-type="float" office:value="37.75" calcext:value-type="float">
            <text:p>37,75</text:p>
          </table:table-cell>
          <table:table-cell table:formula="of:=AVERAGE([.G20:.G29])" office:value-type="float" office:value="99.681" calcext:value-type="float">
            <text:p>99,681</text:p>
          </table:table-cell>
          <table:table-cell table:formula="of:=AVERAGE([.H20:.H29])" office:value-type="float" office:value="99.716" calcext:value-type="float">
            <text:p>99,716</text:p>
          </table:table-cell>
          <table:table-cell table:formula="of:=AVERAGE([.I20:.I29])" office:value-type="float" office:value="0.03066561703" calcext:value-type="float">
            <text:p>0,030665617</text:p>
          </table:table-cell>
          <table:table-cell table:formula="of:=AVERAGE([.J20:.J29])" office:value-type="float" office:value="24.48551660992" calcext:value-type="float">
            <text:p>24,4855166099</text:p>
          </table:table-cell>
          <table:table-cell table:formula="of:=SUM([.I20:.I29])" office:value-type="float" office:value="0.3066561703" calcext:value-type="float">
            <text:p>0,3066561703</text:p>
          </table:table-cell>
          <table:table-cell table:formula="of:=SUM([.J20:.J29])" office:value-type="float" office:value="244.8551660992" calcext:value-type="float">
            <text:p>244,8551660992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:.B29])" office:value-type="float" office:value="0.00538516480713251" calcext:value-type="float">
            <text:p>0,0053851648</text:p>
          </table:table-cell>
          <table:table-cell table:formula="of:=COM.MICROSOFT.STDEV.P([.C20:.C29])" office:value-type="float" office:value="0.00538516480713251" calcext:value-type="float">
            <text:p>0,0053851648</text:p>
          </table:table-cell>
          <table:table-cell table:formula="of:=COM.MICROSOFT.STDEV.P([.D20:.D29])" office:value-type="string" office:string-value="" calcext:value-type="error">
            <text:p>#DIV/0!</text:p>
          </table:table-cell>
          <table:table-cell table:formula="of:=COM.MICROSOFT.STDEV.P([.E20:.E29])" office:value-type="float" office:value="0.690289794216716" calcext:value-type="float">
            <text:p>0,6902897942</text:p>
          </table:table-cell>
          <table:table-cell table:formula="of:=COM.MICROSOFT.STDEV.P([.F20:.F29])" office:value-type="float" office:value="0.690289794216892" calcext:value-type="float">
            <text:p>0,6902897942</text:p>
          </table:table-cell>
          <table:table-cell table:formula="of:=COM.MICROSOFT.STDEV.P([.G20:.G29])" office:value-type="float" office:value="0.0104403065089096" calcext:value-type="float">
            <text:p>0,0104403065</text:p>
          </table:table-cell>
          <table:table-cell table:formula="of:=COM.MICROSOFT.STDEV.P([.H20:.H29])" office:value-type="float" office:value="0.0111355287256586" calcext:value-type="float">
            <text:p>0,0111355287</text:p>
          </table:table-cell>
          <table:table-cell table:formula="of:=COM.MICROSOFT.STDEV.P([.I20:.I29])" office:value-type="float" office:value="0.0407258967836171" calcext:value-type="float">
            <text:p>0,0407258968</text:p>
          </table:table-cell>
          <table:table-cell table:formula="of:=COM.MICROSOFT.STDEV.P([.J20:.J29])" office:value-type="float" office:value="1.61822685405625" calcext:value-type="float">
            <text:p>1,6182268541</text:p>
          </table:table-cell>
          <table:table-cell table:formula="of:=COM.MICROSOFT.STDEV.P([.K20:.K29])" office:value-type="float" office:value="0.407258967836171" calcext:value-type="float">
            <text:p>0,4072589678</text:p>
          </table:table-cell>
          <table:table-cell table:formula="of:=COM.MICROSOFT.STDEV.P([.L20:.L29])" office:value-type="float" office:value="16.1822685405625" calcext:value-type="float">
            <text:p>16,18226854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3 HIBRIDO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37]" office:value-type="float" office:value="0.299999999999997" calcext:value-type="float">
            <text:p>0,3</text:p>
          </table:table-cell>
          <table:table-cell office:value-type="float" office:value="8290" calcext:value-type="float">
            <text:p>8290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250.0977195978" calcext:value-type="float">
            <text:p>250,0977195978</text:p>
          </table:table-cell>
          <table:table-cell office:value-type="float" office:value="17.2079280376" calcext:value-type="float">
            <text:p>17,2079280376</text:p>
          </table:table-cell>
          <table:table-cell table:formula="of:=[.I37]*10" office:value-type="float" office:value="2500.977195978" calcext:value-type="float">
            <text:p>2500,977195978</text:p>
          </table:table-cell>
          <table:table-cell table:formula="of:=[.J37]*10" office:value-type="float" office:value="172.079280376" calcext:value-type="float">
            <text:p>172,079280376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38]" office:value-type="float" office:value="0.299999999999997" calcext:value-type="float">
            <text:p>0,3</text:p>
          </table:table-cell>
          <table:table-cell office:value-type="float" office:value="8329.9" calcext:value-type="float">
            <text:p>8329,9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318.8284204" calcext:value-type="float">
            <text:p>318,8284204</text:p>
          </table:table-cell>
          <table:table-cell office:value-type="float" office:value="17.38233645" calcext:value-type="float">
            <text:p>17,38233645</text:p>
          </table:table-cell>
          <table:table-cell table:formula="of:=[.I38]*10" office:value-type="float" office:value="3188.284204" calcext:value-type="float">
            <text:p>3188,284204</text:p>
          </table:table-cell>
          <table:table-cell table:formula="of:=[.J38]*10" office:value-type="float" office:value="173.8233645" calcext:value-type="float">
            <text:p>173,823364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39]" office:value-type="float" office:value="0.299999999999997" calcext:value-type="float">
            <text:p>0,3</text:p>
          </table:table-cell>
          <table:table-cell office:value-type="float" office:value="8750.7" calcext:value-type="float">
            <text:p>8750,7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08.8178066" calcext:value-type="float">
            <text:p>208,8178066</text:p>
          </table:table-cell>
          <table:table-cell office:value-type="float" office:value="14.16673536" calcext:value-type="float">
            <text:p>14,16673536</text:p>
          </table:table-cell>
          <table:table-cell table:formula="of:=[.I39]*10" office:value-type="float" office:value="2088.178066" calcext:value-type="float">
            <text:p>2088,178066</text:p>
          </table:table-cell>
          <table:table-cell table:formula="of:=[.J39]*10" office:value-type="float" office:value="141.6673536" calcext:value-type="float">
            <text:p>141,667353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40]" office:value-type="float" office:value="0.299999999999997" calcext:value-type="float">
            <text:p>0,3</text:p>
          </table:table-cell>
          <table:table-cell office:value-type="float" office:value="8227.7" calcext:value-type="float">
            <text:p>8227,7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42.1180047" calcext:value-type="float">
            <text:p>242,1180047</text:p>
          </table:table-cell>
          <table:table-cell office:value-type="float" office:value="17.18618002" calcext:value-type="float">
            <text:p>17,18618002</text:p>
          </table:table-cell>
          <table:table-cell table:formula="of:=[.I40]*10" office:value-type="float" office:value="2421.180047" calcext:value-type="float">
            <text:p>2421,180047</text:p>
          </table:table-cell>
          <table:table-cell table:formula="of:=[.J40]*10" office:value-type="float" office:value="171.8618002" calcext:value-type="float">
            <text:p>171,861800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41]" office:value-type="float" office:value="0.299999999999997" calcext:value-type="float">
            <text:p>0,3</text:p>
          </table:table-cell>
          <table:table-cell office:value-type="float" office:value="8329.2" calcext:value-type="float">
            <text:p>8329,2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14.1797919" calcext:value-type="float">
            <text:p>214,1797919</text:p>
          </table:table-cell>
          <table:table-cell office:value-type="float" office:value="17.40114369" calcext:value-type="float">
            <text:p>17,40114369</text:p>
          </table:table-cell>
          <table:table-cell table:formula="of:=[.I41]*10" office:value-type="float" office:value="2141.797919" calcext:value-type="float">
            <text:p>2141,797919</text:p>
          </table:table-cell>
          <table:table-cell table:formula="of:=[.J41]*10" office:value-type="float" office:value="174.0114369" calcext:value-type="float">
            <text:p>174,011436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42]" office:value-type="float" office:value="0.299999999999997" calcext:value-type="float">
            <text:p>0,3</text:p>
          </table:table-cell>
          <table:table-cell office:value-type="float" office:value="8287.3" calcext:value-type="float">
            <text:p>8287,3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32.1706632" calcext:value-type="float">
            <text:p>232,1706632</text:p>
          </table:table-cell>
          <table:table-cell office:value-type="float" office:value="17.28705513" calcext:value-type="float">
            <text:p>17,28705513</text:p>
          </table:table-cell>
          <table:table-cell table:formula="of:=[.I42]*10" office:value-type="float" office:value="2321.706632" calcext:value-type="float">
            <text:p>2321,706632</text:p>
          </table:table-cell>
          <table:table-cell table:formula="of:=[.J42]*10" office:value-type="float" office:value="172.8705513" calcext:value-type="float">
            <text:p>172,8705513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43]" office:value-type="float" office:value="0.299999999999997" calcext:value-type="float">
            <text:p>0,3</text:p>
          </table:table-cell>
          <table:table-cell office:value-type="float" office:value="8294.2" calcext:value-type="float">
            <text:p>8294,2</text:p>
          </table:table-cell>
          <table:table-cell office:value-type="float" office:value="12559.7" calcext:value-type="float">
            <text:p>12559,7</text:p>
          </table:table-cell>
          <table:table-cell office:value-type="float" office:value="37.3" calcext:value-type="float">
            <text:p>37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36.1316914" calcext:value-type="float">
            <text:p>236,1316914</text:p>
          </table:table-cell>
          <table:table-cell office:value-type="float" office:value="17.3391782" calcext:value-type="float">
            <text:p>17,3391782</text:p>
          </table:table-cell>
          <table:table-cell table:formula="of:=[.I43]*10" office:value-type="float" office:value="2361.316914" calcext:value-type="float">
            <text:p>2361,316914</text:p>
          </table:table-cell>
          <table:table-cell table:formula="of:=[.J43]*10" office:value-type="float" office:value="173.391782" calcext:value-type="float">
            <text:p>173,39178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44]" office:value-type="float" office:value="0.310000000000002" calcext:value-type="float">
            <text:p>0,31</text:p>
          </table:table-cell>
          <table:table-cell office:value-type="float" office:value="8251" calcext:value-type="float">
            <text:p>8251</text:p>
          </table:table-cell>
          <table:table-cell office:value-type="float" office:value="12558.2" calcext:value-type="float">
            <text:p>12558,2</text:p>
          </table:table-cell>
          <table:table-cell office:value-type="float" office:value="38.8" calcext:value-type="float">
            <text:p>38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249.3020417" calcext:value-type="float">
            <text:p>249,3020417</text:p>
          </table:table-cell>
          <table:table-cell office:value-type="float" office:value="17.21175513" calcext:value-type="float">
            <text:p>17,21175513</text:p>
          </table:table-cell>
          <table:table-cell table:formula="of:=[.I44]*10" office:value-type="float" office:value="2493.020417" calcext:value-type="float">
            <text:p>2493,020417</text:p>
          </table:table-cell>
          <table:table-cell table:formula="of:=[.J44]*10" office:value-type="float" office:value="172.1175513" calcext:value-type="float">
            <text:p>172,117551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45]" office:value-type="float" office:value="0.290000000000006" calcext:value-type="float">
            <text:p>0,29</text:p>
          </table:table-cell>
          <table:table-cell office:value-type="float" office:value="8735.9" calcext:value-type="float">
            <text:p>8735,9</text:p>
          </table:table-cell>
          <table:table-cell office:value-type="float" office:value="12560.6" calcext:value-type="float">
            <text:p>12560,6</text:p>
          </table:table-cell>
          <table:table-cell office:value-type="float" office:value="36.4" calcext:value-type="float">
            <text:p>36,4</text:p>
          </table:table-cell>
          <table:table-cell table:number-columns-repeated="2" office:value-type="float" office:value="99.71" calcext:value-type="float">
            <text:p>99,71</text:p>
          </table:table-cell>
          <table:table-cell office:value-type="float" office:value="191.3486139" calcext:value-type="float">
            <text:p>191,3486139</text:p>
          </table:table-cell>
          <table:table-cell office:value-type="float" office:value="13.80647981" calcext:value-type="float">
            <text:p>13,80647981</text:p>
          </table:table-cell>
          <table:table-cell table:formula="of:=[.I45]*10" office:value-type="float" office:value="1913.486139" calcext:value-type="float">
            <text:p>1913,486139</text:p>
          </table:table-cell>
          <table:table-cell table:formula="of:=[.J45]*10" office:value-type="float" office:value="138.0647981" calcext:value-type="float">
            <text:p>138,0647981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46]" office:value-type="float" office:value="0.299999999999997" calcext:value-type="float">
            <text:p>0,3</text:p>
          </table:table-cell>
          <table:table-cell office:value-type="float" office:value="8298.8" calcext:value-type="float">
            <text:p>8298,8</text:p>
          </table:table-cell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08.1959967" calcext:value-type="float">
            <text:p>208,1959967</text:p>
          </table:table-cell>
          <table:table-cell office:value-type="float" office:value="17.3371125" calcext:value-type="float">
            <text:p>17,3371125</text:p>
          </table:table-cell>
          <table:table-cell table:formula="of:=[.I46]*10" office:value-type="float" office:value="2081.959967" calcext:value-type="float">
            <text:p>2081,959967</text:p>
          </table:table-cell>
          <table:table-cell table:formula="of:=[.J46]*10" office:value-type="float" office:value="173.371125" calcext:value-type="float">
            <text:p>173,37112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7:.B46])" office:value-type="float" office:value="99.7" calcext:value-type="float">
            <text:p>99,7</text:p>
          </table:table-cell>
          <table:table-cell table:formula="of:=AVERAGE([.C37:.C46])" office:value-type="float" office:value="0.299999999999999" calcext:value-type="float">
            <text:p>0,3</text:p>
          </table:table-cell>
          <table:table-cell table:formula="of:=AVERAGE([.D37:.D46])" office:value-type="float" office:value="8379.47" calcext:value-type="float">
            <text:p>8379,47</text:p>
          </table:table-cell>
          <table:table-cell table:formula="of:=AVERAGE([.E37:.E46])" office:value-type="float" office:value="12559.34" calcext:value-type="float">
            <text:p>12559,34</text:p>
          </table:table-cell>
          <table:table-cell table:formula="of:=AVERAGE([.F37:.F46])" office:value-type="float" office:value="37.66" calcext:value-type="float">
            <text:p>37,66</text:p>
          </table:table-cell>
          <table:table-cell table:formula="of:=AVERAGE([.G37:.G46])" office:value-type="float" office:value="99.692" calcext:value-type="float">
            <text:p>99,692</text:p>
          </table:table-cell>
          <table:table-cell table:formula="of:=AVERAGE([.H37:.H46])" office:value-type="float" office:value="99.705" calcext:value-type="float">
            <text:p>99,705</text:p>
          </table:table-cell>
          <table:table-cell table:formula="of:=AVERAGE([.I37:.I46])" office:value-type="float" office:value="235.11907500978" calcext:value-type="float">
            <text:p>235,1190750098</text:p>
          </table:table-cell>
          <table:table-cell table:formula="of:=AVERAGE([.J37:.J46])" office:value-type="float" office:value="16.63259043276" calcext:value-type="float">
            <text:p>16,6325904328</text:p>
          </table:table-cell>
          <table:table-cell table:formula="of:=SUM([.I37:.I46])" office:value-type="float" office:value="2351.1907500978" calcext:value-type="float">
            <text:p>2351,1907500978</text:p>
          </table:table-cell>
          <table:table-cell table:formula="of:=SUM([.J37:.J46])" office:value-type="float" office:value="166.3259043276" calcext:value-type="float">
            <text:p>166,3259043276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7:.B46])" office:value-type="float" office:value="0.00447213595499869" calcext:value-type="float">
            <text:p>0,004472136</text:p>
          </table:table-cell>
          <table:table-cell table:formula="of:=COM.MICROSOFT.STDEV.P([.C37:.C46])" office:value-type="float" office:value="0.00447213595499869" calcext:value-type="float">
            <text:p>0,004472136</text:p>
          </table:table-cell>
          <table:table-cell table:formula="of:=COM.MICROSOFT.STDEV.P([.D37:.D46])" office:value-type="float" office:value="184.297531453897" calcext:value-type="float">
            <text:p>184,2975314539</text:p>
          </table:table-cell>
          <table:table-cell table:formula="of:=COM.MICROSOFT.STDEV.P([.E37:.E46])" office:value-type="float" office:value="0.567802782663113" calcext:value-type="float">
            <text:p>0,5678027827</text:p>
          </table:table-cell>
          <table:table-cell table:formula="of:=COM.MICROSOFT.STDEV.P([.F37:.F46])" office:value-type="float" office:value="0.567802782663135" calcext:value-type="float">
            <text:p>0,5678027827</text:p>
          </table:table-cell>
          <table:table-cell table:formula="of:=COM.MICROSOFT.STDEV.P([.G37:.G46])" office:value-type="float" office:value="0.00871779788707896" calcext:value-type="float">
            <text:p>0,0087177979</text:p>
          </table:table-cell>
          <table:table-cell table:formula="of:=COM.MICROSOFT.STDEV.P([.H37:.H46])" office:value-type="float" office:value="0.00670820393249645" calcext:value-type="float">
            <text:p>0,0067082039</text:p>
          </table:table-cell>
          <table:table-cell table:formula="of:=COM.MICROSOFT.STDEV.P([.I37:.I46])" office:value-type="float" office:value="33.55948463997" calcext:value-type="float">
            <text:p>33,55948464</text:p>
          </table:table-cell>
          <table:table-cell table:formula="of:=COM.MICROSOFT.STDEV.P([.J37:.J46])" office:value-type="float" office:value="1.3272898660301" calcext:value-type="float">
            <text:p>1,327289866</text:p>
          </table:table-cell>
          <table:table-cell table:formula="of:=COM.MICROSOFT.STDEV.P([.K37:.K46])" office:value-type="float" office:value="335.5948463997" calcext:value-type="float">
            <text:p>335,5948463997</text:p>
          </table:table-cell>
          <table:table-cell table:formula="of:=COM.MICROSOFT.STDEV.P([.L37:.L46])" office:value-type="float" office:value="13.272898660301" calcext:value-type="float">
            <text:p>13,272898660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4 R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8.16" calcext:value-type="float">
            <text:p>98,16</text:p>
          </table:table-cell>
          <table:table-cell table:formula="of:=100-[.B54]" office:value-type="float" office:value="1.84" calcext:value-type="float">
            <text:p>1,84</text:p>
          </table:table-cell>
          <table:table-cell/>
          <table:table-cell office:value-type="float" office:value="12365.5" calcext:value-type="float">
            <text:p>12365,5</text:p>
          </table:table-cell>
          <table:table-cell office:value-type="float" office:value="231.5" calcext:value-type="float">
            <text:p>231,5</text:p>
          </table:table-cell>
          <table:table-cell office:value-type="float" office:value="97.13" calcext:value-type="float">
            <text:p>97,13</text:p>
          </table:table-cell>
          <table:table-cell office:value-type="float" office:value="99.06" calcext:value-type="float">
            <text:p>99,06</text:p>
          </table:table-cell>
          <table:table-cell office:value-type="float" office:value="218.0432883" calcext:value-type="float">
            <text:p>218,0432883</text:p>
          </table:table-cell>
          <table:table-cell office:value-type="float" office:value="0.204878926" calcext:value-type="float">
            <text:p>0,204878926</text:p>
          </table:table-cell>
          <table:table-cell table:formula="of:=[.I54]*10" office:value-type="float" office:value="2180.432883" calcext:value-type="float">
            <text:p>2180,432883</text:p>
          </table:table-cell>
          <table:table-cell table:formula="of:=[.J54]*10" office:value-type="float" office:value="2.04878926" calcext:value-type="float">
            <text:p>2,04878926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78" calcext:value-type="float">
            <text:p>97,78</text:p>
          </table:table-cell>
          <table:table-cell table:formula="of:=100-[.B55]" office:value-type="float" office:value="2.22" calcext:value-type="float">
            <text:p>2,22</text:p>
          </table:table-cell>
          <table:table-cell/>
          <table:table-cell office:value-type="float" office:value="12317.7" calcext:value-type="float">
            <text:p>12317,7</text:p>
          </table:table-cell>
          <table:table-cell office:value-type="float" office:value="279.3" calcext:value-type="float">
            <text:p>279,3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160.6801114" calcext:value-type="float">
            <text:p>160,6801114</text:p>
          </table:table-cell>
          <table:table-cell office:value-type="float" office:value="0.150256872" calcext:value-type="float">
            <text:p>0,150256872</text:p>
          </table:table-cell>
          <table:table-cell table:formula="of:=[.I55]*10" office:value-type="float" office:value="1606.801114" calcext:value-type="float">
            <text:p>1606,801114</text:p>
          </table:table-cell>
          <table:table-cell table:formula="of:=[.J55]*10" office:value-type="float" office:value="1.50256872" calcext:value-type="float">
            <text:p>1,50256872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77" calcext:value-type="float">
            <text:p>96,77</text:p>
          </table:table-cell>
          <table:table-cell table:formula="of:=100-[.B56]" office:value-type="float" office:value="3.23" calcext:value-type="float">
            <text:p>3,23</text:p>
          </table:table-cell>
          <table:table-cell/>
          <table:table-cell office:value-type="float" office:value="12189.7" calcext:value-type="float">
            <text:p>12189,7</text:p>
          </table:table-cell>
          <table:table-cell office:value-type="float" office:value="407.3" calcext:value-type="float">
            <text:p>407,3</text:p>
          </table:table-cell>
          <table:table-cell office:value-type="float" office:value="96.5" calcext:value-type="float">
            <text:p>96,5</text:p>
          </table:table-cell>
          <table:table-cell office:value-type="float" office:value="97" calcext:value-type="float">
            <text:p>97</text:p>
          </table:table-cell>
          <table:table-cell office:value-type="float" office:value="229.3272259" calcext:value-type="float">
            <text:p>229,3272259</text:p>
          </table:table-cell>
          <table:table-cell office:value-type="float" office:value="0.204835796" calcext:value-type="float">
            <text:p>0,204835796</text:p>
          </table:table-cell>
          <table:table-cell table:formula="of:=[.I56]*10" office:value-type="float" office:value="2293.272259" calcext:value-type="float">
            <text:p>2293,272259</text:p>
          </table:table-cell>
          <table:table-cell table:formula="of:=[.J56]*10" office:value-type="float" office:value="2.04835796" calcext:value-type="float">
            <text:p>2,0483579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97" calcext:value-type="float">
            <text:p>96,97</text:p>
          </table:table-cell>
          <table:table-cell table:formula="of:=100-[.B57]" office:value-type="float" office:value="3.03" calcext:value-type="float">
            <text:p>3,03</text:p>
          </table:table-cell>
          <table:table-cell/>
          <table:table-cell office:value-type="float" office:value="12215.4" calcext:value-type="float">
            <text:p>12215,4</text:p>
          </table:table-cell>
          <table:table-cell office:value-type="float" office:value="381.6" calcext:value-type="float">
            <text:p>381,6</text:p>
          </table:table-cell>
          <table:table-cell office:value-type="float" office:value="96.74" calcext:value-type="float">
            <text:p>96,74</text:p>
          </table:table-cell>
          <table:table-cell office:value-type="float" office:value="97.17" calcext:value-type="float">
            <text:p>97,17</text:p>
          </table:table-cell>
          <table:table-cell office:value-type="float" office:value="223.471723" calcext:value-type="float">
            <text:p>223,471723</text:p>
          </table:table-cell>
          <table:table-cell office:value-type="float" office:value="0.203711009" calcext:value-type="float">
            <text:p>0,203711009</text:p>
          </table:table-cell>
          <table:table-cell table:formula="of:=[.I57]*10" office:value-type="float" office:value="2234.71723" calcext:value-type="float">
            <text:p>2234,71723</text:p>
          </table:table-cell>
          <table:table-cell table:formula="of:=[.J57]*10" office:value-type="float" office:value="2.03711009" calcext:value-type="float">
            <text:p>2,0371100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01" calcext:value-type="float">
            <text:p>97,01</text:p>
          </table:table-cell>
          <table:table-cell table:formula="of:=100-[.B58]" office:value-type="float" office:value="2.98999999999999" calcext:value-type="float">
            <text:p>2,99</text:p>
          </table:table-cell>
          <table:table-cell/>
          <table:table-cell office:value-type="float" office:value="12220.4" calcext:value-type="float">
            <text:p>12220,4</text:p>
          </table:table-cell>
          <table:table-cell office:value-type="float" office:value="376.6" calcext:value-type="float">
            <text:p>376,6</text:p>
          </table:table-cell>
          <table:table-cell office:value-type="float" office:value="96.83" calcext:value-type="float">
            <text:p>96,83</text:p>
          </table:table-cell>
          <table:table-cell office:value-type="float" office:value="97.17" calcext:value-type="float">
            <text:p>97,17</text:p>
          </table:table-cell>
          <table:table-cell office:value-type="float" office:value="157.3843903" calcext:value-type="float">
            <text:p>157,3843903</text:p>
          </table:table-cell>
          <table:table-cell office:value-type="float" office:value="0.150420904" calcext:value-type="float">
            <text:p>0,150420904</text:p>
          </table:table-cell>
          <table:table-cell table:formula="of:=[.I58]*10" office:value-type="float" office:value="1573.843903" calcext:value-type="float">
            <text:p>1573,843903</text:p>
          </table:table-cell>
          <table:table-cell table:formula="of:=[.J58]*10" office:value-type="float" office:value="1.50420904" calcext:value-type="float">
            <text:p>1,5042090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65" calcext:value-type="float">
            <text:p>97,65</text:p>
          </table:table-cell>
          <table:table-cell table:formula="of:=100-[.B59]" office:value-type="float" office:value="2.34999999999999" calcext:value-type="float">
            <text:p>2,35</text:p>
          </table:table-cell>
          <table:table-cell/>
          <table:table-cell office:value-type="float" office:value="12300.6" calcext:value-type="float">
            <text:p>12300,6</text:p>
          </table:table-cell>
          <table:table-cell office:value-type="float" office:value="296.4" calcext:value-type="float">
            <text:p>296,4</text:p>
          </table:table-cell>
          <table:table-cell office:value-type="float" office:value="96.4" calcext:value-type="float">
            <text:p>96,4</text:p>
          </table:table-cell>
          <table:table-cell office:value-type="float" office:value="98.73" calcext:value-type="float">
            <text:p>98,73</text:p>
          </table:table-cell>
          <table:table-cell office:value-type="float" office:value="212.8374907" calcext:value-type="float">
            <text:p>212,8374907</text:p>
          </table:table-cell>
          <table:table-cell office:value-type="float" office:value="0.205443621" calcext:value-type="float">
            <text:p>0,205443621</text:p>
          </table:table-cell>
          <table:table-cell table:formula="of:=[.I59]*10" office:value-type="float" office:value="2128.374907" calcext:value-type="float">
            <text:p>2128,374907</text:p>
          </table:table-cell>
          <table:table-cell table:formula="of:=[.J59]*10" office:value-type="float" office:value="2.05443621" calcext:value-type="float">
            <text:p>2,05443621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51" calcext:value-type="float">
            <text:p>97,51</text:p>
          </table:table-cell>
          <table:table-cell table:formula="of:=100-[.B60]" office:value-type="float" office:value="2.48999999999999" calcext:value-type="float">
            <text:p>2,49</text:p>
          </table:table-cell>
          <table:table-cell/>
          <table:table-cell office:value-type="float" office:value="12283.2" calcext:value-type="float">
            <text:p>12283,2</text:p>
          </table:table-cell>
          <table:table-cell office:value-type="float" office:value="313.8" calcext:value-type="float">
            <text:p>313,8</text:p>
          </table:table-cell>
          <table:table-cell office:value-type="float" office:value="96.28" calcext:value-type="float">
            <text:p>96,28</text:p>
          </table:table-cell>
          <table:table-cell office:value-type="float" office:value="98.58" calcext:value-type="float">
            <text:p>98,58</text:p>
          </table:table-cell>
          <table:table-cell office:value-type="float" office:value="168.3941607" calcext:value-type="float">
            <text:p>168,3941607</text:p>
          </table:table-cell>
          <table:table-cell office:value-type="float" office:value="0.151659727" calcext:value-type="float">
            <text:p>0,151659727</text:p>
          </table:table-cell>
          <table:table-cell table:formula="of:=[.I60]*10" office:value-type="float" office:value="1683.941607" calcext:value-type="float">
            <text:p>1683,941607</text:p>
          </table:table-cell>
          <table:table-cell table:formula="of:=[.J60]*10" office:value-type="float" office:value="1.51659727" calcext:value-type="float">
            <text:p>1,5165972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41" calcext:value-type="float">
            <text:p>97,41</text:p>
          </table:table-cell>
          <table:table-cell table:formula="of:=100-[.B61]" office:value-type="float" office:value="2.59" calcext:value-type="float">
            <text:p>2,59</text:p>
          </table:table-cell>
          <table:table-cell/>
          <table:table-cell office:value-type="float" office:value="12271" calcext:value-type="float">
            <text:p>12271</text:p>
          </table:table-cell>
          <table:table-cell office:value-type="float" office:value="326" calcext:value-type="float">
            <text:p>326</text:p>
          </table:table-cell>
          <table:table-cell office:value-type="float" office:value="96.67" calcext:value-type="float">
            <text:p>96,67</text:p>
          </table:table-cell>
          <table:table-cell office:value-type="float" office:value="98.06" calcext:value-type="float">
            <text:p>98,06</text:p>
          </table:table-cell>
          <table:table-cell office:value-type="float" office:value="214.3222744" calcext:value-type="float">
            <text:p>214,3222744</text:p>
          </table:table-cell>
          <table:table-cell office:value-type="float" office:value="0.205898881" calcext:value-type="float">
            <text:p>0,205898881</text:p>
          </table:table-cell>
          <table:table-cell table:formula="of:=[.I61]*10" office:value-type="float" office:value="2143.222744" calcext:value-type="float">
            <text:p>2143,222744</text:p>
          </table:table-cell>
          <table:table-cell table:formula="of:=[.J61]*10" office:value-type="float" office:value="2.05898881" calcext:value-type="float">
            <text:p>2,0589888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8" calcext:value-type="float">
            <text:p>97,98</text:p>
          </table:table-cell>
          <table:table-cell table:formula="of:=100-[.B62]" office:value-type="float" office:value="2.02" calcext:value-type="float">
            <text:p>2,02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float" office:value="254" calcext:value-type="float">
            <text:p>254</text:p>
          </table:table-cell>
          <table:table-cell office:value-type="float" office:value="96.57" calcext:value-type="float">
            <text:p>96,57</text:p>
          </table:table-cell>
          <table:table-cell office:value-type="float" office:value="99.22" calcext:value-type="float">
            <text:p>99,22</text:p>
          </table:table-cell>
          <table:table-cell office:value-type="float" office:value="182.2993611" calcext:value-type="float">
            <text:p>182,2993611</text:p>
          </table:table-cell>
          <table:table-cell office:value-type="float" office:value="0.15078156" calcext:value-type="float">
            <text:p>0,15078156</text:p>
          </table:table-cell>
          <table:table-cell table:formula="of:=[.I62]*10" office:value-type="float" office:value="1822.993611" calcext:value-type="float">
            <text:p>1822,993611</text:p>
          </table:table-cell>
          <table:table-cell table:formula="of:=[.J62]*10" office:value-type="float" office:value="1.5078156" calcext:value-type="float">
            <text:p>1,507815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29" calcext:value-type="float">
            <text:p>97,29</text:p>
          </table:table-cell>
          <table:table-cell table:formula="of:=100-[.B63]" office:value-type="float" office:value="2.70999999999999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office:value-type="float" office:value="342" calcext:value-type="float">
            <text:p>342</text:p>
          </table:table-cell>
          <table:table-cell office:value-type="float" office:value="96.98" calcext:value-type="float">
            <text:p>96,98</text:p>
          </table:table-cell>
          <table:table-cell office:value-type="float" office:value="97.47" calcext:value-type="float">
            <text:p>97,47</text:p>
          </table:table-cell>
          <table:table-cell office:value-type="float" office:value="166.2825423" calcext:value-type="float">
            <text:p>166,2825423</text:p>
          </table:table-cell>
          <table:table-cell office:value-type="float" office:value="0.150691795" calcext:value-type="float">
            <text:p>0,150691795</text:p>
          </table:table-cell>
          <table:table-cell table:formula="of:=[.I63]*10" office:value-type="float" office:value="1662.825423" calcext:value-type="float">
            <text:p>1662,825423</text:p>
          </table:table-cell>
          <table:table-cell table:formula="of:=[.J63]*10" office:value-type="float" office:value="1.50691795" calcext:value-type="float">
            <text:p>1,5069179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4:.B63])" office:value-type="float" office:value="97.453" calcext:value-type="float">
            <text:p>97,453</text:p>
          </table:table-cell>
          <table:table-cell table:formula="of:=AVERAGE([.C54:.C63])" office:value-type="float" office:value="2.547" calcext:value-type="float">
            <text:p>2,547</text:p>
          </table:table-cell>
          <table:table-cell table:formula="of:=AVERAGE([.D54:.D63])" office:value-type="string" office:string-value="" calcext:value-type="error">
            <text:p>#DIV/0!</text:p>
          </table:table-cell>
          <table:table-cell table:formula="of:=AVERAGE([.E54:.E63])" office:value-type="float" office:value="12276.15" calcext:value-type="float">
            <text:p>12276,15</text:p>
          </table:table-cell>
          <table:table-cell table:formula="of:=AVERAGE([.F54:.F63])" office:value-type="float" office:value="320.85" calcext:value-type="float">
            <text:p>320,85</text:p>
          </table:table-cell>
          <table:table-cell table:formula="of:=AVERAGE([.G54:.G63])" office:value-type="float" office:value="96.675" calcext:value-type="float">
            <text:p>96,675</text:p>
          </table:table-cell>
          <table:table-cell table:formula="of:=AVERAGE([.H54:.H63])" office:value-type="float" office:value="98.123" calcext:value-type="float">
            <text:p>98,123</text:p>
          </table:table-cell>
          <table:table-cell table:formula="of:=AVERAGE([.I54:.I63])" office:value-type="float" office:value="193.30425681" calcext:value-type="float">
            <text:p>193,30425681</text:p>
          </table:table-cell>
          <table:table-cell table:formula="of:=AVERAGE([.J54:.J63])" office:value-type="float" office:value="0.1778579091" calcext:value-type="float">
            <text:p>0,1778579091</text:p>
          </table:table-cell>
          <table:table-cell table:formula="of:=SUM([.I54:.I63])" office:value-type="float" office:value="1933.0425681" calcext:value-type="float">
            <text:p>1933,0425681</text:p>
          </table:table-cell>
          <table:table-cell table:formula="of:=SUM([.J54:.J63])" office:value-type="float" office:value="1.778579091" calcext:value-type="float">
            <text:p>1,77857909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54:.B63])" office:value-type="float" office:value="0.430233657446742" calcext:value-type="float">
            <text:p>0,4302336574</text:p>
          </table:table-cell>
          <table:table-cell table:formula="of:=COM.MICROSOFT.STDEV.P([.C54:.C63])" office:value-type="float" office:value="0.430233657446742" calcext:value-type="float">
            <text:p>0,4302336574</text:p>
          </table:table-cell>
          <table:table-cell table:formula="of:=COM.MICROSOFT.STDEV.P([.D54:.D63])" office:value-type="string" office:string-value="" calcext:value-type="error">
            <text:p>#DIV/0!</text:p>
          </table:table-cell>
          <table:table-cell table:formula="of:=COM.MICROSOFT.STDEV.P([.E54:.E63])" office:value-type="float" office:value="54.3804422563848" calcext:value-type="float">
            <text:p>54,3804422564</text:p>
          </table:table-cell>
          <table:table-cell table:formula="of:=COM.MICROSOFT.STDEV.P([.F54:.F63])" office:value-type="float" office:value="54.3804422563848" calcext:value-type="float">
            <text:p>54,3804422564</text:p>
          </table:table-cell>
          <table:table-cell table:formula="of:=COM.MICROSOFT.STDEV.P([.G54:.G63])" office:value-type="float" office:value="0.245407823836159" calcext:value-type="float">
            <text:p>0,2454078238</text:p>
          </table:table-cell>
          <table:table-cell table:formula="of:=COM.MICROSOFT.STDEV.P([.H54:.H63])" office:value-type="float" office:value="0.811493068362262" calcext:value-type="float">
            <text:p>0,8114930684</text:p>
          </table:table-cell>
          <table:table-cell table:formula="of:=COM.MICROSOFT.STDEV.P([.I54:.I63])" office:value-type="float" office:value="27.3302389922747" calcext:value-type="float">
            <text:p>27,3302389923</text:p>
          </table:table-cell>
          <table:table-cell table:formula="of:=COM.MICROSOFT.STDEV.P([.J54:.J63])" office:value-type="float" office:value="0.0271028961469842" calcext:value-type="float">
            <text:p>0,0271028961</text:p>
          </table:table-cell>
          <table:table-cell table:formula="of:=COM.MICROSOFT.STDEV.P([.K54:.K63])" office:value-type="float" office:value="273.302389922747" calcext:value-type="float">
            <text:p>273,3023899227</text:p>
          </table:table-cell>
          <table:table-cell table:formula="of:=COM.MICROSOFT.STDEV.P([.L54:.L63])" office:value-type="float" office:value="0.271028961469842" calcext:value-type="float">
            <text:p>0,271028961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5 K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71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72976" calcext:value-type="float">
            <text:p>0,016572976</text:p>
          </table:table-cell>
          <table:table-cell office:value-type="float" office:value="25.1986929178" calcext:value-type="float">
            <text:p>25,1986929178</text:p>
          </table:table-cell>
          <table:table-cell table:formula="of:=[.I71]*10" office:value-type="float" office:value="0.16572976" calcext:value-type="float">
            <text:p>0,16572976</text:p>
          </table:table-cell>
          <table:table-cell table:formula="of:=[.J71]*10" office:value-type="float" office:value="251.986929178" calcext:value-type="float">
            <text:p>251,98692917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72]" office:value-type="float" office:value="0.299999999999997" calcext:value-type="float">
            <text:p>0,3</text:p>
          </table:table-cell>
          <table:table-cell/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136554" calcext:value-type="float">
            <text:p>0,013136554</text:p>
          </table:table-cell>
          <table:table-cell office:value-type="float" office:value="21.9847611" calcext:value-type="float">
            <text:p>21,9847611</text:p>
          </table:table-cell>
          <table:table-cell table:formula="of:=[.I72]*10" office:value-type="float" office:value="0.13136554" calcext:value-type="float">
            <text:p>0,13136554</text:p>
          </table:table-cell>
          <table:table-cell table:formula="of:=[.J72]*10" office:value-type="float" office:value="219.847611" calcext:value-type="float">
            <text:p>219,84761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73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01196" calcext:value-type="float">
            <text:p>0,013101196</text:p>
          </table:table-cell>
          <table:table-cell office:value-type="float" office:value="21.91438441" calcext:value-type="float">
            <text:p>21,91438441</text:p>
          </table:table-cell>
          <table:table-cell table:formula="of:=[.I73]*10" office:value-type="float" office:value="0.13101196" calcext:value-type="float">
            <text:p>0,13101196</text:p>
          </table:table-cell>
          <table:table-cell table:formula="of:=[.J73]*10" office:value-type="float" office:value="219.1438441" calcext:value-type="float">
            <text:p>219,1438441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74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6" calcext:value-type="float">
            <text:p>99,66</text:p>
          </table:table-cell>
          <table:table-cell office:value-type="float" office:value="99.73" calcext:value-type="float">
            <text:p>99,73</text:p>
          </table:table-cell>
          <table:table-cell office:value-type="float" office:value="0.013116598" calcext:value-type="float">
            <text:p>0,013116598</text:p>
          </table:table-cell>
          <table:table-cell office:value-type="float" office:value="21.9501193" calcext:value-type="float">
            <text:p>21,9501193</text:p>
          </table:table-cell>
          <table:table-cell table:formula="of:=[.I74]*10" office:value-type="float" office:value="0.13116598" calcext:value-type="float">
            <text:p>0,13116598</text:p>
          </table:table-cell>
          <table:table-cell table:formula="of:=[.J74]*10" office:value-type="float" office:value="219.501193" calcext:value-type="float">
            <text:p>219,50119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7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79381" calcext:value-type="float">
            <text:p>0,013079381</text:p>
          </table:table-cell>
          <table:table-cell office:value-type="float" office:value="22.01616256" calcext:value-type="float">
            <text:p>22,01616256</text:p>
          </table:table-cell>
          <table:table-cell table:formula="of:=[.I75]*10" office:value-type="float" office:value="0.13079381" calcext:value-type="float">
            <text:p>0,13079381</text:p>
          </table:table-cell>
          <table:table-cell table:formula="of:=[.J75]*10" office:value-type="float" office:value="220.1616256" calcext:value-type="float">
            <text:p>220,1616256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1" calcext:value-type="float">
            <text:p>99,71</text:p>
          </table:table-cell>
          <table:table-cell table:formula="of:=100-[.B76]" office:value-type="float" office:value="0.290000000000006" calcext:value-type="float">
            <text:p>0,29</text:p>
          </table:table-cell>
          <table:table-cell/>
          <table:table-cell office:value-type="float" office:value="12560.1" calcext:value-type="float">
            <text:p>12560,1</text:p>
          </table:table-cell>
          <table:table-cell office:value-type="float" office:value="36.9" calcext:value-type="float">
            <text:p>36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467002" calcext:value-type="float">
            <text:p>0,013467002</text:p>
          </table:table-cell>
          <table:table-cell office:value-type="float" office:value="22.03128004" calcext:value-type="float">
            <text:p>22,03128004</text:p>
          </table:table-cell>
          <table:table-cell table:formula="of:=[.I76]*10" office:value-type="float" office:value="0.13467002" calcext:value-type="float">
            <text:p>0,13467002</text:p>
          </table:table-cell>
          <table:table-cell table:formula="of:=[.J76]*10" office:value-type="float" office:value="220.3128004" calcext:value-type="float">
            <text:p>220,312800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77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26802" calcext:value-type="float">
            <text:p>0,013126802</text:p>
          </table:table-cell>
          <table:table-cell office:value-type="float" office:value="21.7417624" calcext:value-type="float">
            <text:p>21,7417624</text:p>
          </table:table-cell>
          <table:table-cell table:formula="of:=[.I77]*10" office:value-type="float" office:value="0.13126802" calcext:value-type="float">
            <text:p>0,13126802</text:p>
          </table:table-cell>
          <table:table-cell table:formula="of:=[.J77]*10" office:value-type="float" office:value="217.417624" calcext:value-type="float">
            <text:p>217,41762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78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0211" calcext:value-type="float">
            <text:p>0,01300211</text:p>
          </table:table-cell>
          <table:table-cell office:value-type="float" office:value="21.74086773" calcext:value-type="float">
            <text:p>21,74086773</text:p>
          </table:table-cell>
          <table:table-cell table:formula="of:=[.I78]*10" office:value-type="float" office:value="0.1300211" calcext:value-type="float">
            <text:p>0,1300211</text:p>
          </table:table-cell>
          <table:table-cell table:formula="of:=[.J78]*10" office:value-type="float" office:value="217.4086773" calcext:value-type="float">
            <text:p>217,408677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79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61341" calcext:value-type="float">
            <text:p>0,016561341</text:p>
          </table:table-cell>
          <table:table-cell office:value-type="float" office:value="25.35749848" calcext:value-type="float">
            <text:p>25,35749848</text:p>
          </table:table-cell>
          <table:table-cell table:formula="of:=[.I79]*10" office:value-type="float" office:value="0.16561341" calcext:value-type="float">
            <text:p>0,16561341</text:p>
          </table:table-cell>
          <table:table-cell table:formula="of:=[.J79]*10" office:value-type="float" office:value="253.5749848" calcext:value-type="float">
            <text:p>253,5749848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80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3326311" calcext:value-type="float">
            <text:p>0,013326311</text:p>
          </table:table-cell>
          <table:table-cell office:value-type="float" office:value="22.02029541" calcext:value-type="float">
            <text:p>22,02029541</text:p>
          </table:table-cell>
          <table:table-cell table:formula="of:=[.I80]*10" office:value-type="float" office:value="0.13326311" calcext:value-type="float">
            <text:p>0,13326311</text:p>
          </table:table-cell>
          <table:table-cell table:formula="of:=[.J80]*10" office:value-type="float" office:value="220.2029541" calcext:value-type="float">
            <text:p>220,202954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71:.B80])" office:value-type="float" office:value="99.699" calcext:value-type="float">
            <text:p>99,699</text:p>
          </table:table-cell>
          <table:table-cell table:formula="of:=AVERAGE([.C71:.C80])" office:value-type="float" office:value="0.301" calcext:value-type="float">
            <text:p>0,301</text:p>
          </table:table-cell>
          <table:table-cell table:formula="of:=AVERAGE([.D71:.D80])" office:value-type="string" office:string-value="" calcext:value-type="error">
            <text:p>#DIV/0!</text:p>
          </table:table-cell>
          <table:table-cell table:formula="of:=AVERAGE([.E71:.E80])" office:value-type="float" office:value="12559" calcext:value-type="float">
            <text:p>12559</text:p>
          </table:table-cell>
          <table:table-cell table:formula="of:=AVERAGE([.F71:.F80])" office:value-type="float" office:value="38" calcext:value-type="float">
            <text:p>38</text:p>
          </table:table-cell>
          <table:table-cell table:formula="of:=AVERAGE([.G71:.G80])" office:value-type="float" office:value="99.68" calcext:value-type="float">
            <text:p>99,68</text:p>
          </table:table-cell>
          <table:table-cell table:formula="of:=AVERAGE([.H71:.H80])" office:value-type="float" office:value="99.714" calcext:value-type="float">
            <text:p>99,714</text:p>
          </table:table-cell>
          <table:table-cell table:formula="of:=AVERAGE([.I71:.I80])" office:value-type="float" office:value="0.0138490271" calcext:value-type="float">
            <text:p>0,0138490271</text:p>
          </table:table-cell>
          <table:table-cell table:formula="of:=AVERAGE([.J71:.J80])" office:value-type="float" office:value="22.59558243478" calcext:value-type="float">
            <text:p>22,5955824348</text:p>
          </table:table-cell>
          <table:table-cell table:formula="of:=SUM([.I71:.I80])" office:value-type="float" office:value="0.138490271" calcext:value-type="float">
            <text:p>0,138490271</text:p>
          </table:table-cell>
          <table:table-cell table:formula="of:=SUM([.J71:.J80])" office:value-type="float" office:value="225.9558243478" calcext:value-type="float">
            <text:p>225,9558243478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71:.B80])" office:value-type="float" office:value="0.00699999999999911" calcext:value-type="float">
            <text:p>0,007</text:p>
          </table:table-cell>
          <table:table-cell table:formula="of:=COM.MICROSOFT.STDEV.P([.C71:.C80])" office:value-type="float" office:value="0.00699999999999911" calcext:value-type="float">
            <text:p>0,007</text:p>
          </table:table-cell>
          <table:table-cell table:formula="of:=COM.MICROSOFT.STDEV.P([.D71:.D80])" office:value-type="string" office:string-value="" calcext:value-type="error">
            <text:p>#DIV/0!</text:p>
          </table:table-cell>
          <table:table-cell table:formula="of:=COM.MICROSOFT.STDEV.P([.E71:.E80])" office:value-type="float" office:value="0.762889244910674" calcext:value-type="float">
            <text:p>0,7628892449</text:p>
          </table:table-cell>
          <table:table-cell table:formula="of:=COM.MICROSOFT.STDEV.P([.F71:.F80])" office:value-type="float" office:value="0.762889244910427" calcext:value-type="float">
            <text:p>0,7628892449</text:p>
          </table:table-cell>
          <table:table-cell table:formula="of:=COM.MICROSOFT.STDEV.P([.G71:.G80])" office:value-type="float" office:value="0.0109544511501037" calcext:value-type="float">
            <text:p>0,0109544512</text:p>
          </table:table-cell>
          <table:table-cell table:formula="of:=COM.MICROSOFT.STDEV.P([.H71:.H80])" office:value-type="float" office:value="0.00800000000000161" calcext:value-type="float">
            <text:p>0,008</text:p>
          </table:table-cell>
          <table:table-cell table:formula="of:=COM.MICROSOFT.STDEV.P([.I71:.I80])" office:value-type="float" office:value="0.00136492761887358" calcext:value-type="float">
            <text:p>0,0013649276</text:p>
          </table:table-cell>
          <table:table-cell table:formula="of:=COM.MICROSOFT.STDEV.P([.J71:.J80])" office:value-type="float" office:value="1.34546594759149" calcext:value-type="float">
            <text:p>1,3454659476</text:p>
          </table:table-cell>
          <table:table-cell table:formula="of:=COM.MICROSOFT.STDEV.P([.K71:.K80])" office:value-type="float" office:value="0.0136492761887358" calcext:value-type="float">
            <text:p>0,0136492762</text:p>
          </table:table-cell>
          <table:table-cell table:formula="of:=COM.MICROSOFT.STDEV.P([.L71:.L80])" office:value-type="float" office:value="13.4546594759149" calcext:value-type="float">
            <text:p>13,454659475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6 HIBRIDO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88]" office:value-type="float" office:value="0.299999999999997" calcext:value-type="float">
            <text:p>0,3</text:p>
          </table:table-cell>
          <table:table-cell office:value-type="float" office:value="8785.2" calcext:value-type="float">
            <text:p>8785,2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160.0347544669" calcext:value-type="float">
            <text:p>160,0347544669</text:p>
          </table:table-cell>
          <table:table-cell office:value-type="float" office:value="14.5030500651" calcext:value-type="float">
            <text:p>14,5030500651</text:p>
          </table:table-cell>
          <table:table-cell table:formula="of:=[.I88]*10" office:value-type="float" office:value="1600.347544669" calcext:value-type="float">
            <text:p>1600,347544669</text:p>
          </table:table-cell>
          <table:table-cell table:formula="of:=[.J88]*10" office:value-type="float" office:value="145.030500651" calcext:value-type="float">
            <text:p>145,030500651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89]" office:value-type="float" office:value="0.299999999999997" calcext:value-type="float">
            <text:p>0,3</text:p>
          </table:table-cell>
          <table:table-cell office:value-type="float" office:value="8250.2" calcext:value-type="float">
            <text:p>8250,2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80.7218551" calcext:value-type="float">
            <text:p>180,7218551</text:p>
          </table:table-cell>
          <table:table-cell office:value-type="float" office:value="16.55781579" calcext:value-type="float">
            <text:p>16,55781579</text:p>
          </table:table-cell>
          <table:table-cell table:formula="of:=[.I89]*10" office:value-type="float" office:value="1807.218551" calcext:value-type="float">
            <text:p>1807,218551</text:p>
          </table:table-cell>
          <table:table-cell table:formula="of:=[.J89]*10" office:value-type="float" office:value="165.5781579" calcext:value-type="float">
            <text:p>165,578157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90]" office:value-type="float" office:value="0.299999999999997" calcext:value-type="float">
            <text:p>0,3</text:p>
          </table:table-cell>
          <table:table-cell office:value-type="float" office:value="8744.8" calcext:value-type="float">
            <text:p>8744,8</text:p>
          </table:table-cell>
          <table:table-cell office:value-type="float" office:value="12559.8" calcext:value-type="float">
            <text:p>12559,8</text:p>
          </table:table-cell>
          <table:table-cell office:value-type="float" office:value="37.2" calcext:value-type="float">
            <text:p>37,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163.1946206" calcext:value-type="float">
            <text:p>163,1946206</text:p>
          </table:table-cell>
          <table:table-cell office:value-type="float" office:value="14.08767819" calcext:value-type="float">
            <text:p>14,08767819</text:p>
          </table:table-cell>
          <table:table-cell table:formula="of:=[.I90]*10" office:value-type="float" office:value="1631.946206" calcext:value-type="float">
            <text:p>1631,946206</text:p>
          </table:table-cell>
          <table:table-cell table:formula="of:=[.J90]*10" office:value-type="float" office:value="140.8767819" calcext:value-type="float">
            <text:p>140,876781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91]" office:value-type="float" office:value="0.310000000000002" calcext:value-type="float">
            <text:p>0,31</text:p>
          </table:table-cell>
          <table:table-cell office:value-type="float" office:value="8277.6" calcext:value-type="float">
            <text:p>8277,6</text:p>
          </table:table-cell>
          <table:table-cell office:value-type="float" office:value="12558.4" calcext:value-type="float">
            <text:p>12558,4</text:p>
          </table:table-cell>
          <table:table-cell office:value-type="float" office:value="38.6" calcext:value-type="float">
            <text:p>38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162.22837" calcext:value-type="float">
            <text:p>162,22837</text:p>
          </table:table-cell>
          <table:table-cell office:value-type="float" office:value="14.27809873" calcext:value-type="float">
            <text:p>14,27809873</text:p>
          </table:table-cell>
          <table:table-cell table:formula="of:=[.I91]*10" office:value-type="float" office:value="1622.2837" calcext:value-type="float">
            <text:p>1622,2837</text:p>
          </table:table-cell>
          <table:table-cell table:formula="of:=[.J91]*10" office:value-type="float" office:value="142.7809873" calcext:value-type="float">
            <text:p>142,780987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69" calcext:value-type="float">
            <text:p>99,69</text:p>
          </table:table-cell>
          <table:table-cell table:formula="of:=100-[.B92]" office:value-type="float" office:value="0.310000000000002" calcext:value-type="float">
            <text:p>0,31</text:p>
          </table:table-cell>
          <table:table-cell office:value-type="float" office:value="8751.2" calcext:value-type="float">
            <text:p>8751,2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63.3403363" calcext:value-type="float">
            <text:p>263,3403363</text:p>
          </table:table-cell>
          <table:table-cell office:value-type="float" office:value="17.60419717" calcext:value-type="float">
            <text:p>17,60419717</text:p>
          </table:table-cell>
          <table:table-cell table:formula="of:=[.I92]*10" office:value-type="float" office:value="2633.403363" calcext:value-type="float">
            <text:p>2633,403363</text:p>
          </table:table-cell>
          <table:table-cell table:formula="of:=[.J92]*10" office:value-type="float" office:value="176.0419717" calcext:value-type="float">
            <text:p>176,041971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table:style-name="ce4" office:value-type="float" office:value="99.7" calcext:value-type="float">
            <text:p>99,7</text:p>
          </table:table-cell>
          <table:table-cell table:style-name="ce4" table:formula="of:=100-[.B93]" office:value-type="float" office:value="0.299999999999997" calcext:value-type="float">
            <text:p>0,3</text:p>
          </table:table-cell>
          <table:table-cell office:value-type="float" office:value="8260.3" calcext:value-type="float">
            <text:p>8260,3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7" calcext:value-type="float">
            <text:p>99,7</text:p>
          </table:table-cell>
          <table:table-cell office:value-type="float" office:value="99.71" calcext:value-type="float">
            <text:p>99,71</text:p>
          </table:table-cell>
          <table:table-cell office:value-type="float" office:value="220.5096146" calcext:value-type="float">
            <text:p>220,5096146</text:p>
          </table:table-cell>
          <table:table-cell office:value-type="float" office:value="16.5592885" calcext:value-type="float">
            <text:p>16,5592885</text:p>
          </table:table-cell>
          <table:table-cell table:formula="of:=[.I93]*10" office:value-type="float" office:value="2205.096146" calcext:value-type="float">
            <text:p>2205,096146</text:p>
          </table:table-cell>
          <table:table-cell table:formula="of:=[.J93]*10" office:value-type="float" office:value="165.592885" calcext:value-type="float">
            <text:p>165,59288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94]" office:value-type="float" office:value="0.299999999999997" calcext:value-type="float">
            <text:p>0,3</text:p>
          </table:table-cell>
          <table:table-cell office:value-type="float" office:value="8220.3" calcext:value-type="float">
            <text:p>8220,3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272.6281649" calcext:value-type="float">
            <text:p>272,6281649</text:p>
          </table:table-cell>
          <table:table-cell office:value-type="float" office:value="16.55393162" calcext:value-type="float">
            <text:p>16,55393162</text:p>
          </table:table-cell>
          <table:table-cell table:formula="of:=[.I94]*10" office:value-type="float" office:value="2726.281649" calcext:value-type="float">
            <text:p>2726,281649</text:p>
          </table:table-cell>
          <table:table-cell table:formula="of:=[.J94]*10" office:value-type="float" office:value="165.5393162" calcext:value-type="float">
            <text:p>165,539316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95]" office:value-type="float" office:value="0.310000000000002" calcext:value-type="float">
            <text:p>0,31</text:p>
          </table:table-cell>
          <table:table-cell office:value-type="float" office:value="8330" calcext:value-type="float">
            <text:p>8330</text:p>
          </table:table-cell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176.6926893" calcext:value-type="float">
            <text:p>176,6926893</text:p>
          </table:table-cell>
          <table:table-cell office:value-type="float" office:value="14.40107431" calcext:value-type="float">
            <text:p>14,40107431</text:p>
          </table:table-cell>
          <table:table-cell table:formula="of:=[.I95]*10" office:value-type="float" office:value="1766.926893" calcext:value-type="float">
            <text:p>1766,926893</text:p>
          </table:table-cell>
          <table:table-cell table:formula="of:=[.J95]*10" office:value-type="float" office:value="144.0107431" calcext:value-type="float">
            <text:p>144,010743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96]" office:value-type="float" office:value="0.310000000000002" calcext:value-type="float">
            <text:p>0,31</text:p>
          </table:table-cell>
          <table:table-cell office:value-type="float" office:value="8337.1" calcext:value-type="float">
            <text:p>8337,1</text:p>
          </table:table-cell>
          <table:table-cell office:value-type="float" office:value="12557.2" calcext:value-type="float">
            <text:p>12557,2</text:p>
          </table:table-cell>
          <table:table-cell office:value-type="float" office:value="39.8" calcext:value-type="float">
            <text:p>39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208.7167563" calcext:value-type="float">
            <text:p>208,7167563</text:p>
          </table:table-cell>
          <table:table-cell office:value-type="float" office:value="16.74344053" calcext:value-type="float">
            <text:p>16,74344053</text:p>
          </table:table-cell>
          <table:table-cell table:formula="of:=[.I96]*10" office:value-type="float" office:value="2087.167563" calcext:value-type="float">
            <text:p>2087,167563</text:p>
          </table:table-cell>
          <table:table-cell table:formula="of:=[.J96]*10" office:value-type="float" office:value="167.4344053" calcext:value-type="float">
            <text:p>167,4344053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97]" office:value-type="float" office:value="0.299999999999997" calcext:value-type="float">
            <text:p>0,3</text:p>
          </table:table-cell>
          <table:table-cell office:value-type="float" office:value="8287.2" calcext:value-type="float">
            <text:p>8287,2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149.5897667" calcext:value-type="float">
            <text:p>149,5897667</text:p>
          </table:table-cell>
          <table:table-cell office:value-type="float" office:value="14.39497347" calcext:value-type="float">
            <text:p>14,39497347</text:p>
          </table:table-cell>
          <table:table-cell table:formula="of:=[.I97]*10" office:value-type="float" office:value="1495.897667" calcext:value-type="float">
            <text:p>1495,897667</text:p>
          </table:table-cell>
          <table:table-cell table:formula="of:=[.J97]*10" office:value-type="float" office:value="143.9497347" calcext:value-type="float">
            <text:p>143,949734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88:.B97])" office:value-type="float" office:value="99.696" calcext:value-type="float">
            <text:p>99,696</text:p>
          </table:table-cell>
          <table:table-cell table:formula="of:=AVERAGE([.C88:.C97])" office:value-type="float" office:value="0.303999999999999" calcext:value-type="float">
            <text:p>0,304</text:p>
          </table:table-cell>
          <table:table-cell table:formula="of:=AVERAGE([.D88:.D97])" office:value-type="float" office:value="8424.39" calcext:value-type="float">
            <text:p>8424,39</text:p>
          </table:table-cell>
          <table:table-cell table:formula="of:=AVERAGE([.E88:.E97])" office:value-type="float" office:value="12558.69" calcext:value-type="float">
            <text:p>12558,69</text:p>
          </table:table-cell>
          <table:table-cell table:formula="of:=AVERAGE([.F88:.F97])" office:value-type="float" office:value="38.31" calcext:value-type="float">
            <text:p>38,31</text:p>
          </table:table-cell>
          <table:table-cell table:formula="of:=AVERAGE([.G88:.G97])" office:value-type="float" office:value="99.687" calcext:value-type="float">
            <text:p>99,687</text:p>
          </table:table-cell>
          <table:table-cell table:formula="of:=AVERAGE([.H88:.H97])" office:value-type="float" office:value="99.706" calcext:value-type="float">
            <text:p>99,706</text:p>
          </table:table-cell>
          <table:table-cell table:formula="of:=AVERAGE([.I88:.I97])" office:value-type="float" office:value="195.76569282669" calcext:value-type="float">
            <text:p>195,7656928267</text:p>
          </table:table-cell>
          <table:table-cell table:formula="of:=AVERAGE([.J88:.J97])" office:value-type="float" office:value="15.56835483751" calcext:value-type="float">
            <text:p>15,5683548375</text:p>
          </table:table-cell>
          <table:table-cell table:formula="of:=SUM([.I88:.I97])" office:value-type="float" office:value="1957.6569282669" calcext:value-type="float">
            <text:p>1957,6569282669</text:p>
          </table:table-cell>
          <table:table-cell table:formula="of:=SUM([.J88:.J97])" office:value-type="float" office:value="155.6835483751" calcext:value-type="float">
            <text:p>155,683548375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88:.B97])" office:value-type="float" office:value="0.00489897948556886" calcext:value-type="float">
            <text:p>0,0048989795</text:p>
          </table:table-cell>
          <table:table-cell table:formula="of:=COM.MICROSOFT.STDEV.P([.C88:.C97])" office:value-type="float" office:value="0.00489897948556887" calcext:value-type="float">
            <text:p>0,0048989795</text:p>
          </table:table-cell>
          <table:table-cell table:formula="of:=COM.MICROSOFT.STDEV.P([.D88:.D97])" office:value-type="float" office:value="222.591336084763" calcext:value-type="float">
            <text:p>222,5913360848</text:p>
          </table:table-cell>
          <table:table-cell table:formula="of:=COM.MICROSOFT.STDEV.P([.E88:.E97])" office:value-type="float" office:value="0.76085478246493" calcext:value-type="float">
            <text:p>0,7608547825</text:p>
          </table:table-cell>
          <table:table-cell table:formula="of:=COM.MICROSOFT.STDEV.P([.F88:.F97])" office:value-type="float" office:value="0.76085478246509" calcext:value-type="float">
            <text:p>0,7608547825</text:p>
          </table:table-cell>
          <table:table-cell table:formula="of:=COM.MICROSOFT.STDEV.P([.G88:.G97])" office:value-type="float" office:value="0.0109999999999994" calcext:value-type="float">
            <text:p>0,011</text:p>
          </table:table-cell>
          <table:table-cell table:formula="of:=COM.MICROSOFT.STDEV.P([.H88:.H97])" office:value-type="float" office:value="0.00916515138991017" calcext:value-type="float">
            <text:p>0,0091651514</text:p>
          </table:table-cell>
          <table:table-cell table:formula="of:=COM.MICROSOFT.STDEV.P([.I88:.I97])" office:value-type="float" office:value="41.7597930535597" calcext:value-type="float">
            <text:p>41,7597930536</text:p>
          </table:table-cell>
          <table:table-cell table:formula="of:=COM.MICROSOFT.STDEV.P([.J88:.J97])" office:value-type="float" office:value="1.27236907226976" calcext:value-type="float">
            <text:p>1,2723690723</text:p>
          </table:table-cell>
          <table:table-cell table:formula="of:=COM.MICROSOFT.STDEV.P([.K88:.K97])" office:value-type="float" office:value="417.597930535597" calcext:value-type="float">
            <text:p>417,5979305356</text:p>
          </table:table-cell>
          <table:table-cell table:formula="of:=COM.MICROSOFT.STDEV.P([.L88:.L97])" office:value-type="float" office:value="12.7236907226976" calcext:value-type="float">
            <text:p>12,723690722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7 R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79" calcext:value-type="float">
            <text:p>97,79</text:p>
          </table:table-cell>
          <table:table-cell table:formula="of:=100-[.B105]" office:value-type="float" office:value="2.20999999999999" calcext:value-type="float">
            <text:p>2,21</text:p>
          </table:table-cell>
          <table:table-cell/>
          <table:table-cell office:value-type="float" office:value="12319" calcext:value-type="float">
            <text:p>12319</text:p>
          </table:table-cell>
          <table:table-cell office:value-type="float" office:value="278" calcext:value-type="float">
            <text:p>278</text:p>
          </table:table-cell>
          <table:table-cell office:value-type="float" office:value="96.55" calcext:value-type="float">
            <text:p>96,55</text:p>
          </table:table-cell>
          <table:table-cell office:value-type="float" office:value="98.87" calcext:value-type="float">
            <text:p>98,87</text:p>
          </table:table-cell>
          <table:table-cell office:value-type="float" office:value="151.7701718" calcext:value-type="float">
            <text:p>151,7701718</text:p>
          </table:table-cell>
          <table:table-cell office:value-type="float" office:value="0.147431016" calcext:value-type="float">
            <text:p>0,147431016</text:p>
          </table:table-cell>
          <table:table-cell table:formula="of:=[.I105]*10" office:value-type="float" office:value="1517.701718" calcext:value-type="float">
            <text:p>1517,701718</text:p>
          </table:table-cell>
          <table:table-cell table:formula="of:=[.J105]*10" office:value-type="float" office:value="1.47431016" calcext:value-type="float">
            <text:p>1,47431016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3.27" calcext:value-type="float">
            <text:p>93,27</text:p>
          </table:table-cell>
          <table:table-cell table:formula="of:=100-[.B106]" office:value-type="float" office:value="6.73" calcext:value-type="float">
            <text:p>6,73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848" calcext:value-type="float">
            <text:p>848</text:p>
          </table:table-cell>
          <table:table-cell office:value-type="float" office:value="86.99" calcext:value-type="float">
            <text:p>86,99</text:p>
          </table:table-cell>
          <table:table-cell office:value-type="float" office:value="98.74" calcext:value-type="float">
            <text:p>98,74</text:p>
          </table:table-cell>
          <table:table-cell office:value-type="float" office:value="197.9992579" calcext:value-type="float">
            <text:p>197,9992579</text:p>
          </table:table-cell>
          <table:table-cell office:value-type="float" office:value="0.199168015" calcext:value-type="float">
            <text:p>0,199168015</text:p>
          </table:table-cell>
          <table:table-cell table:formula="of:=[.I106]*10" office:value-type="float" office:value="1979.992579" calcext:value-type="float">
            <text:p>1979,992579</text:p>
          </table:table-cell>
          <table:table-cell table:formula="of:=[.J106]*10" office:value-type="float" office:value="1.99168015" calcext:value-type="float">
            <text:p>1,9916801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09" calcext:value-type="float">
            <text:p>97,09</text:p>
          </table:table-cell>
          <table:table-cell table:formula="of:=100-[.B107]" office:value-type="float" office:value="2.91" calcext:value-type="float">
            <text:p>2,91</text:p>
          </table:table-cell>
          <table:table-cell/>
          <table:table-cell office:value-type="float" office:value="12230.7" calcext:value-type="float">
            <text:p>12230,7</text:p>
          </table:table-cell>
          <table:table-cell office:value-type="float" office:value="366.3" calcext:value-type="float">
            <text:p>366,3</text:p>
          </table:table-cell>
          <table:table-cell office:value-type="float" office:value="96.66" calcext:value-type="float">
            <text:p>96,66</text:p>
          </table:table-cell>
          <table:table-cell office:value-type="float" office:value="97.47" calcext:value-type="float">
            <text:p>97,47</text:p>
          </table:table-cell>
          <table:table-cell office:value-type="float" office:value="250.3085682" calcext:value-type="float">
            <text:p>250,3085682</text:p>
          </table:table-cell>
          <table:table-cell office:value-type="float" office:value="0.198815584" calcext:value-type="float">
            <text:p>0,198815584</text:p>
          </table:table-cell>
          <table:table-cell table:formula="of:=[.I107]*10" office:value-type="float" office:value="2503.085682" calcext:value-type="float">
            <text:p>2503,085682</text:p>
          </table:table-cell>
          <table:table-cell table:formula="of:=[.J107]*10" office:value-type="float" office:value="1.98815584" calcext:value-type="float">
            <text:p>1,98815584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89" calcext:value-type="float">
            <text:p>97,89</text:p>
          </table:table-cell>
          <table:table-cell table:formula="of:=100-[.B108]" office:value-type="float" office:value="2.11" calcext:value-type="float">
            <text:p>2,11</text:p>
          </table:table-cell>
          <table:table-cell/>
          <table:table-cell office:value-type="float" office:value="12331.3" calcext:value-type="float">
            <text:p>12331,3</text:p>
          </table:table-cell>
          <table:table-cell office:value-type="float" office:value="265.7" calcext:value-type="float">
            <text:p>265,7</text:p>
          </table:table-cell>
          <table:table-cell office:value-type="float" office:value="96.55" calcext:value-type="float">
            <text:p>96,55</text:p>
          </table:table-cell>
          <table:table-cell office:value-type="float" office:value="99.06" calcext:value-type="float">
            <text:p>99,06</text:p>
          </table:table-cell>
          <table:table-cell office:value-type="float" office:value="169.3303185" calcext:value-type="float">
            <text:p>169,3303185</text:p>
          </table:table-cell>
          <table:table-cell office:value-type="float" office:value="0.147520304" calcext:value-type="float">
            <text:p>0,147520304</text:p>
          </table:table-cell>
          <table:table-cell table:formula="of:=[.I108]*10" office:value-type="float" office:value="1693.303185" calcext:value-type="float">
            <text:p>1693,303185</text:p>
          </table:table-cell>
          <table:table-cell table:formula="of:=[.J108]*10" office:value-type="float" office:value="1.47520304" calcext:value-type="float">
            <text:p>1,4752030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8.03" calcext:value-type="float">
            <text:p>98,03</text:p>
          </table:table-cell>
          <table:table-cell table:formula="of:=100-[.B109]" office:value-type="float" office:value="1.97" calcext:value-type="float">
            <text:p>1,97</text:p>
          </table:table-cell>
          <table:table-cell/>
          <table:table-cell office:value-type="float" office:value="12349.4" calcext:value-type="float">
            <text:p>12349,4</text:p>
          </table:table-cell>
          <table:table-cell office:value-type="float" office:value="247.6" calcext:value-type="float">
            <text:p>247,6</text:p>
          </table:table-cell>
          <table:table-cell office:value-type="float" office:value="96.53" calcext:value-type="float">
            <text:p>96,53</text:p>
          </table:table-cell>
          <table:table-cell office:value-type="float" office:value="99.34" calcext:value-type="float">
            <text:p>99,34</text:p>
          </table:table-cell>
          <table:table-cell office:value-type="float" office:value="198.1811939" calcext:value-type="float">
            <text:p>198,1811939</text:p>
          </table:table-cell>
          <table:table-cell office:value-type="float" office:value="0.148431015" calcext:value-type="float">
            <text:p>0,148431015</text:p>
          </table:table-cell>
          <table:table-cell table:formula="of:=[.I109]*10" office:value-type="float" office:value="1981.811939" calcext:value-type="float">
            <text:p>1981,811939</text:p>
          </table:table-cell>
          <table:table-cell table:formula="of:=[.J109]*10" office:value-type="float" office:value="1.48431015" calcext:value-type="float">
            <text:p>1,4843101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59" calcext:value-type="float">
            <text:p>97,59</text:p>
          </table:table-cell>
          <table:table-cell table:formula="of:=100-[.B110]" office:value-type="float" office:value="2.41" calcext:value-type="float">
            <text:p>2,41</text:p>
          </table:table-cell>
          <table:table-cell/>
          <table:table-cell office:value-type="float" office:value="12293" calcext:value-type="float">
            <text:p>12293</text:p>
          </table:table-cell>
          <table:table-cell office:value-type="float" office:value="304" calcext:value-type="float">
            <text:p>304</text:p>
          </table:table-cell>
          <table:table-cell office:value-type="float" office:value="97.08" calcext:value-type="float">
            <text:p>97,08</text:p>
          </table:table-cell>
          <table:table-cell office:value-type="float" office:value="98.03" calcext:value-type="float">
            <text:p>98,03</text:p>
          </table:table-cell>
          <table:table-cell office:value-type="float" office:value="181.0973069" calcext:value-type="float">
            <text:p>181,0973069</text:p>
          </table:table-cell>
          <table:table-cell office:value-type="float" office:value="0.148442888" calcext:value-type="float">
            <text:p>0,148442888</text:p>
          </table:table-cell>
          <table:table-cell table:formula="of:=[.I110]*10" office:value-type="float" office:value="1810.973069" calcext:value-type="float">
            <text:p>1810,973069</text:p>
          </table:table-cell>
          <table:table-cell table:formula="of:=[.J110]*10" office:value-type="float" office:value="1.48442888" calcext:value-type="float">
            <text:p>1,48442888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2" calcext:value-type="float">
            <text:p>96,2</text:p>
          </table:table-cell>
          <table:table-cell table:formula="of:=100-[.B111]" office:value-type="float" office:value="3.8" calcext:value-type="float">
            <text:p>3,8</text:p>
          </table:table-cell>
          <table:table-cell/>
          <table:table-cell office:value-type="float" office:value="12118.8" calcext:value-type="float">
            <text:p>12118,8</text:p>
          </table:table-cell>
          <table:table-cell office:value-type="float" office:value="478.2" calcext:value-type="float">
            <text:p>478,2</text:p>
          </table:table-cell>
          <table:table-cell office:value-type="float" office:value="96.57" calcext:value-type="float">
            <text:p>96,57</text:p>
          </table:table-cell>
          <table:table-cell office:value-type="float" office:value="95.88" calcext:value-type="float">
            <text:p>95,88</text:p>
          </table:table-cell>
          <table:table-cell office:value-type="float" office:value="166.103507" calcext:value-type="float">
            <text:p>166,103507</text:p>
          </table:table-cell>
          <table:table-cell office:value-type="float" office:value="0.147305369" calcext:value-type="float">
            <text:p>0,147305369</text:p>
          </table:table-cell>
          <table:table-cell table:formula="of:=[.I111]*10" office:value-type="float" office:value="1661.03507" calcext:value-type="float">
            <text:p>1661,03507</text:p>
          </table:table-cell>
          <table:table-cell table:formula="of:=[.J111]*10" office:value-type="float" office:value="1.47305369" calcext:value-type="float">
            <text:p>1,47305369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12" calcext:value-type="float">
            <text:p>97,12</text:p>
          </table:table-cell>
          <table:table-cell table:formula="of:=100-[.B112]" office:value-type="float" office:value="2.88" calcext:value-type="float">
            <text:p>2,88</text:p>
          </table:table-cell>
          <table:table-cell/>
          <table:table-cell office:value-type="float" office:value="12233.8" calcext:value-type="float">
            <text:p>12233,8</text:p>
          </table:table-cell>
          <table:table-cell office:value-type="float" office:value="363.2" calcext:value-type="float">
            <text:p>363,2</text:p>
          </table:table-cell>
          <table:table-cell office:value-type="float" office:value="96.69" calcext:value-type="float">
            <text:p>96,69</text:p>
          </table:table-cell>
          <table:table-cell office:value-type="float" office:value="97.49" calcext:value-type="float">
            <text:p>97,49</text:p>
          </table:table-cell>
          <table:table-cell office:value-type="float" office:value="161.2620762" calcext:value-type="float">
            <text:p>161,2620762</text:p>
          </table:table-cell>
          <table:table-cell office:value-type="float" office:value="0.147838306" calcext:value-type="float">
            <text:p>0,147838306</text:p>
          </table:table-cell>
          <table:table-cell table:formula="of:=[.I112]*10" office:value-type="float" office:value="1612.620762" calcext:value-type="float">
            <text:p>1612,620762</text:p>
          </table:table-cell>
          <table:table-cell table:formula="of:=[.J112]*10" office:value-type="float" office:value="1.47838306" calcext:value-type="float">
            <text:p>1,47838306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5" calcext:value-type="float">
            <text:p>97,95</text:p>
          </table:table-cell>
          <table:table-cell table:formula="of:=100-[.B113]" office:value-type="float" office:value="2.05" calcext:value-type="float">
            <text:p>2,05</text:p>
          </table:table-cell>
          <table:table-cell/>
          <table:table-cell office:value-type="float" office:value="12338.6" calcext:value-type="float">
            <text:p>12338,6</text:p>
          </table:table-cell>
          <table:table-cell office:value-type="float" office:value="258.4" calcext:value-type="float">
            <text:p>258,4</text:p>
          </table:table-cell>
          <table:table-cell office:value-type="float" office:value="96.25" calcext:value-type="float">
            <text:p>96,25</text:p>
          </table:table-cell>
          <table:table-cell office:value-type="float" office:value="99.43" calcext:value-type="float">
            <text:p>99,43</text:p>
          </table:table-cell>
          <table:table-cell office:value-type="float" office:value="190.0663523" calcext:value-type="float">
            <text:p>190,0663523</text:p>
          </table:table-cell>
          <table:table-cell office:value-type="float" office:value="0.147757602" calcext:value-type="float">
            <text:p>0,147757602</text:p>
          </table:table-cell>
          <table:table-cell table:formula="of:=[.I113]*10" office:value-type="float" office:value="1900.663523" calcext:value-type="float">
            <text:p>1900,663523</text:p>
          </table:table-cell>
          <table:table-cell table:formula="of:=[.J113]*10" office:value-type="float" office:value="1.47757602" calcext:value-type="float">
            <text:p>1,4775760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78" calcext:value-type="float">
            <text:p>97,78</text:p>
          </table:table-cell>
          <table:table-cell table:formula="of:=100-[.B114]" office:value-type="float" office:value="2.22" calcext:value-type="float">
            <text:p>2,22</text:p>
          </table:table-cell>
          <table:table-cell/>
          <table:table-cell office:value-type="float" office:value="12317.6" calcext:value-type="float">
            <text:p>12317,6</text:p>
          </table:table-cell>
          <table:table-cell office:value-type="float" office:value="279.4" calcext:value-type="float">
            <text:p>279,4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216.762629" calcext:value-type="float">
            <text:p>216,762629</text:p>
          </table:table-cell>
          <table:table-cell office:value-type="float" office:value="0.199185252" calcext:value-type="float">
            <text:p>0,199185252</text:p>
          </table:table-cell>
          <table:table-cell table:formula="of:=[.I114]*10" office:value-type="float" office:value="2167.62629" calcext:value-type="float">
            <text:p>2167,62629</text:p>
          </table:table-cell>
          <table:table-cell table:formula="of:=[.J114]*10" office:value-type="float" office:value="1.99185252" calcext:value-type="float">
            <text:p>1,9918525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05:.B114])" office:value-type="float" office:value="97.071" calcext:value-type="float">
            <text:p>97,071</text:p>
          </table:table-cell>
          <table:table-cell table:formula="of:=AVERAGE([.C105:.C114])" office:value-type="float" office:value="2.929" calcext:value-type="float">
            <text:p>2,929</text:p>
          </table:table-cell>
          <table:table-cell table:formula="of:=AVERAGE([.D105:.D114])" office:value-type="string" office:string-value="" calcext:value-type="error">
            <text:p>#DIV/0!</text:p>
          </table:table-cell>
          <table:table-cell table:formula="of:=AVERAGE([.E105:.E114])" office:value-type="float" office:value="12228.12" calcext:value-type="float">
            <text:p>12228,12</text:p>
          </table:table-cell>
          <table:table-cell table:formula="of:=AVERAGE([.F105:.F114])" office:value-type="float" office:value="368.88" calcext:value-type="float">
            <text:p>368,88</text:p>
          </table:table-cell>
          <table:table-cell table:formula="of:=AVERAGE([.G105:.G114])" office:value-type="float" office:value="95.652" calcext:value-type="float">
            <text:p>95,652</text:p>
          </table:table-cell>
          <table:table-cell table:formula="of:=AVERAGE([.H105:.H114])" office:value-type="float" office:value="98.308" calcext:value-type="float">
            <text:p>98,308</text:p>
          </table:table-cell>
          <table:table-cell table:formula="of:=AVERAGE([.I105:.I114])" office:value-type="float" office:value="188.28813817" calcext:value-type="float">
            <text:p>188,28813817</text:p>
          </table:table-cell>
          <table:table-cell table:formula="of:=AVERAGE([.J105:.J114])" office:value-type="float" office:value="0.1631895351" calcext:value-type="float">
            <text:p>0,1631895351</text:p>
          </table:table-cell>
          <table:table-cell table:formula="of:=SUM([.I105:.I114])" office:value-type="float" office:value="1882.8813817" calcext:value-type="float">
            <text:p>1882,8813817</text:p>
          </table:table-cell>
          <table:table-cell table:formula="of:=SUM([.J105:.J114])" office:value-type="float" office:value="1.631895351" calcext:value-type="float">
            <text:p>1,63189535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05:.B114])" office:value-type="float" office:value="1.37335683636847" calcext:value-type="float">
            <text:p>1,3733568364</text:p>
          </table:table-cell>
          <table:table-cell table:formula="of:=COM.MICROSOFT.STDEV.P([.C105:.C114])" office:value-type="float" office:value="1.37335683636847" calcext:value-type="float">
            <text:p>1,3733568364</text:p>
          </table:table-cell>
          <table:table-cell table:formula="of:=COM.MICROSOFT.STDEV.P([.D105:.D114])" office:value-type="string" office:string-value="" calcext:value-type="error">
            <text:p>#DIV/0!</text:p>
          </table:table-cell>
          <table:table-cell table:formula="of:=COM.MICROSOFT.STDEV.P([.E105:.E114])" office:value-type="float" office:value="173.084313558451" calcext:value-type="float">
            <text:p>173,0843135585</text:p>
          </table:table-cell>
          <table:table-cell table:formula="of:=COM.MICROSOFT.STDEV.P([.F105:.F114])" office:value-type="float" office:value="173.08431355845" calcext:value-type="float">
            <text:p>173,0843135585</text:p>
          </table:table-cell>
          <table:table-cell table:formula="of:=COM.MICROSOFT.STDEV.P([.G105:.G114])" office:value-type="float" office:value="2.89383759046703" calcext:value-type="float">
            <text:p>2,8938375905</text:p>
          </table:table-cell>
          <table:table-cell table:formula="of:=COM.MICROSOFT.STDEV.P([.H105:.H114])" office:value-type="float" office:value="1.04638233930051" calcext:value-type="float">
            <text:p>1,0463823393</text:p>
          </table:table-cell>
          <table:table-cell table:formula="of:=COM.MICROSOFT.STDEV.P([.I105:.I114])" office:value-type="float" office:value="27.9640940265599" calcext:value-type="float">
            <text:p>27,9640940266</text:p>
          </table:table-cell>
          <table:table-cell table:formula="of:=COM.MICROSOFT.STDEV.P([.J105:.J114])" office:value-type="float" office:value="0.0234831913967951" calcext:value-type="float">
            <text:p>0,0234831914</text:p>
          </table:table-cell>
          <table:table-cell table:formula="of:=COM.MICROSOFT.STDEV.P([.K105:.K114])" office:value-type="float" office:value="279.640940265599" calcext:value-type="float">
            <text:p>279,6409402656</text:p>
          </table:table-cell>
          <table:table-cell table:formula="of:=COM.MICROSOFT.STDEV.P([.L105:.L114])" office:value-type="float" office:value="0.234831913967951" calcext:value-type="float">
            <text:p>0,23483191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8 K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22]" office:value-type="float" office:value="0.319999999999993" calcext:value-type="float">
            <text:p>0,32</text:p>
          </table:table-cell>
          <table:table-cell/>
          <table:table-cell office:value-type="float" office:value="12556.8" calcext:value-type="float">
            <text:p>12556,8</text:p>
          </table:table-cell>
          <table:table-cell office:value-type="float" office:value="40.2" calcext:value-type="float">
            <text:p>40,2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8695974" calcext:value-type="float">
            <text:p>0,0118695974</text:p>
          </table:table-cell>
          <table:table-cell office:value-type="float" office:value="20.64724648" calcext:value-type="float">
            <text:p>20,64724648</text:p>
          </table:table-cell>
          <table:table-cell table:formula="of:=[.I122]*10" office:value-type="float" office:value="0.118695974" calcext:value-type="float">
            <text:p>0,118695974</text:p>
          </table:table-cell>
          <table:table-cell table:formula="of:=[.J122]*10" office:value-type="float" office:value="206.4724648" calcext:value-type="float">
            <text:p>206,472464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23]" office:value-type="float" office:value="0.299999999999997" calcext:value-type="float">
            <text:p>0,3</text:p>
          </table:table-cell>
          <table:table-cell/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41154" calcext:value-type="float">
            <text:p>0,011841154</text:p>
          </table:table-cell>
          <table:table-cell office:value-type="float" office:value="20.92217736" calcext:value-type="float">
            <text:p>20,92217736</text:p>
          </table:table-cell>
          <table:table-cell table:formula="of:=[.I123]*10" office:value-type="float" office:value="0.11841154" calcext:value-type="float">
            <text:p>0,11841154</text:p>
          </table:table-cell>
          <table:table-cell table:formula="of:=[.J123]*10" office:value-type="float" office:value="209.2217736" calcext:value-type="float">
            <text:p>209,221773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24]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9.69" calcext:value-type="float">
            <text:p>99,69</text:p>
          </table:table-cell>
          <table:table-cell office:value-type="float" office:value="0.011775303" calcext:value-type="float">
            <text:p>0,011775303</text:p>
          </table:table-cell>
          <table:table-cell office:value-type="float" office:value="20.8528337" calcext:value-type="float">
            <text:p>20,8528337</text:p>
          </table:table-cell>
          <table:table-cell table:formula="of:=[.I124]*10" office:value-type="float" office:value="0.11775303" calcext:value-type="float">
            <text:p>0,11775303</text:p>
          </table:table-cell>
          <table:table-cell table:formula="of:=[.J124]*10" office:value-type="float" office:value="208.528337" calcext:value-type="float">
            <text:p>208,52833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125]" office:value-type="float" office:value="0.310000000000002" calcext:value-type="float">
            <text:p>0,31</text:p>
          </table:table-cell>
          <table:table-cell/>
          <table:table-cell office:value-type="float" office:value="12557.6" calcext:value-type="float">
            <text:p>12557,6</text:p>
          </table:table-cell>
          <table:table-cell office:value-type="float" office:value="39.4" calcext:value-type="float">
            <text:p>39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4704061" calcext:value-type="float">
            <text:p>0,014704061</text:p>
          </table:table-cell>
          <table:table-cell office:value-type="float" office:value="24.44883401" calcext:value-type="float">
            <text:p>24,44883401</text:p>
          </table:table-cell>
          <table:table-cell table:formula="of:=[.I125]*10" office:value-type="float" office:value="0.14704061" calcext:value-type="float">
            <text:p>0,14704061</text:p>
          </table:table-cell>
          <table:table-cell table:formula="of:=[.J125]*10" office:value-type="float" office:value="244.4883401" calcext:value-type="float">
            <text:p>244,488340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26]" office:value-type="float" office:value="0.299999999999997" calcext:value-type="float">
            <text:p>0,3</text:p>
          </table:table-cell>
          <table:table-cell/>
          <table:table-cell office:value-type="float" office:value="12558.7" calcext:value-type="float">
            <text:p>12558,7</text:p>
          </table:table-cell>
          <table:table-cell office:value-type="float" office:value="38.3" calcext:value-type="float">
            <text:p>38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1733556" calcext:value-type="float">
            <text:p>0,011733556</text:p>
          </table:table-cell>
          <table:table-cell office:value-type="float" office:value="21.00040824" calcext:value-type="float">
            <text:p>21,00040824</text:p>
          </table:table-cell>
          <table:table-cell table:formula="of:=[.I126]*10" office:value-type="float" office:value="0.11733556" calcext:value-type="float">
            <text:p>0,11733556</text:p>
          </table:table-cell>
          <table:table-cell table:formula="of:=[.J126]*10" office:value-type="float" office:value="210.0040824" calcext:value-type="float">
            <text:p>210,004082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69" calcext:value-type="float">
            <text:p>99,69</text:p>
          </table:table-cell>
          <table:table-cell table:formula="of:=100-[.B127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0.014697456" calcext:value-type="float">
            <text:p>0,014697456</text:p>
          </table:table-cell>
          <table:table-cell office:value-type="float" office:value="24.47337668" calcext:value-type="float">
            <text:p>24,47337668</text:p>
          </table:table-cell>
          <table:table-cell table:formula="of:=[.I127]*10" office:value-type="float" office:value="0.14697456" calcext:value-type="float">
            <text:p>0,14697456</text:p>
          </table:table-cell>
          <table:table-cell table:formula="of:=[.J127]*10" office:value-type="float" office:value="244.7337668" calcext:value-type="float">
            <text:p>244,7337668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28]" office:value-type="float" office:value="0.310000000000002" calcext:value-type="float">
            <text:p>0,31</text:p>
          </table:table-cell>
          <table:table-cell/>
          <table:table-cell office:value-type="float" office:value="12557.5" calcext:value-type="float">
            <text:p>12557,5</text:p>
          </table:table-cell>
          <table:table-cell office:value-type="float" office:value="39.5" calcext:value-type="float">
            <text:p>39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34145" calcext:value-type="float">
            <text:p>0,011834145</text:p>
          </table:table-cell>
          <table:table-cell office:value-type="float" office:value="20.73774757" calcext:value-type="float">
            <text:p>20,73774757</text:p>
          </table:table-cell>
          <table:table-cell table:formula="of:=[.I128]*10" office:value-type="float" office:value="0.11834145" calcext:value-type="float">
            <text:p>0,11834145</text:p>
          </table:table-cell>
          <table:table-cell table:formula="of:=[.J128]*10" office:value-type="float" office:value="207.3774757" calcext:value-type="float">
            <text:p>207,377475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29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203977" calcext:value-type="float">
            <text:p>0,015203977</text:p>
          </table:table-cell>
          <table:table-cell office:value-type="float" office:value="24.49667449" calcext:value-type="float">
            <text:p>24,49667449</text:p>
          </table:table-cell>
          <table:table-cell table:formula="of:=[.I129]*10" office:value-type="float" office:value="0.15203977" calcext:value-type="float">
            <text:p>0,15203977</text:p>
          </table:table-cell>
          <table:table-cell table:formula="of:=[.J129]*10" office:value-type="float" office:value="244.9667449" calcext:value-type="float">
            <text:p>244,966744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30]" office:value-type="float" office:value="0.319999999999993" calcext:value-type="float">
            <text:p>0,32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913347" calcext:value-type="float">
            <text:p>0,011913347</text:p>
          </table:table-cell>
          <table:table-cell office:value-type="float" office:value="20.77244356" calcext:value-type="float">
            <text:p>20,77244356</text:p>
          </table:table-cell>
          <table:table-cell table:formula="of:=[.I130]*10" office:value-type="float" office:value="0.11913347" calcext:value-type="float">
            <text:p>0,11913347</text:p>
          </table:table-cell>
          <table:table-cell table:formula="of:=[.J130]*10" office:value-type="float" office:value="207.7244356" calcext:value-type="float">
            <text:p>207,724435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31]" office:value-type="float" office:value="0.310000000000002" calcext:value-type="float">
            <text:p>0,31</text:p>
          </table:table-cell>
          <table:table-cell/>
          <table:table-cell office:value-type="float" office:value="12557.4" calcext:value-type="float">
            <text:p>12557,4</text:p>
          </table:table-cell>
          <table:table-cell office:value-type="float" office:value="39.6" calcext:value-type="float">
            <text:p>39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755419" calcext:value-type="float">
            <text:p>0,011755419</text:p>
          </table:table-cell>
          <table:table-cell office:value-type="float" office:value="20.85964332" calcext:value-type="float">
            <text:p>20,85964332</text:p>
          </table:table-cell>
          <table:table-cell table:formula="of:=[.I131]*10" office:value-type="float" office:value="0.11755419" calcext:value-type="float">
            <text:p>0,11755419</text:p>
          </table:table-cell>
          <table:table-cell table:formula="of:=[.J131]*10" office:value-type="float" office:value="208.5964332" calcext:value-type="float">
            <text:p>208,596433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22:.B131])" office:value-type="float" office:value="99.691" calcext:value-type="float">
            <text:p>99,691</text:p>
          </table:table-cell>
          <table:table-cell table:formula="of:=AVERAGE([.C122:.C131])" office:value-type="float" office:value="0.308999999999999" calcext:value-type="float">
            <text:p>0,309</text:p>
          </table:table-cell>
          <table:table-cell table:formula="of:=AVERAGE([.D122:.D131])" office:value-type="string" office:string-value="" calcext:value-type="error">
            <text:p>#DIV/0!</text:p>
          </table:table-cell>
          <table:table-cell table:formula="of:=AVERAGE([.E122:.E131])" office:value-type="float" office:value="12557.99" calcext:value-type="float">
            <text:p>12557,99</text:p>
          </table:table-cell>
          <table:table-cell table:formula="of:=AVERAGE([.F122:.F131])" office:value-type="float" office:value="39.01" calcext:value-type="float">
            <text:p>39,01</text:p>
          </table:table-cell>
          <table:table-cell table:formula="of:=AVERAGE([.G122:.G131])" office:value-type="float" office:value="99.675" calcext:value-type="float">
            <text:p>99,675</text:p>
          </table:table-cell>
          <table:table-cell table:formula="of:=AVERAGE([.H122:.H131])" office:value-type="float" office:value="99.7" calcext:value-type="float">
            <text:p>99,7</text:p>
          </table:table-cell>
          <table:table-cell table:formula="of:=AVERAGE([.I122:.I131])" office:value-type="float" office:value="0.01273280154" calcext:value-type="float">
            <text:p>0,0127328015</text:p>
          </table:table-cell>
          <table:table-cell table:formula="of:=AVERAGE([.J122:.J131])" office:value-type="float" office:value="21.921138541" calcext:value-type="float">
            <text:p>21,921138541</text:p>
          </table:table-cell>
          <table:table-cell table:formula="of:=SUM([.I122:.I131])" office:value-type="float" office:value="0.1273280154" calcext:value-type="float">
            <text:p>0,1273280154</text:p>
          </table:table-cell>
          <table:table-cell table:formula="of:=SUM([.J122:.J131])" office:value-type="float" office:value="219.21138541" calcext:value-type="float">
            <text:p>219,2113854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22:.B131])" office:value-type="float" office:value="0.00699999999999912" calcext:value-type="float">
            <text:p>0,007</text:p>
          </table:table-cell>
          <table:table-cell table:formula="of:=COM.MICROSOFT.STDEV.P([.C122:.C131])" office:value-type="float" office:value="0.00699999999999911" calcext:value-type="float">
            <text:p>0,007</text:p>
          </table:table-cell>
          <table:table-cell table:formula="of:=COM.MICROSOFT.STDEV.P([.D122:.D131])" office:value-type="string" office:string-value="" calcext:value-type="error">
            <text:p>#DIV/0!</text:p>
          </table:table-cell>
          <table:table-cell table:formula="of:=COM.MICROSOFT.STDEV.P([.E122:.E131])" office:value-type="float" office:value="0.831203946092768" calcext:value-type="float">
            <text:p>0,8312039461</text:p>
          </table:table-cell>
          <table:table-cell table:formula="of:=COM.MICROSOFT.STDEV.P([.F122:.F131])" office:value-type="float" office:value="0.831203946092655" calcext:value-type="float">
            <text:p>0,8312039461</text:p>
          </table:table-cell>
          <table:table-cell table:formula="of:=COM.MICROSOFT.STDEV.P([.G122:.G131])" office:value-type="float" office:value="0.00921954445729298" calcext:value-type="float">
            <text:p>0,0092195445</text:p>
          </table:table-cell>
          <table:table-cell table:formula="of:=COM.MICROSOFT.STDEV.P([.H122:.H131])" office:value-type="float" office:value="0.00894427190999897" calcext:value-type="float">
            <text:p>0,0089442719</text:p>
          </table:table-cell>
          <table:table-cell table:formula="of:=COM.MICROSOFT.STDEV.P([.I122:.I131])" office:value-type="float" office:value="0.00140507141938284" calcext:value-type="float">
            <text:p>0,0014050714</text:p>
          </table:table-cell>
          <table:table-cell table:formula="of:=COM.MICROSOFT.STDEV.P([.J122:.J131])" office:value-type="float" office:value="1.67311026908846" calcext:value-type="float">
            <text:p>1,6731102691</text:p>
          </table:table-cell>
          <table:table-cell table:formula="of:=COM.MICROSOFT.STDEV.P([.K122:.K131])" office:value-type="float" office:value="0.0140507141938284" calcext:value-type="float">
            <text:p>0,0140507142</text:p>
          </table:table-cell>
          <table:table-cell table:formula="of:=COM.MICROSOFT.STDEV.P([.L122:.L131])" office:value-type="float" office:value="16.7311026908846" calcext:value-type="float">
            <text:p>16,731102690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9 HIBRIDO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39]" office:value-type="float" office:value="0.319999999999993" calcext:value-type="float">
            <text:p>0,32</text:p>
          </table:table-cell>
          <table:table-cell office:value-type="float" office:value="8273.4" calcext:value-type="float">
            <text:p>8273,4</text:p>
          </table:table-cell>
          <table:table-cell office:value-type="float" office:value="12556.3" calcext:value-type="float">
            <text:p>12556,3</text:p>
          </table:table-cell>
          <table:table-cell office:value-type="float" office:value="40.7" calcext:value-type="float">
            <text:p>40,7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164.7926152944" calcext:value-type="float">
            <text:p>164,7926152944</text:p>
          </table:table-cell>
          <table:table-cell office:value-type="float" office:value="13.8155406952" calcext:value-type="float">
            <text:p>13,8155406952</text:p>
          </table:table-cell>
          <table:table-cell table:formula="of:=[.I139]*10" office:value-type="float" office:value="1647.926152944" calcext:value-type="float">
            <text:p>1647,926152944</text:p>
          </table:table-cell>
          <table:table-cell table:formula="of:=[.J139]*10" office:value-type="float" office:value="138.155406952" calcext:value-type="float">
            <text:p>138,15540695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40]" office:value-type="float" office:value="0.299999999999997" calcext:value-type="float">
            <text:p>0,3</text:p>
          </table:table-cell>
          <table:table-cell office:value-type="float" office:value="8228.7" calcext:value-type="float">
            <text:p>8228,7</text:p>
          </table:table-cell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162.0603646" calcext:value-type="float">
            <text:p>162,0603646</text:p>
          </table:table-cell>
          <table:table-cell office:value-type="float" office:value="13.67401321" calcext:value-type="float">
            <text:p>13,67401321</text:p>
          </table:table-cell>
          <table:table-cell table:formula="of:=[.I140]*10" office:value-type="float" office:value="1620.603646" calcext:value-type="float">
            <text:p>1620,603646</text:p>
          </table:table-cell>
          <table:table-cell table:formula="of:=[.J140]*10" office:value-type="float" office:value="136.7401321" calcext:value-type="float">
            <text:p>136,740132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41]" office:value-type="float" office:value="0.310000000000002" calcext:value-type="float">
            <text:p>0,31</text:p>
          </table:table-cell>
          <table:table-cell office:value-type="float" office:value="8333.9" calcext:value-type="float">
            <text:p>8333,9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17.1635548" calcext:value-type="float">
            <text:p>217,1635548</text:p>
          </table:table-cell>
          <table:table-cell office:value-type="float" office:value="16.27829168" calcext:value-type="float">
            <text:p>16,27829168</text:p>
          </table:table-cell>
          <table:table-cell table:formula="of:=[.I141]*10" office:value-type="float" office:value="2171.635548" calcext:value-type="float">
            <text:p>2171,635548</text:p>
          </table:table-cell>
          <table:table-cell table:formula="of:=[.J141]*10" office:value-type="float" office:value="162.7829168" calcext:value-type="float">
            <text:p>162,782916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8" calcext:value-type="float">
            <text:p>99,68</text:p>
          </table:table-cell>
          <table:table-cell table:formula="of:=100-[.B142]" office:value-type="float" office:value="0.319999999999993" calcext:value-type="float">
            <text:p>0,32</text:p>
          </table:table-cell>
          <table:table-cell office:value-type="float" office:value="8315.4" calcext:value-type="float">
            <text:p>8315,4</text:p>
          </table:table-cell>
          <table:table-cell office:value-type="float" office:value="12556.7" calcext:value-type="float">
            <text:p>12556,7</text:p>
          </table:table-cell>
          <table:table-cell office:value-type="float" office:value="40.3" calcext:value-type="float">
            <text:p>40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238.9483932" calcext:value-type="float">
            <text:p>238,9483932</text:p>
          </table:table-cell>
          <table:table-cell office:value-type="float" office:value="16.17627134" calcext:value-type="float">
            <text:p>16,17627134</text:p>
          </table:table-cell>
          <table:table-cell table:formula="of:=[.I142]*10" office:value-type="float" office:value="2389.483932" calcext:value-type="float">
            <text:p>2389,483932</text:p>
          </table:table-cell>
          <table:table-cell table:formula="of:=[.J142]*10" office:value-type="float" office:value="161.7627134" calcext:value-type="float">
            <text:p>161,762713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43]" office:value-type="float" office:value="0.299999999999997" calcext:value-type="float">
            <text:p>0,3</text:p>
          </table:table-cell>
          <table:table-cell office:value-type="float" office:value="8289.3" calcext:value-type="float">
            <text:p>8289,3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51.1261272" calcext:value-type="float">
            <text:p>251,1261272</text:p>
          </table:table-cell>
          <table:table-cell office:value-type="float" office:value="16.15967157" calcext:value-type="float">
            <text:p>16,15967157</text:p>
          </table:table-cell>
          <table:table-cell table:formula="of:=[.I143]*10" office:value-type="float" office:value="2511.261272" calcext:value-type="float">
            <text:p>2511,261272</text:p>
          </table:table-cell>
          <table:table-cell table:formula="of:=[.J143]*10" office:value-type="float" office:value="161.5967157" calcext:value-type="float">
            <text:p>161,596715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144]" office:value-type="float" office:value="0.299999999999997" calcext:value-type="float">
            <text:p>0,3</text:p>
          </table:table-cell>
          <table:table-cell office:value-type="float" office:value="8795.8" calcext:value-type="float">
            <text:p>8795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10.3062798" calcext:value-type="float">
            <text:p>210,3062798</text:p>
          </table:table-cell>
          <table:table-cell office:value-type="float" office:value="17.08700905" calcext:value-type="float">
            <text:p>17,08700905</text:p>
          </table:table-cell>
          <table:table-cell table:formula="of:=[.I144]*10" office:value-type="float" office:value="2103.062798" calcext:value-type="float">
            <text:p>2103,062798</text:p>
          </table:table-cell>
          <table:table-cell table:formula="of:=[.J144]*10" office:value-type="float" office:value="170.8700905" calcext:value-type="float">
            <text:p>170,870090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45]" office:value-type="float" office:value="0.310000000000002" calcext:value-type="float">
            <text:p>0,31</text:p>
          </table:table-cell>
          <table:table-cell office:value-type="float" office:value="8350.3" calcext:value-type="float">
            <text:p>8350,3</text:p>
          </table:table-cell>
          <table:table-cell office:value-type="float" office:value="12557.9" calcext:value-type="float">
            <text:p>12557,9</text:p>
          </table:table-cell>
          <table:table-cell office:value-type="float" office:value="39.1" calcext:value-type="float">
            <text:p>39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231.7037986" calcext:value-type="float">
            <text:p>231,7037986</text:p>
          </table:table-cell>
          <table:table-cell office:value-type="float" office:value="16.21603603" calcext:value-type="float">
            <text:p>16,21603603</text:p>
          </table:table-cell>
          <table:table-cell table:formula="of:=[.I145]*10" office:value-type="float" office:value="2317.037986" calcext:value-type="float">
            <text:p>2317,037986</text:p>
          </table:table-cell>
          <table:table-cell table:formula="of:=[.J145]*10" office:value-type="float" office:value="162.1603603" calcext:value-type="float">
            <text:p>162,1603603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46]" office:value-type="float" office:value="0.299999999999997" calcext:value-type="float">
            <text:p>0,3</text:p>
          </table:table-cell>
          <table:table-cell office:value-type="float" office:value="8752.8" calcext:value-type="float">
            <text:p>8752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93.9216333" calcext:value-type="float">
            <text:p>193,9216333</text:p>
          </table:table-cell>
          <table:table-cell office:value-type="float" office:value="16.0592989" calcext:value-type="float">
            <text:p>16,0592989</text:p>
          </table:table-cell>
          <table:table-cell table:formula="of:=[.I146]*10" office:value-type="float" office:value="1939.216333" calcext:value-type="float">
            <text:p>1939,216333</text:p>
          </table:table-cell>
          <table:table-cell table:formula="of:=[.J146]*10" office:value-type="float" office:value="160.592989" calcext:value-type="float">
            <text:p>160,59298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47]" office:value-type="float" office:value="0.319999999999993" calcext:value-type="float">
            <text:p>0,32</text:p>
          </table:table-cell>
          <table:table-cell office:value-type="float" office:value="8285.1" calcext:value-type="float">
            <text:p>8285,1</text:p>
          </table:table-cell>
          <table:table-cell office:value-type="float" office:value="12556.6" calcext:value-type="float">
            <text:p>12556,6</text:p>
          </table:table-cell>
          <table:table-cell office:value-type="float" office:value="40.4" calcext:value-type="float">
            <text:p>40,4</text:p>
          </table:table-cell>
          <table:table-cell table:number-columns-repeated="2" office:value-type="float" office:value="99.68" calcext:value-type="float">
            <text:p>99,68</text:p>
          </table:table-cell>
          <table:table-cell office:value-type="float" office:value="190.3577095" calcext:value-type="float">
            <text:p>190,3577095</text:p>
          </table:table-cell>
          <table:table-cell office:value-type="float" office:value="16.10250442" calcext:value-type="float">
            <text:p>16,10250442</text:p>
          </table:table-cell>
          <table:table-cell table:formula="of:=[.I147]*10" office:value-type="float" office:value="1903.577095" calcext:value-type="float">
            <text:p>1903,577095</text:p>
          </table:table-cell>
          <table:table-cell table:formula="of:=[.J147]*10" office:value-type="float" office:value="161.0250442" calcext:value-type="float">
            <text:p>161,025044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48]" office:value-type="float" office:value="0.310000000000002" calcext:value-type="float">
            <text:p>0,31</text:p>
          </table:table-cell>
          <table:table-cell office:value-type="float" office:value="8381.2" calcext:value-type="float">
            <text:p>8381,2</text:p>
          </table:table-cell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68" calcext:value-type="float">
            <text:p>99,68</text:p>
          </table:table-cell>
          <table:table-cell office:value-type="float" office:value="173.6530637" calcext:value-type="float">
            <text:p>173,6530637</text:p>
          </table:table-cell>
          <table:table-cell office:value-type="float" office:value="13.79058578" calcext:value-type="float">
            <text:p>13,79058578</text:p>
          </table:table-cell>
          <table:table-cell table:formula="of:=[.I148]*10" office:value-type="float" office:value="1736.530637" calcext:value-type="float">
            <text:p>1736,530637</text:p>
          </table:table-cell>
          <table:table-cell table:formula="of:=[.J148]*10" office:value-type="float" office:value="137.9058578" calcext:value-type="float">
            <text:p>137,905857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39:.B148])" office:value-type="float" office:value="99.691" calcext:value-type="float">
            <text:p>99,691</text:p>
          </table:table-cell>
          <table:table-cell table:formula="of:=AVERAGE([.C139:.C148])" office:value-type="float" office:value="0.308999999999997" calcext:value-type="float">
            <text:p>0,309</text:p>
          </table:table-cell>
          <table:table-cell table:formula="of:=AVERAGE([.D139:.D148])" office:value-type="float" office:value="8400.59" calcext:value-type="float">
            <text:p>8400,59</text:p>
          </table:table-cell>
          <table:table-cell table:formula="of:=AVERAGE([.E139:.E148])" office:value-type="float" office:value="12557.91" calcext:value-type="float">
            <text:p>12557,91</text:p>
          </table:table-cell>
          <table:table-cell table:formula="of:=AVERAGE([.F139:.F148])" office:value-type="float" office:value="39.09" calcext:value-type="float">
            <text:p>39,09</text:p>
          </table:table-cell>
          <table:table-cell table:formula="of:=AVERAGE([.G139:.G148])" office:value-type="float" office:value="99.685" calcext:value-type="float">
            <text:p>99,685</text:p>
          </table:table-cell>
          <table:table-cell table:formula="of:=AVERAGE([.H139:.H148])" office:value-type="float" office:value="99.693" calcext:value-type="float">
            <text:p>99,693</text:p>
          </table:table-cell>
          <table:table-cell table:formula="of:=AVERAGE([.I139:.I148])" office:value-type="float" office:value="203.40335399944" calcext:value-type="float">
            <text:p>203,4033539994</text:p>
          </table:table-cell>
          <table:table-cell table:formula="of:=AVERAGE([.J139:.J148])" office:value-type="float" office:value="15.53592226752" calcext:value-type="float">
            <text:p>15,5359222675</text:p>
          </table:table-cell>
          <table:table-cell table:formula="of:=SUM([.I139:.I148])" office:value-type="float" office:value="2034.0335399944" calcext:value-type="float">
            <text:p>2034,0335399944</text:p>
          </table:table-cell>
          <table:table-cell table:formula="of:=SUM([.J139:.J148])" office:value-type="float" office:value="155.3592226752" calcext:value-type="float">
            <text:p>155,3592226752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39:.B148])" office:value-type="float" office:value="0.00830662386291668" calcext:value-type="float">
            <text:p>0,0083066239</text:p>
          </table:table-cell>
          <table:table-cell table:formula="of:=COM.MICROSOFT.STDEV.P([.C139:.C148])" office:value-type="float" office:value="0.00830662386291668" calcext:value-type="float">
            <text:p>0,0083066239</text:p>
          </table:table-cell>
          <table:table-cell table:formula="of:=COM.MICROSOFT.STDEV.P([.D139:.D148])" office:value-type="float" office:value="191.389563195071" calcext:value-type="float">
            <text:p>191,3895631951</text:p>
          </table:table-cell>
          <table:table-cell table:formula="of:=COM.MICROSOFT.STDEV.P([.E139:.E148])" office:value-type="float" office:value="1.00344406919368" calcext:value-type="float">
            <text:p>1,0034440692</text:p>
          </table:table-cell>
          <table:table-cell table:formula="of:=COM.MICROSOFT.STDEV.P([.F139:.F148])" office:value-type="float" office:value="1.00344406919369" calcext:value-type="float">
            <text:p>1,0034440692</text:p>
          </table:table-cell>
          <table:table-cell table:formula="of:=COM.MICROSOFT.STDEV.P([.G139:.G148])" office:value-type="float" office:value="0.0102469507659586" calcext:value-type="float">
            <text:p>0,0102469508</text:p>
          </table:table-cell>
          <table:table-cell table:formula="of:=COM.MICROSOFT.STDEV.P([.H139:.H148])" office:value-type="float" office:value="0.00899999999999782" calcext:value-type="float">
            <text:p>0,009</text:p>
          </table:table-cell>
          <table:table-cell table:formula="of:=COM.MICROSOFT.STDEV.P([.I139:.I148])" office:value-type="float" office:value="29.8731068447033" calcext:value-type="float">
            <text:p>29,8731068447</text:p>
          </table:table-cell>
          <table:table-cell table:formula="of:=COM.MICROSOFT.STDEV.P([.J139:.J148])" office:value-type="float" office:value="1.19524906988928" calcext:value-type="float">
            <text:p>1,1952490699</text:p>
          </table:table-cell>
          <table:table-cell table:formula="of:=COM.MICROSOFT.STDEV.P([.K139:.K148])" office:value-type="float" office:value="298.731068447032" calcext:value-type="float">
            <text:p>298,731068447</text:p>
          </table:table-cell>
          <table:table-cell table:formula="of:=COM.MICROSOFT.STDEV.P([.L139:.L148])" office:value-type="float" office:value="11.9524906988928" calcext:value-type="float">
            <text:p>11,952490698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10 R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68" calcext:value-type="float">
            <text:p>95,68</text:p>
          </table:table-cell>
          <table:table-cell table:formula="of:=100-[.B156]" office:value-type="float" office:value="4.31999999999999" calcext:value-type="float">
            <text:p>4,32</text:p>
          </table:table-cell>
          <table:table-cell/>
          <table:table-cell office:value-type="float" office:value="12052.7" calcext:value-type="float">
            <text:p>12052,7</text:p>
          </table:table-cell>
          <table:table-cell office:value-type="float" office:value="544.3" calcext:value-type="float">
            <text:p>544,3</text:p>
          </table:table-cell>
          <table:table-cell office:value-type="float" office:value="91.06" calcext:value-type="float">
            <text:p>91,06</text:p>
          </table:table-cell>
          <table:table-cell office:value-type="float" office:value="99.7" calcext:value-type="float">
            <text:p>99,7</text:p>
          </table:table-cell>
          <table:table-cell office:value-type="float" office:value="95.85439839" calcext:value-type="float">
            <text:p>95,85439839</text:p>
          </table:table-cell>
          <table:table-cell office:value-type="float" office:value="0.146565008" calcext:value-type="float">
            <text:p>0,146565008</text:p>
          </table:table-cell>
          <table:table-cell table:formula="of:=[.I156]*10" office:value-type="float" office:value="958.5439839" calcext:value-type="float">
            <text:p>958,5439839</text:p>
          </table:table-cell>
          <table:table-cell table:formula="of:=[.J156]*10" office:value-type="float" office:value="1.46565008" calcext:value-type="float">
            <text:p>1,4656500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5.69" calcext:value-type="float">
            <text:p>95,69</text:p>
          </table:table-cell>
          <table:table-cell table:formula="of:=100-[.B157]" office:value-type="float" office:value="4.31" calcext:value-type="float">
            <text:p>4,31</text:p>
          </table:table-cell>
          <table:table-cell/>
          <table:table-cell office:value-type="float" office:value="12053.7" calcext:value-type="float">
            <text:p>12053,7</text:p>
          </table:table-cell>
          <table:table-cell office:value-type="float" office:value="543.3" calcext:value-type="float">
            <text:p>543,3</text:p>
          </table:table-cell>
          <table:table-cell office:value-type="float" office:value="91.07" calcext:value-type="float">
            <text:p>91,07</text:p>
          </table:table-cell>
          <table:table-cell office:value-type="float" office:value="99.71" calcext:value-type="float">
            <text:p>99,71</text:p>
          </table:table-cell>
          <table:table-cell office:value-type="float" office:value="136.1155131" calcext:value-type="float">
            <text:p>136,1155131</text:p>
          </table:table-cell>
          <table:table-cell office:value-type="float" office:value="0.145256305" calcext:value-type="float">
            <text:p>0,145256305</text:p>
          </table:table-cell>
          <table:table-cell table:formula="of:=[.I157]*10" office:value-type="float" office:value="1361.155131" calcext:value-type="float">
            <text:p>1361,155131</text:p>
          </table:table-cell>
          <table:table-cell table:formula="of:=[.J157]*10" office:value-type="float" office:value="1.45256305" calcext:value-type="float">
            <text:p>1,4525630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1.47" calcext:value-type="float">
            <text:p>91,47</text:p>
          </table:table-cell>
          <table:table-cell table:formula="of:=100-[.B158]" office:value-type="float" office:value="8.53" calcext:value-type="float">
            <text:p>8,53</text:p>
          </table:table-cell>
          <table:table-cell/>
          <table:table-cell office:value-type="float" office:value="11522" calcext:value-type="float">
            <text:p>11522</text:p>
          </table:table-cell>
          <table:table-cell office:value-type="float" office:value="1075" calcext:value-type="float">
            <text:p>1075</text:p>
          </table:table-cell>
          <table:table-cell office:value-type="float" office:value="82.05" calcext:value-type="float">
            <text:p>82,05</text:p>
          </table:table-cell>
          <table:table-cell office:value-type="float" office:value="99.67" calcext:value-type="float">
            <text:p>99,67</text:p>
          </table:table-cell>
          <table:table-cell office:value-type="float" office:value="142.5360034" calcext:value-type="float">
            <text:p>142,5360034</text:p>
          </table:table-cell>
          <table:table-cell office:value-type="float" office:value="0.146544933" calcext:value-type="float">
            <text:p>0,146544933</text:p>
          </table:table-cell>
          <table:table-cell table:formula="of:=[.I158]*10" office:value-type="float" office:value="1425.360034" calcext:value-type="float">
            <text:p>1425,360034</text:p>
          </table:table-cell>
          <table:table-cell table:formula="of:=[.J158]*10" office:value-type="float" office:value="1.46544933" calcext:value-type="float">
            <text:p>1,4654493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87.17" calcext:value-type="float">
            <text:p>87,17</text:p>
          </table:table-cell>
          <table:table-cell table:formula="of:=100-[.B159]" office:value-type="float" office:value="12.83" calcext:value-type="float">
            <text:p>12,83</text:p>
          </table:table-cell>
          <table:table-cell/>
          <table:table-cell office:value-type="float" office:value="10980.5" calcext:value-type="float">
            <text:p>10980,5</text:p>
          </table:table-cell>
          <table:table-cell office:value-type="float" office:value="1616.5" calcext:value-type="float">
            <text:p>1616,5</text:p>
          </table:table-cell>
          <table:table-cell office:value-type="float" office:value="72.8" calcext:value-type="float">
            <text:p>72,8</text:p>
          </table:table-cell>
          <table:table-cell office:value-type="float" office:value="99.67" calcext:value-type="float">
            <text:p>99,67</text:p>
          </table:table-cell>
          <table:table-cell office:value-type="float" office:value="146.8635737" calcext:value-type="float">
            <text:p>146,8635737</text:p>
          </table:table-cell>
          <table:table-cell office:value-type="float" office:value="0.196586514" calcext:value-type="float">
            <text:p>0,196586514</text:p>
          </table:table-cell>
          <table:table-cell table:formula="of:=[.I159]*10" office:value-type="float" office:value="1468.635737" calcext:value-type="float">
            <text:p>1468,635737</text:p>
          </table:table-cell>
          <table:table-cell table:formula="of:=[.J159]*10" office:value-type="float" office:value="1.96586514" calcext:value-type="float">
            <text:p>1,9658651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82.99" calcext:value-type="float">
            <text:p>82,99</text:p>
          </table:table-cell>
          <table:table-cell table:formula="of:=100-[.B160]" office:value-type="float" office:value="17.01" calcext:value-type="float">
            <text:p>17,01</text:p>
          </table:table-cell>
          <table:table-cell/>
          <table:table-cell office:value-type="float" office:value="10454.1" calcext:value-type="float">
            <text:p>10454,1</text:p>
          </table:table-cell>
          <table:table-cell office:value-type="float" office:value="2142.9" calcext:value-type="float">
            <text:p>2142,9</text:p>
          </table:table-cell>
          <table:table-cell office:value-type="float" office:value="63.72" calcext:value-type="float">
            <text:p>63,72</text:p>
          </table:table-cell>
          <table:table-cell office:value-type="float" office:value="99.76" calcext:value-type="float">
            <text:p>99,76</text:p>
          </table:table-cell>
          <table:table-cell office:value-type="float" office:value="140.4786421" calcext:value-type="float">
            <text:p>140,4786421</text:p>
          </table:table-cell>
          <table:table-cell office:value-type="float" office:value="0.196738839" calcext:value-type="float">
            <text:p>0,196738839</text:p>
          </table:table-cell>
          <table:table-cell table:formula="of:=[.I160]*10" office:value-type="float" office:value="1404.786421" calcext:value-type="float">
            <text:p>1404,786421</text:p>
          </table:table-cell>
          <table:table-cell table:formula="of:=[.J160]*10" office:value-type="float" office:value="1.96738839" calcext:value-type="float">
            <text:p>1,9673883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7.2" calcext:value-type="float">
            <text:p>87,2</text:p>
          </table:table-cell>
          <table:table-cell table:formula="of:=100-[.B161]" office:value-type="float" office:value="12.8" calcext:value-type="float">
            <text:p>12,8</text:p>
          </table:table-cell>
          <table:table-cell/>
          <table:table-cell office:value-type="float" office:value="10984.6" calcext:value-type="float">
            <text:p>10984,6</text:p>
          </table:table-cell>
          <table:table-cell office:value-type="float" office:value="1612.4" calcext:value-type="float">
            <text:p>1612,4</text:p>
          </table:table-cell>
          <table:table-cell office:value-type="float" office:value="72.82" calcext:value-type="float">
            <text:p>72,82</text:p>
          </table:table-cell>
          <table:table-cell office:value-type="float" office:value="99.72" calcext:value-type="float">
            <text:p>99,72</text:p>
          </table:table-cell>
          <table:table-cell office:value-type="float" office:value="122.5756393" calcext:value-type="float">
            <text:p>122,5756393</text:p>
          </table:table-cell>
          <table:table-cell office:value-type="float" office:value="0.145721412" calcext:value-type="float">
            <text:p>0,145721412</text:p>
          </table:table-cell>
          <table:table-cell table:formula="of:=[.I161]*10" office:value-type="float" office:value="1225.756393" calcext:value-type="float">
            <text:p>1225,756393</text:p>
          </table:table-cell>
          <table:table-cell table:formula="of:=[.J161]*10" office:value-type="float" office:value="1.45721412" calcext:value-type="float">
            <text:p>1,4572141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7.22" calcext:value-type="float">
            <text:p>87,22</text:p>
          </table:table-cell>
          <table:table-cell table:formula="of:=100-[.B162]" office:value-type="float" office:value="12.78" calcext:value-type="float">
            <text:p>12,78</text:p>
          </table:table-cell>
          <table:table-cell/>
          <table:table-cell office:value-type="float" office:value="10987.3" calcext:value-type="float">
            <text:p>10987,3</text:p>
          </table:table-cell>
          <table:table-cell office:value-type="float" office:value="1609.7" calcext:value-type="float">
            <text:p>1609,7</text:p>
          </table:table-cell>
          <table:table-cell office:value-type="float" office:value="72.91" calcext:value-type="float">
            <text:p>72,91</text:p>
          </table:table-cell>
          <table:table-cell office:value-type="float" office:value="99.69" calcext:value-type="float">
            <text:p>99,69</text:p>
          </table:table-cell>
          <table:table-cell office:value-type="float" office:value="97.6789161" calcext:value-type="float">
            <text:p>97,6789161</text:p>
          </table:table-cell>
          <table:table-cell office:value-type="float" office:value="0.145033193" calcext:value-type="float">
            <text:p>0,145033193</text:p>
          </table:table-cell>
          <table:table-cell table:formula="of:=[.I162]*10" office:value-type="float" office:value="976.789161" calcext:value-type="float">
            <text:p>976,789161</text:p>
          </table:table-cell>
          <table:table-cell table:formula="of:=[.J162]*10" office:value-type="float" office:value="1.45033193" calcext:value-type="float">
            <text:p>1,45033193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7.13" calcext:value-type="float">
            <text:p>87,13</text:p>
          </table:table-cell>
          <table:table-cell table:formula="of:=100-[.B163]" office:value-type="float" office:value="12.87" calcext:value-type="float">
            <text:p>12,87</text:p>
          </table:table-cell>
          <table:table-cell/>
          <table:table-cell office:value-type="float" office:value="10976.2" calcext:value-type="float">
            <text:p>10976,2</text:p>
          </table:table-cell>
          <table:table-cell office:value-type="float" office:value="1620.8" calcext:value-type="float">
            <text:p>1620,8</text:p>
          </table:table-cell>
          <table:table-cell office:value-type="float" office:value="72.72" calcext:value-type="float">
            <text:p>72,72</text:p>
          </table:table-cell>
          <table:table-cell office:value-type="float" office:value="99.68" calcext:value-type="float">
            <text:p>99,68</text:p>
          </table:table-cell>
          <table:table-cell office:value-type="float" office:value="102.0314147" calcext:value-type="float">
            <text:p>102,0314147</text:p>
          </table:table-cell>
          <table:table-cell office:value-type="float" office:value="0.145789218" calcext:value-type="float">
            <text:p>0,145789218</text:p>
          </table:table-cell>
          <table:table-cell table:formula="of:=[.I163]*10" office:value-type="float" office:value="1020.314147" calcext:value-type="float">
            <text:p>1020,314147</text:p>
          </table:table-cell>
          <table:table-cell table:formula="of:=[.J163]*10" office:value-type="float" office:value="1.45789218" calcext:value-type="float">
            <text:p>1,45789218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87.12" calcext:value-type="float">
            <text:p>87,12</text:p>
          </table:table-cell>
          <table:table-cell table:formula="of:=100-[.B164]" office:value-type="float" office:value="12.88" calcext:value-type="float">
            <text:p>12,88</text:p>
          </table:table-cell>
          <table:table-cell/>
          <table:table-cell office:value-type="float" office:value="10974.6" calcext:value-type="float">
            <text:p>10974,6</text:p>
          </table:table-cell>
          <table:table-cell office:value-type="float" office:value="1622.4" calcext:value-type="float">
            <text:p>1622,4</text:p>
          </table:table-cell>
          <table:table-cell office:value-type="float" office:value="73.34" calcext:value-type="float">
            <text:p>73,34</text:p>
          </table:table-cell>
          <table:table-cell office:value-type="float" office:value="99.12" calcext:value-type="float">
            <text:p>99,12</text:p>
          </table:table-cell>
          <table:table-cell office:value-type="float" office:value="140.3615537" calcext:value-type="float">
            <text:p>140,3615537</text:p>
          </table:table-cell>
          <table:table-cell office:value-type="float" office:value="0.144979811" calcext:value-type="float">
            <text:p>0,144979811</text:p>
          </table:table-cell>
          <table:table-cell table:formula="of:=[.I164]*10" office:value-type="float" office:value="1403.615537" calcext:value-type="float">
            <text:p>1403,615537</text:p>
          </table:table-cell>
          <table:table-cell table:formula="of:=[.J164]*10" office:value-type="float" office:value="1.44979811" calcext:value-type="float">
            <text:p>1,44979811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1.26" calcext:value-type="float">
            <text:p>91,26</text:p>
          </table:table-cell>
          <table:table-cell table:formula="of:=100-[.B165]" office:value-type="float" office:value="8.74" calcext:value-type="float">
            <text:p>8,74</text:p>
          </table:table-cell>
          <table:table-cell/>
          <table:table-cell office:value-type="float" office:value="11496.6" calcext:value-type="float">
            <text:p>11496,6</text:p>
          </table:table-cell>
          <table:table-cell office:value-type="float" office:value="1100.4" calcext:value-type="float">
            <text:p>1100,4</text:p>
          </table:table-cell>
          <table:table-cell office:value-type="float" office:value="81.88" calcext:value-type="float">
            <text:p>81,88</text:p>
          </table:table-cell>
          <table:table-cell office:value-type="float" office:value="99.43" calcext:value-type="float">
            <text:p>99,43</text:p>
          </table:table-cell>
          <table:table-cell office:value-type="float" office:value="117.3503011" calcext:value-type="float">
            <text:p>117,3503011</text:p>
          </table:table-cell>
          <table:table-cell office:value-type="float" office:value="0.196011329" calcext:value-type="float">
            <text:p>0,196011329</text:p>
          </table:table-cell>
          <table:table-cell table:formula="of:=[.I165]*10" office:value-type="float" office:value="1173.503011" calcext:value-type="float">
            <text:p>1173,503011</text:p>
          </table:table-cell>
          <table:table-cell table:formula="of:=[.J165]*10" office:value-type="float" office:value="1.96011329" calcext:value-type="float">
            <text:p>1,9601132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56:.B165])" office:value-type="float" office:value="89.293" calcext:value-type="float">
            <text:p>89,293</text:p>
          </table:table-cell>
          <table:table-cell table:formula="of:=AVERAGE([.C156:.C165])" office:value-type="float" office:value="10.707" calcext:value-type="float">
            <text:p>10,707</text:p>
          </table:table-cell>
          <table:table-cell table:formula="of:=AVERAGE([.D156:.D165])" office:value-type="string" office:string-value="" calcext:value-type="error">
            <text:p>#DIV/0!</text:p>
          </table:table-cell>
          <table:table-cell table:formula="of:=AVERAGE([.E156:.E165])" office:value-type="float" office:value="11248.23" calcext:value-type="float">
            <text:p>11248,23</text:p>
          </table:table-cell>
          <table:table-cell table:formula="of:=AVERAGE([.F156:.F165])" office:value-type="float" office:value="1348.77" calcext:value-type="float">
            <text:p>1348,77</text:p>
          </table:table-cell>
          <table:table-cell table:formula="of:=AVERAGE([.G156:.G165])" office:value-type="float" office:value="77.437" calcext:value-type="float">
            <text:p>77,437</text:p>
          </table:table-cell>
          <table:table-cell table:formula="of:=AVERAGE([.H156:.H165])" office:value-type="float" office:value="99.615" calcext:value-type="float">
            <text:p>99,615</text:p>
          </table:table-cell>
          <table:table-cell table:formula="of:=AVERAGE([.I156:.I165])" office:value-type="float" office:value="124.184595559" calcext:value-type="float">
            <text:p>124,184595559</text:p>
          </table:table-cell>
          <table:table-cell table:formula="of:=AVERAGE([.J156:.J165])" office:value-type="float" office:value="0.1609226562" calcext:value-type="float">
            <text:p>0,1609226562</text:p>
          </table:table-cell>
          <table:table-cell table:formula="of:=SUM([.I156:.I165])" office:value-type="float" office:value="1241.84595559" calcext:value-type="float">
            <text:p>1241,84595559</text:p>
          </table:table-cell>
          <table:table-cell table:formula="of:=SUM([.J156:.J165])" office:value-type="float" office:value="1.609226562" calcext:value-type="float">
            <text:p>1,609226562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56:.B165])" office:value-type="float" office:value="3.9068812369971" calcext:value-type="float">
            <text:p>3,906881237</text:p>
          </table:table-cell>
          <table:table-cell table:formula="of:=COM.MICROSOFT.STDEV.P([.C156:.C165])" office:value-type="float" office:value="3.9068812369971" calcext:value-type="float">
            <text:p>3,906881237</text:p>
          </table:table-cell>
          <table:table-cell table:formula="of:=COM.MICROSOFT.STDEV.P([.D156:.D165])" office:value-type="string" office:string-value="" calcext:value-type="error">
            <text:p>#DIV/0!</text:p>
          </table:table-cell>
          <table:table-cell table:formula="of:=COM.MICROSOFT.STDEV.P([.E156:.E165])" office:value-type="float" office:value="492.074417237881" calcext:value-type="float">
            <text:p>492,0744172379</text:p>
          </table:table-cell>
          <table:table-cell table:formula="of:=COM.MICROSOFT.STDEV.P([.F156:.F165])" office:value-type="float" office:value="492.074417237881" calcext:value-type="float">
            <text:p>492,0744172379</text:p>
          </table:table-cell>
          <table:table-cell table:formula="of:=COM.MICROSOFT.STDEV.P([.G156:.G165])" office:value-type="float" office:value="8.38432233397548" calcext:value-type="float">
            <text:p>8,384322334</text:p>
          </table:table-cell>
          <table:table-cell table:formula="of:=COM.MICROSOFT.STDEV.P([.H156:.H165])" office:value-type="float" office:value="0.185324040534409" calcext:value-type="float">
            <text:p>0,1853240405</text:p>
          </table:table-cell>
          <table:table-cell table:formula="of:=COM.MICROSOFT.STDEV.P([.I156:.I165])" office:value-type="float" office:value="18.8834790184375" calcext:value-type="float">
            <text:p>18,8834790184</text:p>
          </table:table-cell>
          <table:table-cell table:formula="of:=COM.MICROSOFT.STDEV.P([.J156:.J165])" office:value-type="float" office:value="0.0232614882142484" calcext:value-type="float">
            <text:p>0,0232614882</text:p>
          </table:table-cell>
          <table:table-cell table:formula="of:=COM.MICROSOFT.STDEV.P([.K156:.K165])" office:value-type="float" office:value="188.834790184375" calcext:value-type="float">
            <text:p>188,8347901844</text:p>
          </table:table-cell>
          <table:table-cell table:formula="of:=COM.MICROSOFT.STDEV.P([.L156:.L165])" office:value-type="float" office:value="0.232614882142484" calcext:value-type="float">
            <text:p>0,232614882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11 K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6.89" calcext:value-type="float">
            <text:p>96,89</text:p>
          </table:table-cell>
          <table:table-cell table:formula="of:=100-[.B173]" office:value-type="float" office:value="3.11" calcext:value-type="float">
            <text:p>3,11</text:p>
          </table:table-cell>
          <table:table-cell/>
          <table:table-cell office:value-type="float" office:value="12206" calcext:value-type="float">
            <text:p>12206</text:p>
          </table:table-cell>
          <table:table-cell office:value-type="float" office:value="391" calcext:value-type="float">
            <text:p>391</text:p>
          </table:table-cell>
          <table:table-cell office:value-type="float" office:value="98.73" calcext:value-type="float">
            <text:p>98,73</text:p>
          </table:table-cell>
          <table:table-cell office:value-type="float" office:value="95.3" calcext:value-type="float">
            <text:p>95,3</text:p>
          </table:table-cell>
          <table:table-cell office:value-type="float" office:value="0.0106434107" calcext:value-type="float">
            <text:p>0,0106434107</text:p>
          </table:table-cell>
          <table:table-cell office:value-type="float" office:value="19.8287606955" calcext:value-type="float">
            <text:p>19,8287606955</text:p>
          </table:table-cell>
          <table:table-cell table:formula="of:=[.I173]*10" office:value-type="float" office:value="0.106434107" calcext:value-type="float">
            <text:p>0,106434107</text:p>
          </table:table-cell>
          <table:table-cell table:formula="of:=[.J173]*10" office:value-type="float" office:value="198.287606955" calcext:value-type="float">
            <text:p>198,28760695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4" calcext:value-type="float">
            <text:p>97,14</text:p>
          </table:table-cell>
          <table:table-cell table:formula="of:=100-[.B174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4949" calcext:value-type="float">
            <text:p>0,0104949</text:p>
          </table:table-cell>
          <table:table-cell office:value-type="float" office:value="19.96562769" calcext:value-type="float">
            <text:p>19,96562769</text:p>
          </table:table-cell>
          <table:table-cell table:formula="of:=[.I174]*10" office:value-type="float" office:value="0.104949" calcext:value-type="float">
            <text:p>0,104949</text:p>
          </table:table-cell>
          <table:table-cell table:formula="of:=[.J174]*10" office:value-type="float" office:value="199.6562769" calcext:value-type="float">
            <text:p>199,656276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11" calcext:value-type="float">
            <text:p>97,11</text:p>
          </table:table-cell>
          <table:table-cell table:formula="of:=100-[.B175]" office:value-type="float" office:value="2.89" calcext:value-type="float">
            <text:p>2,8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364" calcext:value-type="float">
            <text:p>364</text:p>
          </table:table-cell>
          <table:table-cell office:value-type="float" office:value="98.78" calcext:value-type="float">
            <text:p>98,78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62479" calcext:value-type="float">
            <text:p>0,01062479</text:p>
          </table:table-cell>
          <table:table-cell office:value-type="float" office:value="19.94827929" calcext:value-type="float">
            <text:p>19,94827929</text:p>
          </table:table-cell>
          <table:table-cell table:formula="of:=[.I175]*10" office:value-type="float" office:value="0.1062479" calcext:value-type="float">
            <text:p>0,1062479</text:p>
          </table:table-cell>
          <table:table-cell table:formula="of:=[.J175]*10" office:value-type="float" office:value="199.4827929" calcext:value-type="float">
            <text:p>199,482792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01" calcext:value-type="float">
            <text:p>97,01</text:p>
          </table:table-cell>
          <table:table-cell table:formula="of:=100-[.B176]" office:value-type="float" office:value="2.98999999999999" calcext:value-type="float">
            <text:p>2,99</text:p>
          </table:table-cell>
          <table:table-cell/>
          <table:table-cell office:value-type="float" office:value="12220.5" calcext:value-type="float">
            <text:p>12220,5</text:p>
          </table:table-cell>
          <table:table-cell office:value-type="float" office:value="376.5" calcext:value-type="float">
            <text:p>376,5</text:p>
          </table:table-cell>
          <table:table-cell office:value-type="float" office:value="98.94" calcext:value-type="float">
            <text:p>98,94</text:p>
          </table:table-cell>
          <table:table-cell office:value-type="float" office:value="95.33" calcext:value-type="float">
            <text:p>95,33</text:p>
          </table:table-cell>
          <table:table-cell office:value-type="float" office:value="0.010664988" calcext:value-type="float">
            <text:p>0,010664988</text:p>
          </table:table-cell>
          <table:table-cell office:value-type="float" office:value="19.92556109" calcext:value-type="float">
            <text:p>19,92556109</text:p>
          </table:table-cell>
          <table:table-cell table:formula="of:=[.I176]*10" office:value-type="float" office:value="0.10664988" calcext:value-type="float">
            <text:p>0,10664988</text:p>
          </table:table-cell>
          <table:table-cell table:formula="of:=[.J176]*10" office:value-type="float" office:value="199.2556109" calcext:value-type="float">
            <text:p>199,255610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12" calcext:value-type="float">
            <text:p>97,12</text:p>
          </table:table-cell>
          <table:table-cell table:formula="of:=100-[.B177]" office:value-type="float" office:value="2.88" calcext:value-type="float">
            <text:p>2,88</text:p>
          </table:table-cell>
          <table:table-cell/>
          <table:table-cell office:value-type="float" office:value="12234" calcext:value-type="float">
            <text:p>12234</text:p>
          </table:table-cell>
          <table:table-cell office:value-type="float" office:value="363" calcext:value-type="float">
            <text:p>363</text:p>
          </table:table-cell>
          <table:table-cell office:value-type="float" office:value="98.75" calcext:value-type="float">
            <text:p>98,75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39579" calcext:value-type="float">
            <text:p>0,010539579</text:p>
          </table:table-cell>
          <table:table-cell office:value-type="float" office:value="19.89704852" calcext:value-type="float">
            <text:p>19,89704852</text:p>
          </table:table-cell>
          <table:table-cell table:formula="of:=[.I177]*10" office:value-type="float" office:value="0.10539579" calcext:value-type="float">
            <text:p>0,10539579</text:p>
          </table:table-cell>
          <table:table-cell table:formula="of:=[.J177]*10" office:value-type="float" office:value="198.9704852" calcext:value-type="float">
            <text:p>198,970485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91" calcext:value-type="float">
            <text:p>96,91</text:p>
          </table:table-cell>
          <table:table-cell table:formula="of:=100-[.B178]" office:value-type="float" office:value="3.09" calcext:value-type="float">
            <text:p>3,09</text:p>
          </table:table-cell>
          <table:table-cell/>
          <table:table-cell office:value-type="float" office:value="12208.3" calcext:value-type="float">
            <text:p>12208,3</text:p>
          </table:table-cell>
          <table:table-cell office:value-type="float" office:value="388.7" calcext:value-type="float">
            <text:p>388,7</text:p>
          </table:table-cell>
          <table:table-cell office:value-type="float" office:value="98.76" calcext:value-type="float">
            <text:p>98,76</text:p>
          </table:table-cell>
          <table:table-cell office:value-type="float" office:value="95.31" calcext:value-type="float">
            <text:p>95,31</text:p>
          </table:table-cell>
          <table:table-cell office:value-type="float" office:value="0.010734582" calcext:value-type="float">
            <text:p>0,010734582</text:p>
          </table:table-cell>
          <table:table-cell office:value-type="float" office:value="20.16979454" calcext:value-type="float">
            <text:p>20,16979454</text:p>
          </table:table-cell>
          <table:table-cell table:formula="of:=[.I178]*10" office:value-type="float" office:value="0.10734582" calcext:value-type="float">
            <text:p>0,10734582</text:p>
          </table:table-cell>
          <table:table-cell table:formula="of:=[.J178]*10" office:value-type="float" office:value="201.6979454" calcext:value-type="float">
            <text:p>201,697945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4" calcext:value-type="float">
            <text:p>97,14</text:p>
          </table:table-cell>
          <table:table-cell table:formula="of:=100-[.B179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10558057" calcext:value-type="float">
            <text:p>0,10558057</text:p>
          </table:table-cell>
          <table:table-cell office:value-type="float" office:value="19.92929287" calcext:value-type="float">
            <text:p>19,92929287</text:p>
          </table:table-cell>
          <table:table-cell table:formula="of:=[.I179]*10" office:value-type="float" office:value="1.0558057" calcext:value-type="float">
            <text:p>1,0558057</text:p>
          </table:table-cell>
          <table:table-cell table:formula="of:=[.J179]*10" office:value-type="float" office:value="199.2929287" calcext:value-type="float">
            <text:p>199,292928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4" calcext:value-type="float">
            <text:p>97,04</text:p>
          </table:table-cell>
          <table:table-cell table:formula="of:=100-[.B180]" office:value-type="float" office:value="2.95999999999999" calcext:value-type="float">
            <text:p>2,96</text:p>
          </table:table-cell>
          <table:table-cell/>
          <table:table-cell office:value-type="float" office:value="12223.7" calcext:value-type="float">
            <text:p>12223,7</text:p>
          </table:table-cell>
          <table:table-cell office:value-type="float" office:value="373.3" calcext:value-type="float">
            <text:p>373,3</text:p>
          </table:table-cell>
          <table:table-cell office:value-type="float" office:value="98.93" calcext:value-type="float">
            <text:p>98,93</text:p>
          </table:table-cell>
          <table:table-cell office:value-type="float" office:value="95.39" calcext:value-type="float">
            <text:p>95,39</text:p>
          </table:table-cell>
          <table:table-cell office:value-type="float" office:value="0.10544157" calcext:value-type="float">
            <text:p>0,10544157</text:p>
          </table:table-cell>
          <table:table-cell office:value-type="float" office:value="19.92578146" calcext:value-type="float">
            <text:p>19,92578146</text:p>
          </table:table-cell>
          <table:table-cell table:formula="of:=[.I180]*10" office:value-type="float" office:value="1.0544157" calcext:value-type="float">
            <text:p>1,0544157</text:p>
          </table:table-cell>
          <table:table-cell table:formula="of:=[.J180]*10" office:value-type="float" office:value="199.2578146" calcext:value-type="float">
            <text:p>199,2578146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18" calcext:value-type="float">
            <text:p>97,18</text:p>
          </table:table-cell>
          <table:table-cell table:formula="of:=100-[.B181]" office:value-type="float" office:value="2.81999999999999" calcext:value-type="float">
            <text:p>2,82</text:p>
          </table:table-cell>
          <table:table-cell/>
          <table:table-cell office:value-type="float" office:value="12242.2" calcext:value-type="float">
            <text:p>12242,2</text:p>
          </table:table-cell>
          <table:table-cell office:value-type="float" office:value="354.8" calcext:value-type="float">
            <text:p>354,8</text:p>
          </table:table-cell>
          <table:table-cell office:value-type="float" office:value="98.95" calcext:value-type="float">
            <text:p>98,95</text:p>
          </table:table-cell>
          <table:table-cell office:value-type="float" office:value="95.65" calcext:value-type="float">
            <text:p>95,65</text:p>
          </table:table-cell>
          <table:table-cell office:value-type="float" office:value="0.010633492" calcext:value-type="float">
            <text:p>0,010633492</text:p>
          </table:table-cell>
          <table:table-cell office:value-type="float" office:value="19.9613657" calcext:value-type="float">
            <text:p>19,9613657</text:p>
          </table:table-cell>
          <table:table-cell table:formula="of:=[.I181]*10" office:value-type="float" office:value="0.10633492" calcext:value-type="float">
            <text:p>0,10633492</text:p>
          </table:table-cell>
          <table:table-cell table:formula="of:=[.J181]*10" office:value-type="float" office:value="199.613657" calcext:value-type="float">
            <text:p>199,613657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13" calcext:value-type="float">
            <text:p>97,13</text:p>
          </table:table-cell>
          <table:table-cell table:formula="of:=100-[.B182]" office:value-type="float" office:value="2.87" calcext:value-type="float">
            <text:p>2,87</text:p>
          </table:table-cell>
          <table:table-cell/>
          <table:table-cell office:value-type="float" office:value="12235.8" calcext:value-type="float">
            <text:p>12235,8</text:p>
          </table:table-cell>
          <table:table-cell office:value-type="float" office:value="361.2" calcext:value-type="float">
            <text:p>361,2</text:p>
          </table:table-cell>
          <table:table-cell office:value-type="float" office:value="98.78" calcext:value-type="float">
            <text:p>98,78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51667" calcext:value-type="float">
            <text:p>0,010551667</text:p>
          </table:table-cell>
          <table:table-cell office:value-type="float" office:value="20.15838017" calcext:value-type="float">
            <text:p>20,15838017</text:p>
          </table:table-cell>
          <table:table-cell table:formula="of:=[.I182]*10" office:value-type="float" office:value="0.10551667" calcext:value-type="float">
            <text:p>0,10551667</text:p>
          </table:table-cell>
          <table:table-cell table:formula="of:=[.J182]*10" office:value-type="float" office:value="201.5838017" calcext:value-type="float">
            <text:p>201,583801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3:.B182])" office:value-type="float" office:value="97.067" calcext:value-type="float">
            <text:p>97,067</text:p>
          </table:table-cell>
          <table:table-cell table:formula="of:=AVERAGE([.C173:.C182])" office:value-type="float" office:value="2.933" calcext:value-type="float">
            <text:p>2,933</text:p>
          </table:table-cell>
          <table:table-cell table:formula="of:=AVERAGE([.D173:.D182])" office:value-type="string" office:string-value="" calcext:value-type="error">
            <text:p>#DIV/0!</text:p>
          </table:table-cell>
          <table:table-cell table:formula="of:=AVERAGE([.E173:.E182])" office:value-type="float" office:value="12227.75" calcext:value-type="float">
            <text:p>12227,75</text:p>
          </table:table-cell>
          <table:table-cell table:formula="of:=AVERAGE([.F173:.F182])" office:value-type="float" office:value="369.25" calcext:value-type="float">
            <text:p>369,25</text:p>
          </table:table-cell>
          <table:table-cell table:formula="of:=AVERAGE([.G173:.G182])" office:value-type="float" office:value="98.832" calcext:value-type="float">
            <text:p>98,832</text:p>
          </table:table-cell>
          <table:table-cell table:formula="of:=AVERAGE([.H173:.H182])" office:value-type="float" office:value="95.536" calcext:value-type="float">
            <text:p>95,536</text:p>
          </table:table-cell>
          <table:table-cell table:formula="of:=AVERAGE([.I173:.I182])" office:value-type="float" office:value="0.02959095487" calcext:value-type="float">
            <text:p>0,0295909549</text:p>
          </table:table-cell>
          <table:table-cell table:formula="of:=AVERAGE([.J173:.J182])" office:value-type="float" office:value="19.97098920255" calcext:value-type="float">
            <text:p>19,9709892026</text:p>
          </table:table-cell>
          <table:table-cell table:formula="of:=SUM([.I173:.I182])" office:value-type="float" office:value="0.2959095487" calcext:value-type="float">
            <text:p>0,2959095487</text:p>
          </table:table-cell>
          <table:table-cell table:formula="of:=SUM([.J173:.J182])" office:value-type="float" office:value="199.7098920255" calcext:value-type="float">
            <text:p>199,709892025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73:.B182])" office:value-type="float" office:value="0.0959218431849605" calcext:value-type="float">
            <text:p>0,0959218432</text:p>
          </table:table-cell>
          <table:table-cell table:formula="of:=COM.MICROSOFT.STDEV.P([.C173:.C182])" office:value-type="float" office:value="0.0959218431849605" calcext:value-type="float">
            <text:p>0,0959218432</text:p>
          </table:table-cell>
          <table:table-cell table:formula="of:=COM.MICROSOFT.STDEV.P([.D173:.D182])" office:value-type="string" office:string-value="" calcext:value-type="error">
            <text:p>#DIV/0!</text:p>
          </table:table-cell>
          <table:table-cell table:formula="of:=COM.MICROSOFT.STDEV.P([.E173:.E182])" office:value-type="float" office:value="11.9653040078388" calcext:value-type="float">
            <text:p>11,9653040078</text:p>
          </table:table-cell>
          <table:table-cell table:formula="of:=COM.MICROSOFT.STDEV.P([.F173:.F182])" office:value-type="float" office:value="11.9653040078387" calcext:value-type="float">
            <text:p>11,9653040078</text:p>
          </table:table-cell>
          <table:table-cell table:formula="of:=COM.MICROSOFT.STDEV.P([.G173:.G182])" office:value-type="float" office:value="0.0797245257119786" calcext:value-type="float">
            <text:p>0,0797245257</text:p>
          </table:table-cell>
          <table:table-cell table:formula="of:=COM.MICROSOFT.STDEV.P([.H173:.H182])" office:value-type="float" office:value="0.16835676404588" calcext:value-type="float">
            <text:p>0,168356764</text:p>
          </table:table-cell>
          <table:table-cell table:formula="of:=COM.MICROSOFT.STDEV.P([.I173:.I182])" office:value-type="float" office:value="0.0379601256559223" calcext:value-type="float">
            <text:p>0,0379601257</text:p>
          </table:table-cell>
          <table:table-cell table:formula="of:=COM.MICROSOFT.STDEV.P([.J173:.J182])" office:value-type="float" office:value="0.103352912356021" calcext:value-type="float">
            <text:p>0,1033529124</text:p>
          </table:table-cell>
          <table:table-cell table:formula="of:=COM.MICROSOFT.STDEV.P([.K173:.K182])" office:value-type="float" office:value="0.379601256559222" calcext:value-type="float">
            <text:p>0,3796012566</text:p>
          </table:table-cell>
          <table:table-cell table:formula="of:=COM.MICROSOFT.STDEV.P([.L173:.L182])" office:value-type="float" office:value="1.03352912356021" calcext:value-type="float">
            <text:p>1,033529123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12 HIBRIDO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23" calcext:value-type="float">
            <text:p>97,23</text:p>
          </table:table-cell>
          <table:table-cell table:formula="of:=100-[.B190]" office:value-type="float" office:value="2.77" calcext:value-type="float">
            <text:p>2,77</text:p>
          </table:table-cell>
          <table:table-cell office:value-type="float" office:value="8841.2" calcext:value-type="float">
            <text:p>8841,2</text:p>
          </table:table-cell>
          <table:table-cell office:value-type="float" office:value="12247.7" calcext:value-type="float">
            <text:p>12247,7</text:p>
          </table:table-cell>
          <table:table-cell office:value-type="float" office:value="349.3" calcext:value-type="float">
            <text:p>349,3</text:p>
          </table:table-cell>
          <table:table-cell office:value-type="float" office:value="99.52" calcext:value-type="float">
            <text:p>99,52</text:p>
          </table:table-cell>
          <table:table-cell office:value-type="float" office:value="95.23" calcext:value-type="float">
            <text:p>95,23</text:p>
          </table:table-cell>
          <table:table-cell office:value-type="float" office:value="171.5777200461" calcext:value-type="float">
            <text:p>171,5777200461</text:p>
          </table:table-cell>
          <table:table-cell office:value-type="float" office:value="15.847003293" calcext:value-type="float">
            <text:p>15,847003293</text:p>
          </table:table-cell>
          <table:table-cell table:formula="of:=[.I190]*10" office:value-type="float" office:value="1715.777200461" calcext:value-type="float">
            <text:p>1715,777200461</text:p>
          </table:table-cell>
          <table:table-cell table:formula="of:=[.J190]*10" office:value-type="float" office:value="158.47003293" calcext:value-type="float">
            <text:p>158,47003293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51" calcext:value-type="float">
            <text:p>97,51</text:p>
          </table:table-cell>
          <table:table-cell table:formula="of:=100-[.B191]" office:value-type="float" office:value="2.48999999999999" calcext:value-type="float">
            <text:p>2,49</text:p>
          </table:table-cell>
          <table:table-cell office:value-type="float" office:value="7239.2" calcext:value-type="float">
            <text:p>7239,2</text:p>
          </table:table-cell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9.78" calcext:value-type="float">
            <text:p>99,78</text:p>
          </table:table-cell>
          <table:table-cell office:value-type="float" office:value="95.53" calcext:value-type="float">
            <text:p>95,53</text:p>
          </table:table-cell>
          <table:table-cell office:value-type="float" office:value="142.6112029" calcext:value-type="float">
            <text:p>142,6112029</text:p>
          </table:table-cell>
          <table:table-cell office:value-type="float" office:value="11.5889308" calcext:value-type="float">
            <text:p>11,5889308</text:p>
          </table:table-cell>
          <table:table-cell table:formula="of:=[.I191]*10" office:value-type="float" office:value="1426.112029" calcext:value-type="float">
            <text:p>1426,112029</text:p>
          </table:table-cell>
          <table:table-cell table:formula="of:=[.J191]*10" office:value-type="float" office:value="115.889308" calcext:value-type="float">
            <text:p>115,88930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53" calcext:value-type="float">
            <text:p>97,53</text:p>
          </table:table-cell>
          <table:table-cell table:formula="of:=100-[.B192]" office:value-type="float" office:value="2.47" calcext:value-type="float">
            <text:p>2,47</text:p>
          </table:table-cell>
          <table:table-cell office:value-type="float" office:value="8310.9" calcext:value-type="float">
            <text:p>8310,9</text:p>
          </table:table-cell>
          <table:table-cell office:value-type="float" office:value="12286" calcext:value-type="float">
            <text:p>12286</text:p>
          </table:table-cell>
          <table:table-cell office:value-type="float" office:value="311" calcext:value-type="float">
            <text:p>311</text:p>
          </table:table-cell>
          <table:table-cell office:value-type="float" office:value="99.77" calcext:value-type="float">
            <text:p>99,77</text:p>
          </table:table-cell>
          <table:table-cell office:value-type="float" office:value="95.58" calcext:value-type="float">
            <text:p>95,58</text:p>
          </table:table-cell>
          <table:table-cell office:value-type="float" office:value="168.4057785" calcext:value-type="float">
            <text:p>168,4057785</text:p>
          </table:table-cell>
          <table:table-cell office:value-type="float" office:value="15.58293133" calcext:value-type="float">
            <text:p>15,58293133</text:p>
          </table:table-cell>
          <table:table-cell table:formula="of:=[.I192]*10" office:value-type="float" office:value="1684.057785" calcext:value-type="float">
            <text:p>1684,057785</text:p>
          </table:table-cell>
          <table:table-cell table:formula="of:=[.J192]*10" office:value-type="float" office:value="155.8293133" calcext:value-type="float">
            <text:p>155,829313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31" calcext:value-type="float">
            <text:p>99,31</text:p>
          </table:table-cell>
          <table:table-cell table:formula="of:=100-[.B193]" office:value-type="float" office:value="0.689999999999998" calcext:value-type="float">
            <text:p>0,69</text:p>
          </table:table-cell>
          <table:table-cell office:value-type="float" office:value="7743.6" calcext:value-type="float">
            <text:p>7743,6</text:p>
          </table:table-cell>
          <table:table-cell office:value-type="float" office:value="12258.2" calcext:value-type="float">
            <text:p>12258,2</text:p>
          </table:table-cell>
          <table:table-cell office:value-type="float" office:value="338.8" calcext:value-type="float">
            <text:p>338,8</text:p>
          </table:table-cell>
          <table:table-cell office:value-type="float" office:value="99.76" calcext:value-type="float">
            <text:p>99,76</text:p>
          </table:table-cell>
          <table:table-cell office:value-type="float" office:value="95.18" calcext:value-type="float">
            <text:p>95,18</text:p>
          </table:table-cell>
          <table:table-cell office:value-type="float" office:value="103.4672291" calcext:value-type="float">
            <text:p>103,4672291</text:p>
          </table:table-cell>
          <table:table-cell office:value-type="float" office:value="12.39585111" calcext:value-type="float">
            <text:p>12,39585111</text:p>
          </table:table-cell>
          <table:table-cell table:formula="of:=[.I193]*10" office:value-type="float" office:value="1034.672291" calcext:value-type="float">
            <text:p>1034,672291</text:p>
          </table:table-cell>
          <table:table-cell table:formula="of:=[.J193]*10" office:value-type="float" office:value="123.9585111" calcext:value-type="float">
            <text:p>123,958511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37" calcext:value-type="float">
            <text:p>97,37</text:p>
          </table:table-cell>
          <table:table-cell table:formula="of:=100-[.B194]" office:value-type="float" office:value="2.63" calcext:value-type="float">
            <text:p>2,63</text:p>
          </table:table-cell>
          <table:table-cell office:value-type="float" office:value="9377.5" calcext:value-type="float">
            <text:p>9377,5</text:p>
          </table:table-cell>
          <table:table-cell office:value-type="float" office:value="12266.2" calcext:value-type="float">
            <text:p>12266,2</text:p>
          </table:table-cell>
          <table:table-cell office:value-type="float" office:value="330.8" calcext:value-type="float">
            <text:p>330,8</text:p>
          </table:table-cell>
          <table:table-cell office:value-type="float" office:value="99.38" calcext:value-type="float">
            <text:p>99,38</text:p>
          </table:table-cell>
          <table:table-cell office:value-type="float" office:value="95.63" calcext:value-type="float">
            <text:p>95,63</text:p>
          </table:table-cell>
          <table:table-cell office:value-type="float" office:value="115.1752452" calcext:value-type="float">
            <text:p>115,1752452</text:p>
          </table:table-cell>
          <table:table-cell office:value-type="float" office:value="14.11318569" calcext:value-type="float">
            <text:p>14,11318569</text:p>
          </table:table-cell>
          <table:table-cell table:formula="of:=[.I194]*10" office:value-type="float" office:value="1151.752452" calcext:value-type="float">
            <text:p>1151,752452</text:p>
          </table:table-cell>
          <table:table-cell table:formula="of:=[.J194]*10" office:value-type="float" office:value="141.1318569" calcext:value-type="float">
            <text:p>141,131856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31" calcext:value-type="float">
            <text:p>97,31</text:p>
          </table:table-cell>
          <table:table-cell table:formula="of:=100-[.B195]" office:value-type="float" office:value="2.69" calcext:value-type="float">
            <text:p>2,69</text:p>
          </table:table-cell>
          <table:table-cell office:value-type="float" office:value="7231.1" calcext:value-type="float">
            <text:p>7231,1</text:p>
          </table:table-cell>
          <table:table-cell office:value-type="float" office:value="12258.4" calcext:value-type="float">
            <text:p>12258,4</text:p>
          </table:table-cell>
          <table:table-cell office:value-type="float" office:value="338.6" calcext:value-type="float">
            <text:p>338,6</text:p>
          </table:table-cell>
          <table:table-cell office:value-type="float" office:value="99.83" calcext:value-type="float">
            <text:p>99,83</text:p>
          </table:table-cell>
          <table:table-cell office:value-type="float" office:value="95.12" calcext:value-type="float">
            <text:p>95,12</text:p>
          </table:table-cell>
          <table:table-cell office:value-type="float" office:value="189.5480019" calcext:value-type="float">
            <text:p>189,5480019</text:p>
          </table:table-cell>
          <table:table-cell office:value-type="float" office:value="11.29942207" calcext:value-type="float">
            <text:p>11,29942207</text:p>
          </table:table-cell>
          <table:table-cell table:formula="of:=[.I195]*10" office:value-type="float" office:value="1895.480019" calcext:value-type="float">
            <text:p>1895,480019</text:p>
          </table:table-cell>
          <table:table-cell table:formula="of:=[.J195]*10" office:value-type="float" office:value="112.9942207" calcext:value-type="float">
            <text:p>112,9942207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6" calcext:value-type="float">
            <text:p>97,46</text:p>
          </table:table-cell>
          <table:table-cell table:formula="of:=100-[.B196]" office:value-type="float" office:value="2.54000000000001" calcext:value-type="float">
            <text:p>2,54</text:p>
          </table:table-cell>
          <table:table-cell office:value-type="float" office:value="8323.1" calcext:value-type="float">
            <text:p>8323,1</text:p>
          </table:table-cell>
          <table:table-cell office:value-type="float" office:value="12277" calcext:value-type="float">
            <text:p>12277</text:p>
          </table:table-cell>
          <table:table-cell office:value-type="float" office:value="320" calcext:value-type="float">
            <text:p>320</text:p>
          </table:table-cell>
          <table:table-cell office:value-type="float" office:value="99.64" calcext:value-type="float">
            <text:p>99,64</text:p>
          </table:table-cell>
          <table:table-cell office:value-type="float" office:value="95.56" calcext:value-type="float">
            <text:p>95,56</text:p>
          </table:table-cell>
          <table:table-cell office:value-type="float" office:value="102.6196653" calcext:value-type="float">
            <text:p>102,6196653</text:p>
          </table:table-cell>
          <table:table-cell office:value-type="float" office:value="11.87663467" calcext:value-type="float">
            <text:p>11,87663467</text:p>
          </table:table-cell>
          <table:table-cell table:formula="of:=[.I196]*10" office:value-type="float" office:value="1026.196653" calcext:value-type="float">
            <text:p>1026,196653</text:p>
          </table:table-cell>
          <table:table-cell table:formula="of:=[.J196]*10" office:value-type="float" office:value="118.7663467" calcext:value-type="float">
            <text:p>118,766346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table:style-name="ce4" office:value-type="float" office:value="97.22" calcext:value-type="float">
            <text:p>97,22</text:p>
          </table:table-cell>
          <table:table-cell table:formula="of:=100-[.B197]" office:value-type="float" office:value="2.78" calcext:value-type="float">
            <text:p>2,78</text:p>
          </table:table-cell>
          <table:table-cell office:value-type="float" office:value="8840.7" calcext:value-type="float">
            <text:p>8840,7</text:p>
          </table:table-cell>
          <table:table-cell office:value-type="float" office:value="12246.5" calcext:value-type="float">
            <text:p>12246,5</text:p>
          </table:table-cell>
          <table:table-cell office:value-type="float" office:value="350.5" calcext:value-type="float">
            <text:p>350,5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" calcext:value-type="float">
            <text:p>95,3</text:p>
          </table:table-cell>
          <table:table-cell office:value-type="float" office:value="138.5795159" calcext:value-type="float">
            <text:p>138,5795159</text:p>
          </table:table-cell>
          <table:table-cell office:value-type="float" office:value="16.26964977" calcext:value-type="float">
            <text:p>16,26964977</text:p>
          </table:table-cell>
          <table:table-cell table:formula="of:=[.I197]*10" office:value-type="float" office:value="1385.795159" calcext:value-type="float">
            <text:p>1385,795159</text:p>
          </table:table-cell>
          <table:table-cell table:formula="of:=[.J197]*10" office:value-type="float" office:value="162.6964977" calcext:value-type="float">
            <text:p>162,6964977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9" calcext:value-type="float">
            <text:p>96,9</text:p>
          </table:table-cell>
          <table:table-cell table:formula="of:=100-[.B198]" office:value-type="float" office:value="3.09999999999999" calcext:value-type="float">
            <text:p>3,1</text:p>
          </table:table-cell>
          <table:table-cell office:value-type="float" office:value="8210.2" calcext:value-type="float">
            <text:p>8210,2</text:p>
          </table:table-cell>
          <table:table-cell office:value-type="float" office:value="12206.7" calcext:value-type="float">
            <text:p>12206,7</text:p>
          </table:table-cell>
          <table:table-cell office:value-type="float" office:value="390.3" calcext:value-type="float">
            <text:p>390,3</text:p>
          </table:table-cell>
          <table:table-cell office:value-type="float" office:value="99.48" calcext:value-type="float">
            <text:p>99,48</text:p>
          </table:table-cell>
          <table:table-cell office:value-type="float" office:value="94.66" calcext:value-type="float">
            <text:p>94,66</text:p>
          </table:table-cell>
          <table:table-cell office:value-type="float" office:value="186.3588815" calcext:value-type="float">
            <text:p>186,3588815</text:p>
          </table:table-cell>
          <table:table-cell office:value-type="float" office:value="15.53915846" calcext:value-type="float">
            <text:p>15,53915846</text:p>
          </table:table-cell>
          <table:table-cell table:formula="of:=[.I198]*10" office:value-type="float" office:value="1863.588815" calcext:value-type="float">
            <text:p>1863,588815</text:p>
          </table:table-cell>
          <table:table-cell table:formula="of:=[.J198]*10" office:value-type="float" office:value="155.3915846" calcext:value-type="float">
            <text:p>155,391584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55" calcext:value-type="float">
            <text:p>97,55</text:p>
          </table:table-cell>
          <table:table-cell table:formula="of:=100-[.B199]" office:value-type="float" office:value="2.45" calcext:value-type="float">
            <text:p>2,45</text:p>
          </table:table-cell>
          <table:table-cell office:value-type="float" office:value="7244.7" calcext:value-type="float">
            <text:p>7244,7</text:p>
          </table:table-cell>
          <table:table-cell office:value-type="float" office:value="12288.1" calcext:value-type="float">
            <text:p>12288,1</text:p>
          </table:table-cell>
          <table:table-cell office:value-type="float" office:value="308.9" calcext:value-type="float">
            <text:p>308,9</text:p>
          </table:table-cell>
          <table:table-cell office:value-type="float" office:value="99.82" calcext:value-type="float">
            <text:p>99,82</text:p>
          </table:table-cell>
          <table:table-cell office:value-type="float" office:value="95.57" calcext:value-type="float">
            <text:p>95,57</text:p>
          </table:table-cell>
          <table:table-cell office:value-type="float" office:value="135.6241875" calcext:value-type="float">
            <text:p>135,6241875</text:p>
          </table:table-cell>
          <table:table-cell office:value-type="float" office:value="11.62423043" calcext:value-type="float">
            <text:p>11,62423043</text:p>
          </table:table-cell>
          <table:table-cell table:formula="of:=[.I199]*10" office:value-type="float" office:value="1356.241875" calcext:value-type="float">
            <text:p>1356,241875</text:p>
          </table:table-cell>
          <table:table-cell table:formula="of:=[.J199]*10" office:value-type="float" office:value="116.2423043" calcext:value-type="float">
            <text:p>116,242304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90:.B199])" office:value-type="float" office:value="97.539" calcext:value-type="float">
            <text:p>97,539</text:p>
          </table:table-cell>
          <table:table-cell table:formula="of:=AVERAGE([.C190:.C199])" office:value-type="float" office:value="2.461" calcext:value-type="float">
            <text:p>2,461</text:p>
          </table:table-cell>
          <table:table-cell table:formula="of:=AVERAGE([.D190:.D199])" office:value-type="float" office:value="8136.22" calcext:value-type="float">
            <text:p>8136,22</text:p>
          </table:table-cell>
          <table:table-cell table:formula="of:=AVERAGE([.E190:.E199])" office:value-type="float" office:value="12261.79" calcext:value-type="float">
            <text:p>12261,79</text:p>
          </table:table-cell>
          <table:table-cell table:formula="of:=AVERAGE([.F190:.F199])" office:value-type="float" office:value="335.21" calcext:value-type="float">
            <text:p>335,21</text:p>
          </table:table-cell>
          <table:table-cell table:formula="of:=AVERAGE([.G190:.G199])" office:value-type="float" office:value="99.641" calcext:value-type="float">
            <text:p>99,641</text:p>
          </table:table-cell>
          <table:table-cell table:formula="of:=AVERAGE([.H190:.H199])" office:value-type="float" office:value="95.336" calcext:value-type="float">
            <text:p>95,336</text:p>
          </table:table-cell>
          <table:table-cell table:formula="of:=AVERAGE([.I190:.I199])" office:value-type="float" office:value="145.39674278461" calcext:value-type="float">
            <text:p>145,3967427846</text:p>
          </table:table-cell>
          <table:table-cell table:formula="of:=AVERAGE([.J190:.J199])" office:value-type="float" office:value="13.6136997623" calcext:value-type="float">
            <text:p>13,6136997623</text:p>
          </table:table-cell>
          <table:table-cell table:formula="of:=SUM([.I190:.I199])" office:value-type="float" office:value="1453.9674278461" calcext:value-type="float">
            <text:p>1453,9674278461</text:p>
          </table:table-cell>
          <table:table-cell table:formula="of:=SUM([.J190:.J199])" office:value-type="float" office:value="136.136997623" calcext:value-type="float">
            <text:p>136,136997623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90:.B199])" office:value-type="float" office:value="0.618893367228959" calcext:value-type="float">
            <text:p>0,6188933672</text:p>
          </table:table-cell>
          <table:table-cell table:formula="of:=COM.MICROSOFT.STDEV.P([.C190:.C199])" office:value-type="float" office:value="0.618893367228959" calcext:value-type="float">
            <text:p>0,6188933672</text:p>
          </table:table-cell>
          <table:table-cell table:formula="of:=COM.MICROSOFT.STDEV.P([.D190:.D199])" office:value-type="float" office:value="719.570750934194" calcext:value-type="float">
            <text:p>719,5707509342</text:p>
          </table:table-cell>
          <table:table-cell table:formula="of:=COM.MICROSOFT.STDEV.P([.E190:.E199])" office:value-type="float" office:value="23.3983952441186" calcext:value-type="float">
            <text:p>23,3983952441</text:p>
          </table:table-cell>
          <table:table-cell table:formula="of:=COM.MICROSOFT.STDEV.P([.F190:.F199])" office:value-type="float" office:value="23.3983952441188" calcext:value-type="float">
            <text:p>23,3983952441</text:p>
          </table:table-cell>
          <table:table-cell table:formula="of:=COM.MICROSOFT.STDEV.P([.G190:.G199])" office:value-type="float" office:value="0.164648109615627" calcext:value-type="float">
            <text:p>0,1646481096</text:p>
          </table:table-cell>
          <table:table-cell table:formula="of:=COM.MICROSOFT.STDEV.P([.H190:.H199])" office:value-type="float" office:value="0.287930547181086" calcext:value-type="float">
            <text:p>0,2879305472</text:p>
          </table:table-cell>
          <table:table-cell table:formula="of:=COM.MICROSOFT.STDEV.P([.I190:.I199])" office:value-type="float" office:value="30.8109198635427" calcext:value-type="float">
            <text:p>30,8109198635</text:p>
          </table:table-cell>
          <table:table-cell table:formula="of:=COM.MICROSOFT.STDEV.P([.J190:.J199])" office:value-type="float" office:value="1.94397980303585" calcext:value-type="float">
            <text:p>1,943979803</text:p>
          </table:table-cell>
          <table:table-cell table:formula="of:=COM.MICROSOFT.STDEV.P([.K190:.K199])" office:value-type="float" office:value="308.109198635427" calcext:value-type="float">
            <text:p>308,1091986354</text:p>
          </table:table-cell>
          <table:table-cell table:formula="of:=COM.MICROSOFT.STDEV.P([.L190:.L199])" office:value-type="float" office:value="19.4397980303585" calcext:value-type="float">
            <text:p>19,439798030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13 R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85.93" calcext:value-type="float">
            <text:p>85,93</text:p>
          </table:table-cell>
          <table:table-cell table:formula="of:=100-[.B207]" office:value-type="float" office:value="14.07" calcext:value-type="float">
            <text:p>14,07</text:p>
          </table:table-cell>
          <table:table-cell/>
          <table:table-cell office:value-type="float" office:value="10824.8" calcext:value-type="float">
            <text:p>10824,8</text:p>
          </table:table-cell>
          <table:table-cell office:value-type="float" office:value="1772.2" calcext:value-type="float">
            <text:p>1772,2</text:p>
          </table:table-cell>
          <table:table-cell office:value-type="float" office:value="71.87" calcext:value-type="float">
            <text:p>71,87</text:p>
          </table:table-cell>
          <table:table-cell office:value-type="float" office:value="98.17" calcext:value-type="float">
            <text:p>98,17</text:p>
          </table:table-cell>
          <table:table-cell office:value-type="float" office:value="142.5724021" calcext:value-type="float">
            <text:p>142,5724021</text:p>
          </table:table-cell>
          <table:table-cell office:value-type="float" office:value="0.143175387" calcext:value-type="float">
            <text:p>0,143175387</text:p>
          </table:table-cell>
          <table:table-cell table:formula="of:=[.I207]*10" office:value-type="float" office:value="1425.724021" calcext:value-type="float">
            <text:p>1425,724021</text:p>
          </table:table-cell>
          <table:table-cell table:formula="of:=[.J207]*10" office:value-type="float" office:value="1.43175387" calcext:value-type="float">
            <text:p>1,43175387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36" calcext:value-type="float">
            <text:p>94,36</text:p>
          </table:table-cell>
          <table:table-cell table:formula="of:=100-[.B208]" office:value-type="float" office:value="5.64" calcext:value-type="float">
            <text:p>5,64</text:p>
          </table:table-cell>
          <table:table-cell/>
          <table:table-cell office:value-type="float" office:value="11886.8" calcext:value-type="float">
            <text:p>11886,8</text:p>
          </table:table-cell>
          <table:table-cell office:value-type="float" office:value="710.2" calcext:value-type="float">
            <text:p>710,2</text:p>
          </table:table-cell>
          <table:table-cell office:value-type="float" office:value="90.14" calcext:value-type="float">
            <text:p>90,14</text:p>
          </table:table-cell>
          <table:table-cell office:value-type="float" office:value="98.04" calcext:value-type="float">
            <text:p>98,04</text:p>
          </table:table-cell>
          <table:table-cell office:value-type="float" office:value="157.975425" calcext:value-type="float">
            <text:p>157,975425</text:p>
          </table:table-cell>
          <table:table-cell office:value-type="float" office:value="0.194418716" calcext:value-type="float">
            <text:p>0,194418716</text:p>
          </table:table-cell>
          <table:table-cell table:formula="of:=[.I208]*10" office:value-type="float" office:value="1579.75425" calcext:value-type="float">
            <text:p>1579,75425</text:p>
          </table:table-cell>
          <table:table-cell table:formula="of:=[.J208]*10" office:value-type="float" office:value="1.94418716" calcext:value-type="float">
            <text:p>1,9441871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0.24" calcext:value-type="float">
            <text:p>90,24</text:p>
          </table:table-cell>
          <table:table-cell table:formula="of:=100-[.B209]" office:value-type="float" office:value="9.76000000000001" calcext:value-type="float">
            <text:p>9,76</text:p>
          </table:table-cell>
          <table:table-cell/>
          <table:table-cell office:value-type="float" office:value="11367.2" calcext:value-type="float">
            <text:p>11367,2</text:p>
          </table:table-cell>
          <table:table-cell office:value-type="float" office:value="1229.8" calcext:value-type="float">
            <text:p>1229,8</text:p>
          </table:table-cell>
          <table:table-cell office:value-type="float" office:value="81.12" calcext:value-type="float">
            <text:p>81,12</text:p>
          </table:table-cell>
          <table:table-cell office:value-type="float" office:value="98.18" calcext:value-type="float">
            <text:p>98,18</text:p>
          </table:table-cell>
          <table:table-cell office:value-type="float" office:value="103.4582245" calcext:value-type="float">
            <text:p>103,4582245</text:p>
          </table:table-cell>
          <table:table-cell office:value-type="float" office:value="0.144905448" calcext:value-type="float">
            <text:p>0,144905448</text:p>
          </table:table-cell>
          <table:table-cell table:formula="of:=[.I209]*10" office:value-type="float" office:value="1034.582245" calcext:value-type="float">
            <text:p>1034,582245</text:p>
          </table:table-cell>
          <table:table-cell table:formula="of:=[.J209]*10" office:value-type="float" office:value="1.44905448" calcext:value-type="float">
            <text:p>1,4490544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210]" office:value-type="float" office:value="5.78" calcext:value-type="float">
            <text:p>5,78</text:p>
          </table:table-cell>
          <table:table-cell/>
          <table:table-cell office:value-type="float" office:value="11869.4" calcext:value-type="float">
            <text:p>11869,4</text:p>
          </table:table-cell>
          <table:table-cell office:value-type="float" office:value="727.6" calcext:value-type="float">
            <text:p>727,6</text:p>
          </table:table-cell>
          <table:table-cell office:value-type="float" office:value="90.26" calcext:value-type="float">
            <text:p>90,26</text:p>
          </table:table-cell>
          <table:table-cell office:value-type="float" office:value="97.68" calcext:value-type="float">
            <text:p>97,68</text:p>
          </table:table-cell>
          <table:table-cell office:value-type="float" office:value="109.9401156" calcext:value-type="float">
            <text:p>109,9401156</text:p>
          </table:table-cell>
          <table:table-cell office:value-type="float" office:value="0.143414927" calcext:value-type="float">
            <text:p>0,143414927</text:p>
          </table:table-cell>
          <table:table-cell table:formula="of:=[.I210]*10" office:value-type="float" office:value="1099.401156" calcext:value-type="float">
            <text:p>1099,401156</text:p>
          </table:table-cell>
          <table:table-cell table:formula="of:=[.J210]*10" office:value-type="float" office:value="1.43414927" calcext:value-type="float">
            <text:p>1,43414927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0.65" calcext:value-type="float">
            <text:p>90,65</text:p>
          </table:table-cell>
          <table:table-cell table:formula="of:=100-[.B211]" office:value-type="float" office:value="9.34999999999999" calcext:value-type="float">
            <text:p>9,35</text:p>
          </table:table-cell>
          <table:table-cell/>
          <table:table-cell office:value-type="float" office:value="11419.6" calcext:value-type="float">
            <text:p>11419,6</text:p>
          </table:table-cell>
          <table:table-cell office:value-type="float" office:value="1177.4" calcext:value-type="float">
            <text:p>1177,4</text:p>
          </table:table-cell>
          <table:table-cell office:value-type="float" office:value="81.08" calcext:value-type="float">
            <text:p>81,08</text:p>
          </table:table-cell>
          <table:table-cell office:value-type="float" office:value="98.99" calcext:value-type="float">
            <text:p>98,99</text:p>
          </table:table-cell>
          <table:table-cell office:value-type="float" office:value="87.22317822" calcext:value-type="float">
            <text:p>87,22317822</text:p>
          </table:table-cell>
          <table:table-cell office:value-type="float" office:value="0.143543482" calcext:value-type="float">
            <text:p>0,143543482</text:p>
          </table:table-cell>
          <table:table-cell table:formula="of:=[.I211]*10" office:value-type="float" office:value="872.2317822" calcext:value-type="float">
            <text:p>872,2317822</text:p>
          </table:table-cell>
          <table:table-cell table:formula="of:=[.J211]*10" office:value-type="float" office:value="1.43543482" calcext:value-type="float">
            <text:p>1,4354348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6.09" calcext:value-type="float">
            <text:p>86,09</text:p>
          </table:table-cell>
          <table:table-cell table:formula="of:=100-[.B212]" office:value-type="float" office:value="13.91" calcext:value-type="float">
            <text:p>13,91</text:p>
          </table:table-cell>
          <table:table-cell/>
          <table:table-cell office:value-type="float" office:value="10844.8" calcext:value-type="float">
            <text:p>10844,8</text:p>
          </table:table-cell>
          <table:table-cell office:value-type="float" office:value="1752.2" calcext:value-type="float">
            <text:p>1752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4" calcext:value-type="float">
            <text:p>98,54</text:p>
          </table:table-cell>
          <table:table-cell office:value-type="float" office:value="81.29418573" calcext:value-type="float">
            <text:p>81,29418573</text:p>
          </table:table-cell>
          <table:table-cell office:value-type="float" office:value="0.143492794" calcext:value-type="float">
            <text:p>0,143492794</text:p>
          </table:table-cell>
          <table:table-cell table:formula="of:=[.I212]*10" office:value-type="float" office:value="812.9418573" calcext:value-type="float">
            <text:p>812,9418573</text:p>
          </table:table-cell>
          <table:table-cell table:formula="of:=[.J212]*10" office:value-type="float" office:value="1.43492794" calcext:value-type="float">
            <text:p>1,4349279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5.95" calcext:value-type="float">
            <text:p>85,95</text:p>
          </table:table-cell>
          <table:table-cell table:formula="of:=100-[.B213]" office:value-type="float" office:value="14.05" calcext:value-type="float">
            <text:p>14,05</text:p>
          </table:table-cell>
          <table:table-cell/>
          <table:table-cell office:value-type="float" office:value="10827.6" calcext:value-type="float">
            <text:p>10827,6</text:p>
          </table:table-cell>
          <table:table-cell office:value-type="float" office:value="1769.4" calcext:value-type="float">
            <text:p>1769,4</text:p>
          </table:table-cell>
          <table:table-cell office:value-type="float" office:value="72.35" calcext:value-type="float">
            <text:p>72,35</text:p>
          </table:table-cell>
          <table:table-cell office:value-type="float" office:value="97.8" calcext:value-type="float">
            <text:p>97,8</text:p>
          </table:table-cell>
          <table:table-cell office:value-type="float" office:value="90.81565564" calcext:value-type="float">
            <text:p>90,81565564</text:p>
          </table:table-cell>
          <table:table-cell office:value-type="float" office:value="0.144596434" calcext:value-type="float">
            <text:p>0,144596434</text:p>
          </table:table-cell>
          <table:table-cell table:formula="of:=[.I213]*10" office:value-type="float" office:value="908.1565564" calcext:value-type="float">
            <text:p>908,1565564</text:p>
          </table:table-cell>
          <table:table-cell table:formula="of:=[.J213]*10" office:value-type="float" office:value="1.44596434" calcext:value-type="float">
            <text:p>1,4459643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6.11" calcext:value-type="float">
            <text:p>86,11</text:p>
          </table:table-cell>
          <table:table-cell table:formula="of:=100-[.B214]" office:value-type="float" office:value="13.89" calcext:value-type="float">
            <text:p>13,89</text:p>
          </table:table-cell>
          <table:table-cell/>
          <table:table-cell office:value-type="float" office:value="10846.8" calcext:value-type="float">
            <text:p>10846,8</text:p>
          </table:table-cell>
          <table:table-cell office:value-type="float" office:value="1750.2" calcext:value-type="float">
            <text:p>1750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8" calcext:value-type="float">
            <text:p>98,58</text:p>
          </table:table-cell>
          <table:table-cell office:value-type="float" office:value="151.5743989" calcext:value-type="float">
            <text:p>151,5743989</text:p>
          </table:table-cell>
          <table:table-cell office:value-type="float" office:value="0.143766999" calcext:value-type="float">
            <text:p>0,143766999</text:p>
          </table:table-cell>
          <table:table-cell table:formula="of:=[.I214]*10" office:value-type="float" office:value="1515.743989" calcext:value-type="float">
            <text:p>1515,743989</text:p>
          </table:table-cell>
          <table:table-cell table:formula="of:=[.J214]*10" office:value-type="float" office:value="1.43766999" calcext:value-type="float">
            <text:p>1,4376699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4.52" calcext:value-type="float">
            <text:p>94,52</text:p>
          </table:table-cell>
          <table:table-cell table:formula="of:=100-[.B215]" office:value-type="float" office:value="5.48" calcext:value-type="float">
            <text:p>5,48</text:p>
          </table:table-cell>
          <table:table-cell/>
          <table:table-cell office:value-type="float" office:value="11906.3" calcext:value-type="float">
            <text:p>11906,3</text:p>
          </table:table-cell>
          <table:table-cell office:value-type="float" office:value="690.7" calcext:value-type="float">
            <text:p>690,7</text:p>
          </table:table-cell>
          <table:table-cell office:value-type="float" office:value="89.96" calcext:value-type="float">
            <text:p>89,96</text:p>
          </table:table-cell>
          <table:table-cell office:value-type="float" office:value="98.49" calcext:value-type="float">
            <text:p>98,49</text:p>
          </table:table-cell>
          <table:table-cell office:value-type="float" office:value="135.0552849" calcext:value-type="float">
            <text:p>135,0552849</text:p>
          </table:table-cell>
          <table:table-cell office:value-type="float" office:value="0.142291117" calcext:value-type="float">
            <text:p>0,142291117</text:p>
          </table:table-cell>
          <table:table-cell table:formula="of:=[.I215]*10" office:value-type="float" office:value="1350.552849" calcext:value-type="float">
            <text:p>1350,552849</text:p>
          </table:table-cell>
          <table:table-cell table:formula="of:=[.J215]*10" office:value-type="float" office:value="1.42291117" calcext:value-type="float">
            <text:p>1,42291117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86.09" calcext:value-type="float">
            <text:p>86,09</text:p>
          </table:table-cell>
          <table:table-cell table:formula="of:=100-[.B216]" office:value-type="float" office:value="13.91" calcext:value-type="float">
            <text:p>13,91</text:p>
          </table:table-cell>
          <table:table-cell/>
          <table:table-cell office:value-type="float" office:value="10844.3" calcext:value-type="float">
            <text:p>10844,3</text:p>
          </table:table-cell>
          <table:table-cell office:value-type="float" office:value="1752.7" calcext:value-type="float">
            <text:p>1752,7</text:p>
          </table:table-cell>
          <table:table-cell office:value-type="float" office:value="72.09" calcext:value-type="float">
            <text:p>72,09</text:p>
          </table:table-cell>
          <table:table-cell office:value-type="float" office:value="98.27" calcext:value-type="float">
            <text:p>98,27</text:p>
          </table:table-cell>
          <table:table-cell office:value-type="float" office:value="156.6222868" calcext:value-type="float">
            <text:p>156,6222868</text:p>
          </table:table-cell>
          <table:table-cell office:value-type="float" office:value="0.193276215" calcext:value-type="float">
            <text:p>0,193276215</text:p>
          </table:table-cell>
          <table:table-cell table:formula="of:=[.I216]*10" office:value-type="float" office:value="1566.222868" calcext:value-type="float">
            <text:p>1566,222868</text:p>
          </table:table-cell>
          <table:table-cell table:formula="of:=[.J216]*10" office:value-type="float" office:value="1.93276215" calcext:value-type="float">
            <text:p>1,9327621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7:.B216])" office:value-type="float" office:value="89.416" calcext:value-type="float">
            <text:p>89,416</text:p>
          </table:table-cell>
          <table:table-cell table:formula="of:=AVERAGE([.C207:.C216])" office:value-type="float" office:value="10.584" calcext:value-type="float">
            <text:p>10,584</text:p>
          </table:table-cell>
          <table:table-cell table:formula="of:=AVERAGE([.D207:.D216])" office:value-type="string" office:string-value="" calcext:value-type="error">
            <text:p>#DIV/0!</text:p>
          </table:table-cell>
          <table:table-cell table:formula="of:=AVERAGE([.E207:.E216])" office:value-type="float" office:value="11263.76" calcext:value-type="float">
            <text:p>11263,76</text:p>
          </table:table-cell>
          <table:table-cell table:formula="of:=AVERAGE([.F207:.F216])" office:value-type="float" office:value="1333.24" calcext:value-type="float">
            <text:p>1333,24</text:p>
          </table:table-cell>
          <table:table-cell table:formula="of:=AVERAGE([.G207:.G216])" office:value-type="float" office:value="79.243" calcext:value-type="float">
            <text:p>79,243</text:p>
          </table:table-cell>
          <table:table-cell table:formula="of:=AVERAGE([.H207:.H216])" office:value-type="float" office:value="98.274" calcext:value-type="float">
            <text:p>98,274</text:p>
          </table:table-cell>
          <table:table-cell table:formula="of:=AVERAGE([.I207:.I216])" office:value-type="float" office:value="121.653115739" calcext:value-type="float">
            <text:p>121,653115739</text:p>
          </table:table-cell>
          <table:table-cell table:formula="of:=AVERAGE([.J207:.J216])" office:value-type="float" office:value="0.1536881519" calcext:value-type="float">
            <text:p>0,1536881519</text:p>
          </table:table-cell>
          <table:table-cell table:formula="of:=SUM([.I207:.I216])" office:value-type="float" office:value="1216.53115739" calcext:value-type="float">
            <text:p>1216,53115739</text:p>
          </table:table-cell>
          <table:table-cell table:formula="of:=SUM([.J207:.J216])" office:value-type="float" office:value="1.536881519" calcext:value-type="float">
            <text:p>1,53688151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7:.B216])" office:value-type="float" office:value="3.6468293077686" calcext:value-type="float">
            <text:p>3,6468293078</text:p>
          </table:table-cell>
          <table:table-cell table:formula="of:=COM.MICROSOFT.STDEV.P([.C207:.C216])" office:value-type="float" office:value="3.6468293077686" calcext:value-type="float">
            <text:p>3,6468293078</text:p>
          </table:table-cell>
          <table:table-cell table:formula="of:=COM.MICROSOFT.STDEV.P([.D207:.D216])" office:value-type="string" office:string-value="" calcext:value-type="error">
            <text:p>#DIV/0!</text:p>
          </table:table-cell>
          <table:table-cell table:formula="of:=COM.MICROSOFT.STDEV.P([.E207:.E216])" office:value-type="float" office:value="459.464197081775" calcext:value-type="float">
            <text:p>459,4641970818</text:p>
          </table:table-cell>
          <table:table-cell table:formula="of:=COM.MICROSOFT.STDEV.P([.F207:.F216])" office:value-type="float" office:value="459.464197081775" calcext:value-type="float">
            <text:p>459,4641970818</text:p>
          </table:table-cell>
          <table:table-cell table:formula="of:=COM.MICROSOFT.STDEV.P([.G207:.G216])" office:value-type="float" office:value="7.91393334568848" calcext:value-type="float">
            <text:p>7,9139333457</text:p>
          </table:table-cell>
          <table:table-cell table:formula="of:=COM.MICROSOFT.STDEV.P([.H207:.H216])" office:value-type="float" office:value="0.370896211897612" calcext:value-type="float">
            <text:p>0,3708962119</text:p>
          </table:table-cell>
          <table:table-cell table:formula="of:=COM.MICROSOFT.STDEV.P([.I207:.I216])" office:value-type="float" office:value="28.7891162675512" calcext:value-type="float">
            <text:p>28,7891162676</text:p>
          </table:table-cell>
          <table:table-cell table:formula="of:=COM.MICROSOFT.STDEV.P([.J207:.J216])" office:value-type="float" office:value="0.0200928532549182" calcext:value-type="float">
            <text:p>0,0200928533</text:p>
          </table:table-cell>
          <table:table-cell table:formula="of:=COM.MICROSOFT.STDEV.P([.K207:.K216])" office:value-type="float" office:value="287.891162675512" calcext:value-type="float">
            <text:p>287,8911626755</text:p>
          </table:table-cell>
          <table:table-cell table:formula="of:=COM.MICROSOFT.STDEV.P([.L207:.L216])" office:value-type="float" office:value="0.200928532549182" calcext:value-type="float">
            <text:p>0,200928532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14 K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" calcext:value-type="float">
            <text:p>97</text:p>
          </table:table-cell>
          <table:table-cell table:formula="of:=100-[.B224]" office:value-type="float" office:value="3" calcext:value-type="float">
            <text:p>3</text:p>
          </table:table-cell>
          <table:table-cell/>
          <table:table-cell office:value-type="float" office:value="12219.5" calcext:value-type="float">
            <text:p>12219,5</text:p>
          </table:table-cell>
          <table:table-cell office:value-type="float" office:value="377.5" calcext:value-type="float">
            <text:p>377,5</text:p>
          </table:table-cell>
          <table:table-cell office:value-type="float" office:value="99.29" calcext:value-type="float">
            <text:p>99,29</text:p>
          </table:table-cell>
          <table:table-cell office:value-type="float" office:value="95.01" calcext:value-type="float">
            <text:p>95,01</text:p>
          </table:table-cell>
          <table:table-cell office:value-type="float" office:value="0.009390378" calcext:value-type="float">
            <text:p>0,009390378</text:p>
          </table:table-cell>
          <table:table-cell office:value-type="float" office:value="19.4261053085" calcext:value-type="float">
            <text:p>19,4261053085</text:p>
          </table:table-cell>
          <table:table-cell table:formula="of:=[.I224]*10" office:value-type="float" office:value="0.09390378" calcext:value-type="float">
            <text:p>0,09390378</text:p>
          </table:table-cell>
          <table:table-cell table:formula="of:=[.J224]*10" office:value-type="float" office:value="194.261053085" calcext:value-type="float">
            <text:p>194,26105308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07" calcext:value-type="float">
            <text:p>97,07</text:p>
          </table:table-cell>
          <table:table-cell table:formula="of:=100-[.B225]" office:value-type="float" office:value="2.93000000000001" calcext:value-type="float">
            <text:p>2,93</text:p>
          </table:table-cell>
          <table:table-cell/>
          <table:table-cell office:value-type="float" office:value="12228.1" calcext:value-type="float">
            <text:p>12228,1</text:p>
          </table:table-cell>
          <table:table-cell office:value-type="float" office:value="368.9" calcext:value-type="float">
            <text:p>368,9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4" calcext:value-type="float">
            <text:p>94,94</text:p>
          </table:table-cell>
          <table:table-cell office:value-type="float" office:value="0.009332895" calcext:value-type="float">
            <text:p>0,009332895</text:p>
          </table:table-cell>
          <table:table-cell office:value-type="float" office:value="19.4510098" calcext:value-type="float">
            <text:p>19,4510098</text:p>
          </table:table-cell>
          <table:table-cell table:formula="of:=[.I225]*10" office:value-type="float" office:value="0.09332895" calcext:value-type="float">
            <text:p>0,09332895</text:p>
          </table:table-cell>
          <table:table-cell table:formula="of:=[.J225]*10" office:value-type="float" office:value="194.510098" calcext:value-type="float">
            <text:p>194,51009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25" calcext:value-type="float">
            <text:p>97,25</text:p>
          </table:table-cell>
          <table:table-cell table:formula="of:=100-[.B226]" office:value-type="float" office:value="2.75" calcext:value-type="float">
            <text:p>2,75</text:p>
          </table:table-cell>
          <table:table-cell/>
          <table:table-cell office:value-type="float" office:value="12250.2" calcext:value-type="float">
            <text:p>12250,2</text:p>
          </table:table-cell>
          <table:table-cell office:value-type="float" office:value="346.8" calcext:value-type="float">
            <text:p>346,8</text:p>
          </table:table-cell>
          <table:table-cell office:value-type="float" office:value="99.34" calcext:value-type="float">
            <text:p>99,34</text:p>
          </table:table-cell>
          <table:table-cell office:value-type="float" office:value="95.43" calcext:value-type="float">
            <text:p>95,43</text:p>
          </table:table-cell>
          <table:table-cell office:value-type="float" office:value="0.009264559" calcext:value-type="float">
            <text:p>0,009264559</text:p>
          </table:table-cell>
          <table:table-cell office:value-type="float" office:value="19.41416202" calcext:value-type="float">
            <text:p>19,41416202</text:p>
          </table:table-cell>
          <table:table-cell table:formula="of:=[.I226]*10" office:value-type="float" office:value="0.09264559" calcext:value-type="float">
            <text:p>0,09264559</text:p>
          </table:table-cell>
          <table:table-cell table:formula="of:=[.J226]*10" office:value-type="float" office:value="194.1416202" calcext:value-type="float">
            <text:p>194,141620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82" calcext:value-type="float">
            <text:p>96,82</text:p>
          </table:table-cell>
          <table:table-cell table:formula="of:=100-[.B227]" office:value-type="float" office:value="3.18000000000001" calcext:value-type="float">
            <text:p>3,18</text:p>
          </table:table-cell>
          <table:table-cell/>
          <table:table-cell office:value-type="float" office:value="12196.8" calcext:value-type="float">
            <text:p>12196,8</text:p>
          </table:table-cell>
          <table:table-cell office:value-type="float" office:value="400.2" calcext:value-type="float">
            <text:p>400,2</text:p>
          </table:table-cell>
          <table:table-cell office:value-type="float" office:value="98.39" calcext:value-type="float">
            <text:p>98,39</text:p>
          </table:table-cell>
          <table:table-cell office:value-type="float" office:value="95.46" calcext:value-type="float">
            <text:p>95,46</text:p>
          </table:table-cell>
          <table:table-cell office:value-type="float" office:value="0.012068558" calcext:value-type="float">
            <text:p>0,012068558</text:p>
          </table:table-cell>
          <table:table-cell office:value-type="float" office:value="23.803795" calcext:value-type="float">
            <text:p>23,803795</text:p>
          </table:table-cell>
          <table:table-cell table:formula="of:=[.I227]*10" office:value-type="float" office:value="0.12068558" calcext:value-type="float">
            <text:p>0,12068558</text:p>
          </table:table-cell>
          <table:table-cell table:formula="of:=[.J227]*10" office:value-type="float" office:value="238.03795" calcext:value-type="float">
            <text:p>238,0379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2" calcext:value-type="float">
            <text:p>97,22</text:p>
          </table:table-cell>
          <table:table-cell table:formula="of:=100-[.B228]" office:value-type="float" office:value="2.78" calcext:value-type="float">
            <text:p>2,78</text:p>
          </table:table-cell>
          <table:table-cell/>
          <table:table-cell office:value-type="float" office:value="12246.9" calcext:value-type="float">
            <text:p>12246,9</text:p>
          </table:table-cell>
          <table:table-cell office:value-type="float" office:value="350.1" calcext:value-type="float">
            <text:p>350,1</text:p>
          </table:table-cell>
          <table:table-cell office:value-type="float" office:value="99.3" calcext:value-type="float">
            <text:p>99,3</text:p>
          </table:table-cell>
          <table:table-cell office:value-type="float" office:value="95.41" calcext:value-type="float">
            <text:p>95,41</text:p>
          </table:table-cell>
          <table:table-cell office:value-type="float" office:value="0.00941391" calcext:value-type="float">
            <text:p>0,00941391</text:p>
          </table:table-cell>
          <table:table-cell office:value-type="float" office:value="19.41650295" calcext:value-type="float">
            <text:p>19,41650295</text:p>
          </table:table-cell>
          <table:table-cell table:formula="of:=[.I228]*10" office:value-type="float" office:value="0.0941391" calcext:value-type="float">
            <text:p>0,0941391</text:p>
          </table:table-cell>
          <table:table-cell table:formula="of:=[.J228]*10" office:value-type="float" office:value="194.1650295" calcext:value-type="float">
            <text:p>194,165029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83" calcext:value-type="float">
            <text:p>96,83</text:p>
          </table:table-cell>
          <table:table-cell table:formula="of:=100-[.B229]" office:value-type="float" office:value="3.17" calcext:value-type="float">
            <text:p>3,17</text:p>
          </table:table-cell>
          <table:table-cell/>
          <table:table-cell office:value-type="float" office:value="12197.4" calcext:value-type="float">
            <text:p>12197,4</text:p>
          </table:table-cell>
          <table:table-cell office:value-type="float" office:value="399.6" calcext:value-type="float">
            <text:p>399,6</text:p>
          </table:table-cell>
          <table:table-cell office:value-type="float" office:value="98.93" calcext:value-type="float">
            <text:p>98,93</text:p>
          </table:table-cell>
          <table:table-cell office:value-type="float" office:value="94.99" calcext:value-type="float">
            <text:p>94,99</text:p>
          </table:table-cell>
          <table:table-cell office:value-type="float" office:value="0.009237409" calcext:value-type="float">
            <text:p>0,009237409</text:p>
          </table:table-cell>
          <table:table-cell office:value-type="float" office:value="19.39982035" calcext:value-type="float">
            <text:p>19,39982035</text:p>
          </table:table-cell>
          <table:table-cell table:formula="of:=[.I229]*10" office:value-type="float" office:value="0.09237409" calcext:value-type="float">
            <text:p>0,09237409</text:p>
          </table:table-cell>
          <table:table-cell table:formula="of:=[.J229]*10" office:value-type="float" office:value="193.9982035" calcext:value-type="float">
            <text:p>193,998203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15" calcext:value-type="float">
            <text:p>96,15</text:p>
          </table:table-cell>
          <table:table-cell table:formula="of:=100-[.B230]" office:value-type="float" office:value="3.84999999999999" calcext:value-type="float">
            <text:p>3,85</text:p>
          </table:table-cell>
          <table:table-cell/>
          <table:table-cell office:value-type="float" office:value="12111.5" calcext:value-type="float">
            <text:p>12111,5</text:p>
          </table:table-cell>
          <table:table-cell office:value-type="float" office:value="485.5" calcext:value-type="float">
            <text:p>485,5</text:p>
          </table:table-cell>
          <table:table-cell office:value-type="float" office:value="97.46" calcext:value-type="float">
            <text:p>97,46</text:p>
          </table:table-cell>
          <table:table-cell office:value-type="float" office:value="95.01" calcext:value-type="float">
            <text:p>95,01</text:p>
          </table:table-cell>
          <table:table-cell office:value-type="float" office:value="0.012335086" calcext:value-type="float">
            <text:p>0,012335086</text:p>
          </table:table-cell>
          <table:table-cell office:value-type="float" office:value="23.84414604" calcext:value-type="float">
            <text:p>23,84414604</text:p>
          </table:table-cell>
          <table:table-cell table:formula="of:=[.I230]*10" office:value-type="float" office:value="0.12335086" calcext:value-type="float">
            <text:p>0,12335086</text:p>
          </table:table-cell>
          <table:table-cell table:formula="of:=[.J230]*10" office:value-type="float" office:value="238.4414604" calcext:value-type="float">
            <text:p>238,441460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" calcext:value-type="float">
            <text:p>97</text:p>
          </table:table-cell>
          <table:table-cell table:formula="of:=100-[.B231]" office:value-type="float" office:value="3" calcext:value-type="float">
            <text:p>3</text:p>
          </table:table-cell>
          <table:table-cell/>
          <table:table-cell office:value-type="float" office:value="12219.3" calcext:value-type="float">
            <text:p>12219,3</text:p>
          </table:table-cell>
          <table:table-cell office:value-type="float" office:value="377.7" calcext:value-type="float">
            <text:p>377,7</text:p>
          </table:table-cell>
          <table:table-cell office:value-type="float" office:value="99.28" calcext:value-type="float">
            <text:p>99,28</text:p>
          </table:table-cell>
          <table:table-cell office:value-type="float" office:value="95.02" calcext:value-type="float">
            <text:p>95,02</text:p>
          </table:table-cell>
          <table:table-cell office:value-type="float" office:value="0.009485722" calcext:value-type="float">
            <text:p>0,009485722</text:p>
          </table:table-cell>
          <table:table-cell office:value-type="float" office:value="19.61005862" calcext:value-type="float">
            <text:p>19,61005862</text:p>
          </table:table-cell>
          <table:table-cell table:formula="of:=[.I231]*10" office:value-type="float" office:value="0.09485722" calcext:value-type="float">
            <text:p>0,09485722</text:p>
          </table:table-cell>
          <table:table-cell table:formula="of:=[.J231]*10" office:value-type="float" office:value="196.1005862" calcext:value-type="float">
            <text:p>196,100586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08" calcext:value-type="float">
            <text:p>97,08</text:p>
          </table:table-cell>
          <table:table-cell table:formula="of:=100-[.B232]" office:value-type="float" office:value="2.92" calcext:value-type="float">
            <text:p>2,92</text:p>
          </table:table-cell>
          <table:table-cell/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8.97" calcext:value-type="float">
            <text:p>98,97</text:p>
          </table:table-cell>
          <table:table-cell office:value-type="float" office:value="95.44" calcext:value-type="float">
            <text:p>95,44</text:p>
          </table:table-cell>
          <table:table-cell office:value-type="float" office:value="0.009457421" calcext:value-type="float">
            <text:p>0,009457421</text:p>
          </table:table-cell>
          <table:table-cell office:value-type="float" office:value="19.73054929" calcext:value-type="float">
            <text:p>19,73054929</text:p>
          </table:table-cell>
          <table:table-cell table:formula="of:=[.I232]*10" office:value-type="float" office:value="0.09457421" calcext:value-type="float">
            <text:p>0,09457421</text:p>
          </table:table-cell>
          <table:table-cell table:formula="of:=[.J232]*10" office:value-type="float" office:value="197.3054929" calcext:value-type="float">
            <text:p>197,3054929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97" calcext:value-type="float">
            <text:p>96,97</text:p>
          </table:table-cell>
          <table:table-cell table:formula="of:=100-[.B233]" office:value-type="float" office:value="3.03" calcext:value-type="float">
            <text:p>3,03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382" calcext:value-type="float">
            <text:p>382</text:p>
          </table:table-cell>
          <table:table-cell office:value-type="float" office:value="99.18" calcext:value-type="float">
            <text:p>99,18</text:p>
          </table:table-cell>
          <table:table-cell office:value-type="float" office:value="95.04" calcext:value-type="float">
            <text:p>95,04</text:p>
          </table:table-cell>
          <table:table-cell office:value-type="float" office:value="0.011991882" calcext:value-type="float">
            <text:p>0,011991882</text:p>
          </table:table-cell>
          <table:table-cell office:value-type="float" office:value="23.80843875" calcext:value-type="float">
            <text:p>23,80843875</text:p>
          </table:table-cell>
          <table:table-cell table:formula="of:=[.I233]*10" office:value-type="float" office:value="0.11991882" calcext:value-type="float">
            <text:p>0,11991882</text:p>
          </table:table-cell>
          <table:table-cell table:formula="of:=[.J233]*10" office:value-type="float" office:value="238.0843875" calcext:value-type="float">
            <text:p>238,084387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24:.B233])" office:value-type="float" office:value="96.939" calcext:value-type="float">
            <text:p>96,939</text:p>
          </table:table-cell>
          <table:table-cell table:formula="of:=AVERAGE([.C224:.C233])" office:value-type="float" office:value="3.061" calcext:value-type="float">
            <text:p>3,061</text:p>
          </table:table-cell>
          <table:table-cell table:formula="of:=AVERAGE([.D224:.D233])" office:value-type="string" office:string-value="" calcext:value-type="error">
            <text:p>#DIV/0!</text:p>
          </table:table-cell>
          <table:table-cell table:formula="of:=AVERAGE([.E224:.E233])" office:value-type="float" office:value="12211.43" calcext:value-type="float">
            <text:p>12211,43</text:p>
          </table:table-cell>
          <table:table-cell table:formula="of:=AVERAGE([.F224:.F233])" office:value-type="float" office:value="385.57" calcext:value-type="float">
            <text:p>385,57</text:p>
          </table:table-cell>
          <table:table-cell table:formula="of:=AVERAGE([.G224:.G233])" office:value-type="float" office:value="98.966" calcext:value-type="float">
            <text:p>98,966</text:p>
          </table:table-cell>
          <table:table-cell table:formula="of:=AVERAGE([.H224:.H233])" office:value-type="float" office:value="95.175" calcext:value-type="float">
            <text:p>95,175</text:p>
          </table:table-cell>
          <table:table-cell table:formula="of:=AVERAGE([.I224:.I233])" office:value-type="float" office:value="0.010197782" calcext:value-type="float">
            <text:p>0,010197782</text:p>
          </table:table-cell>
          <table:table-cell table:formula="of:=AVERAGE([.J224:.J233])" office:value-type="float" office:value="20.79045881285" calcext:value-type="float">
            <text:p>20,7904588129</text:p>
          </table:table-cell>
          <table:table-cell table:formula="of:=SUM([.I224:.I233])" office:value-type="float" office:value="0.10197782" calcext:value-type="float">
            <text:p>0,10197782</text:p>
          </table:table-cell>
          <table:table-cell table:formula="of:=SUM([.J224:.J233])" office:value-type="float" office:value="207.9045881285" calcext:value-type="float">
            <text:p>207,904588128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24:.B233])" office:value-type="float" office:value="0.294905069471515" calcext:value-type="float">
            <text:p>0,2949050695</text:p>
          </table:table-cell>
          <table:table-cell table:formula="of:=COM.MICROSOFT.STDEV.P([.C224:.C233])" office:value-type="float" office:value="0.294905069471515" calcext:value-type="float">
            <text:p>0,2949050695</text:p>
          </table:table-cell>
          <table:table-cell table:formula="of:=COM.MICROSOFT.STDEV.P([.D224:.D233])" office:value-type="string" office:string-value="" calcext:value-type="error">
            <text:p>#DIV/0!</text:p>
          </table:table-cell>
          <table:table-cell table:formula="of:=COM.MICROSOFT.STDEV.P([.E224:.E233])" office:value-type="float" office:value="37.2906972313472" calcext:value-type="float">
            <text:p>37,2906972313</text:p>
          </table:table-cell>
          <table:table-cell table:formula="of:=COM.MICROSOFT.STDEV.P([.F224:.F233])" office:value-type="float" office:value="37.2906972313471" calcext:value-type="float">
            <text:p>37,2906972313</text:p>
          </table:table-cell>
          <table:table-cell table:formula="of:=COM.MICROSOFT.STDEV.P([.G224:.G233])" office:value-type="float" office:value="0.583852721154918" calcext:value-type="float">
            <text:p>0,5838527212</text:p>
          </table:table-cell>
          <table:table-cell table:formula="of:=COM.MICROSOFT.STDEV.P([.H224:.H233])" office:value-type="float" office:value="0.213974297521921" calcext:value-type="float">
            <text:p>0,2139742975</text:p>
          </table:table-cell>
          <table:table-cell table:formula="of:=COM.MICROSOFT.STDEV.P([.I224:.I233])" office:value-type="float" office:value="0.00127080436793946" calcext:value-type="float">
            <text:p>0,0012708044</text:p>
          </table:table-cell>
          <table:table-cell table:formula="of:=COM.MICROSOFT.STDEV.P([.J224:.J233])" office:value-type="float" office:value="1.98498270580071" calcext:value-type="float">
            <text:p>1,9849827058</text:p>
          </table:table-cell>
          <table:table-cell table:formula="of:=COM.MICROSOFT.STDEV.P([.K224:.K233])" office:value-type="float" office:value="0.0127080436793946" calcext:value-type="float">
            <text:p>0,0127080437</text:p>
          </table:table-cell>
          <table:table-cell table:formula="of:=COM.MICROSOFT.STDEV.P([.L224:.L233])" office:value-type="float" office:value="19.8498270580071" calcext:value-type="float">
            <text:p>19,84982705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15 HIBRIDO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1" calcext:value-type="float">
            <text:p>97,1</text:p>
          </table:table-cell>
          <table:table-cell table:formula="of:=100-[.B241]" office:value-type="float" office:value="2.90000000000001" calcext:value-type="float">
            <text:p>2,9</text:p>
          </table:table-cell>
          <table:table-cell office:value-type="float" office:value="9201.9" calcext:value-type="float">
            <text:p>9201,9</text:p>
          </table:table-cell>
          <table:table-cell office:value-type="float" office:value="12231.5" calcext:value-type="float">
            <text:p>12231,5</text:p>
          </table:table-cell>
          <table:table-cell office:value-type="float" office:value="365.5" calcext:value-type="float">
            <text:p>365,5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9" calcext:value-type="float">
            <text:p>94,99</text:p>
          </table:table-cell>
          <table:table-cell office:value-type="float" office:value="257.7211520911" calcext:value-type="float">
            <text:p>257,7211520911</text:p>
          </table:table-cell>
          <table:table-cell office:value-type="float" office:value="17.43596550135" calcext:value-type="float">
            <text:p>17,4359655014</text:p>
          </table:table-cell>
          <table:table-cell table:formula="of:=[.I241]*10" office:value-type="float" office:value="2577.211520911" calcext:value-type="float">
            <text:p>2577,211520911</text:p>
          </table:table-cell>
          <table:table-cell table:formula="of:=[.J241]*10" office:value-type="float" office:value="174.3596550135" calcext:value-type="float">
            <text:p>174,359655013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2" calcext:value-type="float">
            <text:p>97,12</text:p>
          </table:table-cell>
          <table:table-cell table:formula="of:=100-[.B242]" office:value-type="float" office:value="2.88" calcext:value-type="float">
            <text:p>2,88</text:p>
          </table:table-cell>
          <table:table-cell office:value-type="float" office:value="8993" calcext:value-type="float">
            <text:p>8993</text:p>
          </table:table-cell>
          <table:table-cell office:value-type="float" office:value="12233.6" calcext:value-type="float">
            <text:p>12233,6</text:p>
          </table:table-cell>
          <table:table-cell office:value-type="float" office:value="363.4" calcext:value-type="float">
            <text:p>363,4</text:p>
          </table:table-cell>
          <table:table-cell office:value-type="float" office:value="99.65" calcext:value-type="float">
            <text:p>99,65</text:p>
          </table:table-cell>
          <table:table-cell office:value-type="float" office:value="94.91" calcext:value-type="float">
            <text:p>94,91</text:p>
          </table:table-cell>
          <table:table-cell office:value-type="float" office:value="105.1266665" calcext:value-type="float">
            <text:p>105,1266665</text:p>
          </table:table-cell>
          <table:table-cell office:value-type="float" office:value="13.87872777" calcext:value-type="float">
            <text:p>13,87872777</text:p>
          </table:table-cell>
          <table:table-cell table:formula="of:=[.I242]*10" office:value-type="float" office:value="1051.266665" calcext:value-type="float">
            <text:p>1051,266665</text:p>
          </table:table-cell>
          <table:table-cell table:formula="of:=[.J242]*10" office:value-type="float" office:value="138.7872777" calcext:value-type="float">
            <text:p>138,787277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32" calcext:value-type="float">
            <text:p>97,32</text:p>
          </table:table-cell>
          <table:table-cell table:formula="of:=100-[.B243]" office:value-type="float" office:value="2.68000000000001" calcext:value-type="float">
            <text:p>2,68</text:p>
          </table:table-cell>
          <table:table-cell office:value-type="float" office:value="8801.1" calcext:value-type="float">
            <text:p>8801,1</text:p>
          </table:table-cell>
          <table:table-cell office:value-type="float" office:value="12258.9" calcext:value-type="float">
            <text:p>12258,9</text:p>
          </table:table-cell>
          <table:table-cell office:value-type="float" office:value="334.1" calcext:value-type="float">
            <text:p>334,1</text:p>
          </table:table-cell>
          <table:table-cell office:value-type="float" office:value="99.54" calcext:value-type="float">
            <text:p>99,54</text:p>
          </table:table-cell>
          <table:table-cell office:value-type="float" office:value="95.38" calcext:value-type="float">
            <text:p>95,38</text:p>
          </table:table-cell>
          <table:table-cell office:value-type="float" office:value="90.05592022" calcext:value-type="float">
            <text:p>90,05592022</text:p>
          </table:table-cell>
          <table:table-cell office:value-type="float" office:value="13.56276469" calcext:value-type="float">
            <text:p>13,56276469</text:p>
          </table:table-cell>
          <table:table-cell table:formula="of:=[.I243]*10" office:value-type="float" office:value="900.5592022" calcext:value-type="float">
            <text:p>900,5592022</text:p>
          </table:table-cell>
          <table:table-cell table:formula="of:=[.J243]*10" office:value-type="float" office:value="135.6276469" calcext:value-type="float">
            <text:p>135,627646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18" calcext:value-type="float">
            <text:p>97,18</text:p>
          </table:table-cell>
          <table:table-cell table:formula="of:=100-[.B244]" office:value-type="float" office:value="2.81999999999999" calcext:value-type="float">
            <text:p>2,82</text:p>
          </table:table-cell>
          <table:table-cell office:value-type="float" office:value="9368" calcext:value-type="float">
            <text:p>9368</text:p>
          </table:table-cell>
          <table:table-cell office:value-type="float" office:value="12241.7" calcext:value-type="float">
            <text:p>12241,7</text:p>
          </table:table-cell>
          <table:table-cell office:value-type="float" office:value="355.3" calcext:value-type="float">
            <text:p>355,3</text:p>
          </table:table-cell>
          <table:table-cell office:value-type="float" office:value="99.21" calcext:value-type="float">
            <text:p>99,21</text:p>
          </table:table-cell>
          <table:table-cell office:value-type="float" office:value="95.41" calcext:value-type="float">
            <text:p>95,41</text:p>
          </table:table-cell>
          <table:table-cell office:value-type="float" office:value="90.13093774" calcext:value-type="float">
            <text:p>90,13093774</text:p>
          </table:table-cell>
          <table:table-cell office:value-type="float" office:value="14.61104624" calcext:value-type="float">
            <text:p>14,61104624</text:p>
          </table:table-cell>
          <table:table-cell table:formula="of:=[.I244]*10" office:value-type="float" office:value="901.3093774" calcext:value-type="float">
            <text:p>901,3093774</text:p>
          </table:table-cell>
          <table:table-cell table:formula="of:=[.J244]*10" office:value-type="float" office:value="146.1104624" calcext:value-type="float">
            <text:p>146,110462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7" calcext:value-type="float">
            <text:p>97,27</text:p>
          </table:table-cell>
          <table:table-cell table:formula="of:=100-[.B245]" office:value-type="float" office:value="2.73" calcext:value-type="float">
            <text:p>2,73</text:p>
          </table:table-cell>
          <table:table-cell office:value-type="float" office:value="9259.4" calcext:value-type="float">
            <text:p>9259,4</text:p>
          </table:table-cell>
          <table:table-cell office:value-type="float" office:value="12253.2" calcext:value-type="float">
            <text:p>12253,2</text:p>
          </table:table-cell>
          <table:table-cell office:value-type="float" office:value="343.8" calcext:value-type="float">
            <text:p>343,8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9" calcext:value-type="float">
            <text:p>95,39</text:p>
          </table:table-cell>
          <table:table-cell office:value-type="float" office:value="156.9159961" calcext:value-type="float">
            <text:p>156,9159961</text:p>
          </table:table-cell>
          <table:table-cell office:value-type="float" office:value="17.52756853" calcext:value-type="float">
            <text:p>17,52756853</text:p>
          </table:table-cell>
          <table:table-cell table:formula="of:=[.I245]*10" office:value-type="float" office:value="1569.159961" calcext:value-type="float">
            <text:p>1569,159961</text:p>
          </table:table-cell>
          <table:table-cell table:formula="of:=[.J245]*10" office:value-type="float" office:value="175.2756853" calcext:value-type="float">
            <text:p>175,275685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11" calcext:value-type="float">
            <text:p>97,11</text:p>
          </table:table-cell>
          <table:table-cell table:formula="of:=100-[.B246]" office:value-type="float" office:value="2.89" calcext:value-type="float">
            <text:p>2,89</text:p>
          </table:table-cell>
          <table:table-cell office:value-type="float" office:value="9867.3" calcext:value-type="float">
            <text:p>9867,3</text:p>
          </table:table-cell>
          <table:table-cell office:value-type="float" office:value="12232.6" calcext:value-type="float">
            <text:p>12232,6</text:p>
          </table:table-cell>
          <table:table-cell office:value-type="float" office:value="364.4" calcext:value-type="float">
            <text:p>364,4</text:p>
          </table:table-cell>
          <table:table-cell office:value-type="float" office:value="99.56" calcext:value-type="float">
            <text:p>99,56</text:p>
          </table:table-cell>
          <table:table-cell office:value-type="float" office:value="94.97" calcext:value-type="float">
            <text:p>94,97</text:p>
          </table:table-cell>
          <table:table-cell office:value-type="float" office:value="137.6297881" calcext:value-type="float">
            <text:p>137,6297881</text:p>
          </table:table-cell>
          <table:table-cell office:value-type="float" office:value="15.33879321" calcext:value-type="float">
            <text:p>15,33879321</text:p>
          </table:table-cell>
          <table:table-cell table:formula="of:=[.I246]*10" office:value-type="float" office:value="1376.297881" calcext:value-type="float">
            <text:p>1376,297881</text:p>
          </table:table-cell>
          <table:table-cell table:formula="of:=[.J246]*10" office:value-type="float" office:value="153.3879321" calcext:value-type="float">
            <text:p>153,3879321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55" calcext:value-type="float">
            <text:p>96,55</text:p>
          </table:table-cell>
          <table:table-cell table:formula="of:=100-[.B247]" office:value-type="float" office:value="3.45" calcext:value-type="float">
            <text:p>3,45</text:p>
          </table:table-cell>
          <table:table-cell office:value-type="float" office:value="9947.7" calcext:value-type="float">
            <text:p>9947,7</text:p>
          </table:table-cell>
          <table:table-cell office:value-type="float" office:value="12162.1" calcext:value-type="float">
            <text:p>12162,1</text:p>
          </table:table-cell>
          <table:table-cell office:value-type="float" office:value="434.9" calcext:value-type="float">
            <text:p>434,9</text:p>
          </table:table-cell>
          <table:table-cell office:value-type="float" office:value="98.34" calcext:value-type="float">
            <text:p>98,34</text:p>
          </table:table-cell>
          <table:table-cell office:value-type="float" office:value="94.99" calcext:value-type="float">
            <text:p>94,99</text:p>
          </table:table-cell>
          <table:table-cell office:value-type="float" office:value="152.2039149" calcext:value-type="float">
            <text:p>152,2039149</text:p>
          </table:table-cell>
          <table:table-cell office:value-type="float" office:value="18.8437036" calcext:value-type="float">
            <text:p>18,8437036</text:p>
          </table:table-cell>
          <table:table-cell table:formula="of:=[.I247]*10" office:value-type="float" office:value="1522.039149" calcext:value-type="float">
            <text:p>1522,039149</text:p>
          </table:table-cell>
          <table:table-cell table:formula="of:=[.J247]*10" office:value-type="float" office:value="188.437036" calcext:value-type="float">
            <text:p>188,437036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9" calcext:value-type="float">
            <text:p>97,09</text:p>
          </table:table-cell>
          <table:table-cell table:formula="of:=100-[.B248]" office:value-type="float" office:value="2.91" calcext:value-type="float">
            <text:p>2,91</text:p>
          </table:table-cell>
          <table:table-cell office:value-type="float" office:value="10018" calcext:value-type="float">
            <text:p>10018</text:p>
          </table:table-cell>
          <table:table-cell office:value-type="float" office:value="12230.3" calcext:value-type="float">
            <text:p>12230,3</text:p>
          </table:table-cell>
          <table:table-cell office:value-type="float" office:value="366.7" calcext:value-type="float">
            <text:p>366,7</text:p>
          </table:table-cell>
          <table:table-cell office:value-type="float" office:value="99.47" calcext:value-type="float">
            <text:p>99,47</text:p>
          </table:table-cell>
          <table:table-cell office:value-type="float" office:value="95.01" calcext:value-type="float">
            <text:p>95,01</text:p>
          </table:table-cell>
          <table:table-cell office:value-type="float" office:value="118.9237928" calcext:value-type="float">
            <text:p>118,9237928</text:p>
          </table:table-cell>
          <table:table-cell office:value-type="float" office:value="15.62331159" calcext:value-type="float">
            <text:p>15,62331159</text:p>
          </table:table-cell>
          <table:table-cell table:formula="of:=[.I248]*10" office:value-type="float" office:value="1189.237928" calcext:value-type="float">
            <text:p>1189,237928</text:p>
          </table:table-cell>
          <table:table-cell table:formula="of:=[.J248]*10" office:value-type="float" office:value="156.2331159" calcext:value-type="float">
            <text:p>156,233115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3" calcext:value-type="float">
            <text:p>97,3</text:p>
          </table:table-cell>
          <table:table-cell table:formula="of:=100-[.B249]" office:value-type="float" office:value="2.7" calcext:value-type="float">
            <text:p>2,7</text:p>
          </table:table-cell>
          <table:table-cell office:value-type="float" office:value="9147.4" calcext:value-type="float">
            <text:p>9147,4</text:p>
          </table:table-cell>
          <table:table-cell office:value-type="float" office:value="12256.9" calcext:value-type="float">
            <text:p>12256,9</text:p>
          </table:table-cell>
          <table:table-cell office:value-type="float" office:value="340.1" calcext:value-type="float">
            <text:p>340,1</text:p>
          </table:table-cell>
          <table:table-cell office:value-type="float" office:value="99.47" calcext:value-type="float">
            <text:p>99,47</text:p>
          </table:table-cell>
          <table:table-cell office:value-type="float" office:value="95.41" calcext:value-type="float">
            <text:p>95,41</text:p>
          </table:table-cell>
          <table:table-cell office:value-type="float" office:value="128.9503772" calcext:value-type="float">
            <text:p>128,9503772</text:p>
          </table:table-cell>
          <table:table-cell office:value-type="float" office:value="14.31820619" calcext:value-type="float">
            <text:p>14,31820619</text:p>
          </table:table-cell>
          <table:table-cell table:formula="of:=[.I249]*10" office:value-type="float" office:value="1289.503772" calcext:value-type="float">
            <text:p>1289,503772</text:p>
          </table:table-cell>
          <table:table-cell table:formula="of:=[.J249]*10" office:value-type="float" office:value="143.1820619" calcext:value-type="float">
            <text:p>143,1820619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08" calcext:value-type="float">
            <text:p>97,08</text:p>
          </table:table-cell>
          <table:table-cell table:formula="of:=100-[.B250]" office:value-type="float" office:value="2.92" calcext:value-type="float">
            <text:p>2,92</text:p>
          </table:table-cell>
          <table:table-cell office:value-type="float" office:value="9972.4" calcext:value-type="float">
            <text:p>9972,4</text:p>
          </table:table-cell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9.46" calcext:value-type="float">
            <text:p>99,46</text:p>
          </table:table-cell>
          <table:table-cell office:value-type="float" office:value="95.02" calcext:value-type="float">
            <text:p>95,02</text:p>
          </table:table-cell>
          <table:table-cell office:value-type="float" office:value="100.0415808" calcext:value-type="float">
            <text:p>100,0415808</text:p>
          </table:table-cell>
          <table:table-cell office:value-type="float" office:value="15.42437723" calcext:value-type="float">
            <text:p>15,42437723</text:p>
          </table:table-cell>
          <table:table-cell table:formula="of:=[.I250]*10" office:value-type="float" office:value="1000.415808" calcext:value-type="float">
            <text:p>1000,415808</text:p>
          </table:table-cell>
          <table:table-cell table:formula="of:=[.J250]*10" office:value-type="float" office:value="154.2437723" calcext:value-type="float">
            <text:p>154,243772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41:.B250])" office:value-type="float" office:value="97.112" calcext:value-type="float">
            <text:p>97,112</text:p>
          </table:table-cell>
          <table:table-cell table:formula="of:=AVERAGE([.C241:.C250])" office:value-type="float" office:value="2.888" calcext:value-type="float">
            <text:p>2,888</text:p>
          </table:table-cell>
          <table:table-cell table:formula="of:=AVERAGE([.D241:.D250])" office:value-type="float" office:value="9457.62" calcext:value-type="float">
            <text:p>9457,62</text:p>
          </table:table-cell>
          <table:table-cell table:formula="of:=AVERAGE([.E241:.E250])" office:value-type="float" office:value="12233.04" calcext:value-type="float">
            <text:p>12233,04</text:p>
          </table:table-cell>
          <table:table-cell table:formula="of:=AVERAGE([.F241:.F250])" office:value-type="float" office:value="363.56" calcext:value-type="float">
            <text:p>363,56</text:p>
          </table:table-cell>
          <table:table-cell table:formula="of:=AVERAGE([.G241:.G250])" office:value-type="float" office:value="99.365" calcext:value-type="float">
            <text:p>99,365</text:p>
          </table:table-cell>
          <table:table-cell table:formula="of:=AVERAGE([.H241:.H250])" office:value-type="float" office:value="95.148" calcext:value-type="float">
            <text:p>95,148</text:p>
          </table:table-cell>
          <table:table-cell table:formula="of:=AVERAGE([.I241:.I250])" office:value-type="float" office:value="133.77001264511" calcext:value-type="float">
            <text:p>133,7700126451</text:p>
          </table:table-cell>
          <table:table-cell table:formula="of:=AVERAGE([.J241:.J250])" office:value-type="float" office:value="15.656446455135" calcext:value-type="float">
            <text:p>15,6564464551</text:p>
          </table:table-cell>
          <table:table-cell table:formula="of:=SUM([.I241:.I250])" office:value-type="float" office:value="1337.7001264511" calcext:value-type="float">
            <text:p>1337,7001264511</text:p>
          </table:table-cell>
          <table:table-cell table:formula="of:=SUM([.J241:.J250])" office:value-type="float" office:value="156.56446455135" calcext:value-type="float">
            <text:p>156,5644645514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41:.B250])" office:value-type="float" office:value="0.206339526024463" calcext:value-type="float">
            <text:p>0,206339526</text:p>
          </table:table-cell>
          <table:table-cell table:formula="of:=COM.MICROSOFT.STDEV.P([.C241:.C250])" office:value-type="float" office:value="0.206339526024463" calcext:value-type="float">
            <text:p>0,206339526</text:p>
          </table:table-cell>
          <table:table-cell table:formula="of:=COM.MICROSOFT.STDEV.P([.D241:.D250])" office:value-type="float" office:value="429.28808928271" calcext:value-type="float">
            <text:p>429,2880892827</text:p>
          </table:table-cell>
          <table:table-cell table:formula="of:=COM.MICROSOFT.STDEV.P([.E241:.E250])" office:value-type="float" office:value="26.027224208509" calcext:value-type="float">
            <text:p>26,0272242085</text:p>
          </table:table-cell>
          <table:table-cell table:formula="of:=COM.MICROSOFT.STDEV.P([.F241:.F250])" office:value-type="float" office:value="26.4489016785196" calcext:value-type="float">
            <text:p>26,4489016785</text:p>
          </table:table-cell>
          <table:table-cell table:formula="of:=COM.MICROSOFT.STDEV.P([.G241:.G250])" office:value-type="float" office:value="0.358308526273099" calcext:value-type="float">
            <text:p>0,3583085263</text:p>
          </table:table-cell>
          <table:table-cell table:formula="of:=COM.MICROSOFT.STDEV.P([.H241:.H250])" office:value-type="float" office:value="0.205757138393787" calcext:value-type="float">
            <text:p>0,2057571384</text:p>
          </table:table-cell>
          <table:table-cell table:formula="of:=COM.MICROSOFT.STDEV.P([.I241:.I250])" office:value-type="float" office:value="47.1924849914847" calcext:value-type="float">
            <text:p>47,1924849915</text:p>
          </table:table-cell>
          <table:table-cell table:formula="of:=COM.MICROSOFT.STDEV.P([.J241:.J250])" office:value-type="float" office:value="1.65559014448743" calcext:value-type="float">
            <text:p>1,6555901445</text:p>
          </table:table-cell>
          <table:table-cell table:formula="of:=COM.MICROSOFT.STDEV.P([.K241:.K250])" office:value-type="float" office:value="471.924849914847" calcext:value-type="float">
            <text:p>471,9248499148</text:p>
          </table:table-cell>
          <table:table-cell table:formula="of:=COM.MICROSOFT.STDEV.P([.L241:.L250])" office:value-type="float" office:value="16.5559014448742" calcext:value-type="float">
            <text:p>16,55590144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" table:number-columns-repeated="10"/>
          <table:table-cell table:number-columns-repeated="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1 HIBRIDO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38" calcext:value-type="float">
            <text:p>99,38</text:p>
          </table:table-cell>
          <table:table-cell table:formula="of:=100-[.B258]" office:value-type="float" office:value="0.620000000000005" calcext:value-type="float">
            <text:p>0,62</text:p>
          </table:table-cell>
          <table:table-cell office:value-type="float" office:value="4105.8" calcext:value-type="float">
            <text:p>4105,8</text:p>
          </table:table-cell>
          <table:table-cell office:value-type="float" office:value="12518.3" calcext:value-type="float">
            <text:p>12518,3</text:p>
          </table:table-cell>
          <table:table-cell table:formula="of:=12597-[.E258]" office:value-type="float" office:value="78.7000000000007" calcext:value-type="float">
            <text:p>78,7</text:p>
          </table:table-cell>
          <table:table-cell office:value-type="float" office:value="98.9" calcext:value-type="float">
            <text:p>98,9</text:p>
          </table:table-cell>
          <table:table-cell office:value-type="float" office:value="99.79" calcext:value-type="float">
            <text:p>99,79</text:p>
          </table:table-cell>
          <table:table-cell office:value-type="float" office:value="232.9942039" calcext:value-type="float">
            <text:p>232,9942039</text:p>
          </table:table-cell>
          <table:table-cell office:value-type="float" office:value="8.49219768" calcext:value-type="float">
            <text:p>8,49219768</text:p>
          </table:table-cell>
          <table:table-cell table:formula="of:=[.I258]*10" office:value-type="float" office:value="2329.942039" calcext:value-type="float">
            <text:p>2329,942039</text:p>
          </table:table-cell>
          <table:table-cell table:formula="of:=[.J258]*10" office:value-type="float" office:value="84.9219768" calcext:value-type="float">
            <text:p>84,921976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42" calcext:value-type="float">
            <text:p>99,42</text:p>
          </table:table-cell>
          <table:table-cell table:formula="of:=100-[.B259]" office:value-type="float" office:value="0.579999999999998" calcext:value-type="float">
            <text:p>0,58</text:p>
          </table:table-cell>
          <table:table-cell office:value-type="float" office:value="3505.9" calcext:value-type="float">
            <text:p>3505,9</text:p>
          </table:table-cell>
          <table:table-cell office:value-type="float" office:value="12523.6" calcext:value-type="float">
            <text:p>12523,6</text:p>
          </table:table-cell>
          <table:table-cell table:formula="of:=12597-[.E259]" office:value-type="float" office:value="73.3999999999996" calcext:value-type="float">
            <text:p>73,4</text:p>
          </table:table-cell>
          <table:table-cell office:value-type="float" office:value="98.99" calcext:value-type="float">
            <text:p>98,99</text:p>
          </table:table-cell>
          <table:table-cell office:value-type="float" office:value="99.79" calcext:value-type="float">
            <text:p>99,79</text:p>
          </table:table-cell>
          <table:table-cell office:value-type="float" office:value="166.5186177" calcext:value-type="float">
            <text:p>166,5186177</text:p>
          </table:table-cell>
          <table:table-cell office:value-type="float" office:value="6.4469929955" calcext:value-type="float">
            <text:p>6,4469929955</text:p>
          </table:table-cell>
          <table:table-cell table:formula="of:=[.I259]*10" office:value-type="float" office:value="1665.186177" calcext:value-type="float">
            <text:p>1665,186177</text:p>
          </table:table-cell>
          <table:table-cell table:formula="of:=[.J259]*10" office:value-type="float" office:value="64.469929955" calcext:value-type="float">
            <text:p>64,46992995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" calcext:value-type="float">
            <text:p>99</text:p>
          </table:table-cell>
          <table:table-cell table:formula="of:=100-[.B260]" office:value-type="float" office:value="1" calcext:value-type="float">
            <text:p>1</text:p>
          </table:table-cell>
          <table:table-cell office:value-type="float" office:value="3927.6" calcext:value-type="float">
            <text:p>3927,6</text:p>
          </table:table-cell>
          <table:table-cell office:value-type="float" office:value="12471.1" calcext:value-type="float">
            <text:p>12471,1</text:p>
          </table:table-cell>
          <table:table-cell table:formula="of:=12597-[.E260]" office:value-type="float" office:value="125.9" calcext:value-type="float">
            <text:p>125,9</text:p>
          </table:table-cell>
          <table:table-cell office:value-type="float" office:value="98.07" calcext:value-type="float">
            <text:p>98,07</text:p>
          </table:table-cell>
          <table:table-cell office:value-type="float" office:value="99.81" calcext:value-type="float">
            <text:p>99,81</text:p>
          </table:table-cell>
          <table:table-cell office:value-type="float" office:value="169.6188775" calcext:value-type="float">
            <text:p>169,6188775</text:p>
          </table:table-cell>
          <table:table-cell office:value-type="float" office:value="6.74590106" calcext:value-type="float">
            <text:p>6,74590106</text:p>
          </table:table-cell>
          <table:table-cell table:formula="of:=[.I260]*10" office:value-type="float" office:value="1696.188775" calcext:value-type="float">
            <text:p>1696,188775</text:p>
          </table:table-cell>
          <table:table-cell table:formula="of:=[.J260]*10" office:value-type="float" office:value="67.4590106" calcext:value-type="float">
            <text:p>67,459010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26" calcext:value-type="float">
            <text:p>99,26</text:p>
          </table:table-cell>
          <table:table-cell table:formula="of:=100-[.B261]" office:value-type="float" office:value="0.739999999999995" calcext:value-type="float">
            <text:p>0,74</text:p>
          </table:table-cell>
          <table:table-cell office:value-type="float" office:value="3451" calcext:value-type="float">
            <text:p>3451</text:p>
          </table:table-cell>
          <table:table-cell office:value-type="float" office:value="12503.5" calcext:value-type="float">
            <text:p>12503,5</text:p>
          </table:table-cell>
          <table:table-cell table:formula="of:=12597-[.E261]" office:value-type="float" office:value="93.5" calcext:value-type="float">
            <text:p>93,5</text:p>
          </table:table-cell>
          <table:table-cell office:value-type="float" office:value="98.63" calcext:value-type="float">
            <text:p>98,63</text:p>
          </table:table-cell>
          <table:table-cell office:value-type="float" office:value="99.81" calcext:value-type="float">
            <text:p>99,81</text:p>
          </table:table-cell>
          <table:table-cell office:value-type="float" office:value="159.6016927" calcext:value-type="float">
            <text:p>159,6016927</text:p>
          </table:table-cell>
          <table:table-cell office:value-type="float" office:value="6.374222231" calcext:value-type="float">
            <text:p>6,374222231</text:p>
          </table:table-cell>
          <table:table-cell table:formula="of:=[.I261]*10" office:value-type="float" office:value="1596.016927" calcext:value-type="float">
            <text:p>1596,016927</text:p>
          </table:table-cell>
          <table:table-cell table:formula="of:=[.J261]*10" office:value-type="float" office:value="63.74222231" calcext:value-type="float">
            <text:p>63,7422223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38" calcext:value-type="float">
            <text:p>99,38</text:p>
          </table:table-cell>
          <table:table-cell table:formula="of:=100-[.B262]" office:value-type="float" office:value="0.620000000000005" calcext:value-type="float">
            <text:p>0,62</text:p>
          </table:table-cell>
          <table:table-cell office:value-type="float" office:value="3555.9" calcext:value-type="float">
            <text:p>3555,9</text:p>
          </table:table-cell>
          <table:table-cell office:value-type="float" office:value="12518.7" calcext:value-type="float">
            <text:p>12518,7</text:p>
          </table:table-cell>
          <table:table-cell table:formula="of:=12597-[.E262]" office:value-type="float" office:value="78.2999999999993" calcext:value-type="float">
            <text:p>78,3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9" calcext:value-type="float">
            <text:p>99,79</text:p>
          </table:table-cell>
          <table:table-cell office:value-type="float" office:value="167.5121697" calcext:value-type="float">
            <text:p>167,5121697</text:p>
          </table:table-cell>
          <table:table-cell office:value-type="float" office:value="6.285299373" calcext:value-type="float">
            <text:p>6,285299373</text:p>
          </table:table-cell>
          <table:table-cell table:formula="of:=[.I262]*10" office:value-type="float" office:value="1675.121697" calcext:value-type="float">
            <text:p>1675,121697</text:p>
          </table:table-cell>
          <table:table-cell table:formula="of:=[.J262]*10" office:value-type="float" office:value="62.85299373" calcext:value-type="float">
            <text:p>62,8529937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77" calcext:value-type="float">
            <text:p>98,77</text:p>
          </table:table-cell>
          <table:table-cell table:formula="of:=100-[.B263]" office:value-type="float" office:value="1.23" calcext:value-type="float">
            <text:p>1,23</text:p>
          </table:table-cell>
          <table:table-cell office:value-type="float" office:value="3543" calcext:value-type="float">
            <text:p>3543</text:p>
          </table:table-cell>
          <table:table-cell office:value-type="float" office:value="12442.2" calcext:value-type="float">
            <text:p>12442,2</text:p>
          </table:table-cell>
          <table:table-cell table:formula="of:=12597-[.E263]" office:value-type="float" office:value="154.799999999999" calcext:value-type="float">
            <text:p>154,8</text:p>
          </table:table-cell>
          <table:table-cell office:value-type="float" office:value="98.68" calcext:value-type="float">
            <text:p>98,68</text:p>
          </table:table-cell>
          <table:table-cell office:value-type="float" office:value="98.85" calcext:value-type="float">
            <text:p>98,85</text:p>
          </table:table-cell>
          <table:table-cell office:value-type="float" office:value="196.7548467" calcext:value-type="float">
            <text:p>196,7548467</text:p>
          </table:table-cell>
          <table:table-cell office:value-type="float" office:value="6.560663295" calcext:value-type="float">
            <text:p>6,560663295</text:p>
          </table:table-cell>
          <table:table-cell table:formula="of:=[.I263]*10" office:value-type="float" office:value="1967.548467" calcext:value-type="float">
            <text:p>1967,548467</text:p>
          </table:table-cell>
          <table:table-cell table:formula="of:=[.J263]*10" office:value-type="float" office:value="65.60663295" calcext:value-type="float">
            <text:p>65,6066329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41" calcext:value-type="float">
            <text:p>99,41</text:p>
          </table:table-cell>
          <table:table-cell table:formula="of:=100-[.B264]" office:value-type="float" office:value="0.590000000000003" calcext:value-type="float">
            <text:p>0,59</text:p>
          </table:table-cell>
          <table:table-cell office:value-type="float" office:value="3890.7" calcext:value-type="float">
            <text:p>3890,7</text:p>
          </table:table-cell>
          <table:table-cell office:value-type="float" office:value="12522.8" calcext:value-type="float">
            <text:p>12522,8</text:p>
          </table:table-cell>
          <table:table-cell table:formula="of:=12597-[.E264]" office:value-type="float" office:value="74.2000000000007" calcext:value-type="float">
            <text:p>74,2</text:p>
          </table:table-cell>
          <table:table-cell office:value-type="float" office:value="98.97" calcext:value-type="float">
            <text:p>98,97</text:p>
          </table:table-cell>
          <table:table-cell office:value-type="float" office:value="99.8" calcext:value-type="float">
            <text:p>99,8</text:p>
          </table:table-cell>
          <table:table-cell office:value-type="float" office:value="175.9650481" calcext:value-type="float">
            <text:p>175,9650481</text:p>
          </table:table-cell>
          <table:table-cell office:value-type="float" office:value="5.119307017" calcext:value-type="float">
            <text:p>5,119307017</text:p>
          </table:table-cell>
          <table:table-cell table:formula="of:=[.I264]*10" office:value-type="float" office:value="1759.650481" calcext:value-type="float">
            <text:p>1759,650481</text:p>
          </table:table-cell>
          <table:table-cell table:formula="of:=[.J264]*10" office:value-type="float" office:value="51.19307017" calcext:value-type="float">
            <text:p>51,1930701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37" calcext:value-type="float">
            <text:p>99,37</text:p>
          </table:table-cell>
          <table:table-cell table:formula="of:=100-[.B265]" office:value-type="float" office:value="0.629999999999995" calcext:value-type="float">
            <text:p>0,63</text:p>
          </table:table-cell>
          <table:table-cell office:value-type="float" office:value="4402.1" calcext:value-type="float">
            <text:p>4402,1</text:p>
          </table:table-cell>
          <table:table-cell office:value-type="float" office:value="12518" calcext:value-type="float">
            <text:p>12518</text:p>
          </table:table-cell>
          <table:table-cell table:formula="of:=12597-[.E265]" office:value-type="float" office:value="79" calcext:value-type="float">
            <text:p>79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7" calcext:value-type="float">
            <text:p>99,77</text:p>
          </table:table-cell>
          <table:table-cell office:value-type="float" office:value="161.1920047" calcext:value-type="float">
            <text:p>161,1920047</text:p>
          </table:table-cell>
          <table:table-cell office:value-type="float" office:value="6.80770936" calcext:value-type="float">
            <text:p>6,80770936</text:p>
          </table:table-cell>
          <table:table-cell table:formula="of:=[.I265]*10" office:value-type="float" office:value="1611.920047" calcext:value-type="float">
            <text:p>1611,920047</text:p>
          </table:table-cell>
          <table:table-cell table:formula="of:=[.J265]*10" office:value-type="float" office:value="68.0770936" calcext:value-type="float">
            <text:p>68,0770936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47" calcext:value-type="float">
            <text:p>99,47</text:p>
          </table:table-cell>
          <table:table-cell table:formula="of:=100-[.B266]" office:value-type="float" office:value="0.530000000000001" calcext:value-type="float">
            <text:p>0,53</text:p>
          </table:table-cell>
          <table:table-cell office:value-type="float" office:value="4310.4" calcext:value-type="float">
            <text:p>4310,4</text:p>
          </table:table-cell>
          <table:table-cell office:value-type="float" office:value="12530.5" calcext:value-type="float">
            <text:p>12530,5</text:p>
          </table:table-cell>
          <table:table-cell table:formula="of:=12597-[.E266]" office:value-type="float" office:value="66.5" calcext:value-type="float">
            <text:p>66,5</text:p>
          </table:table-cell>
          <table:table-cell office:value-type="float" office:value="99.1" calcext:value-type="float">
            <text:p>99,1</text:p>
          </table:table-cell>
          <table:table-cell office:value-type="float" office:value="99.8" calcext:value-type="float">
            <text:p>99,8</text:p>
          </table:table-cell>
          <table:table-cell office:value-type="float" office:value="154.5667854" calcext:value-type="float">
            <text:p>154,5667854</text:p>
          </table:table-cell>
          <table:table-cell office:value-type="float" office:value="6.575654078" calcext:value-type="float">
            <text:p>6,575654078</text:p>
          </table:table-cell>
          <table:table-cell table:formula="of:=[.I266]*10" office:value-type="float" office:value="1545.667854" calcext:value-type="float">
            <text:p>1545,667854</text:p>
          </table:table-cell>
          <table:table-cell table:formula="of:=[.J266]*10" office:value-type="float" office:value="65.75654078" calcext:value-type="float">
            <text:p>65,75654078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41" calcext:value-type="float">
            <text:p>99,41</text:p>
          </table:table-cell>
          <table:table-cell table:formula="of:=100-[.B267]" office:value-type="float" office:value="0.590000000000003" calcext:value-type="float">
            <text:p>0,59</text:p>
          </table:table-cell>
          <table:table-cell office:value-type="float" office:value="4269.1" calcext:value-type="float">
            <text:p>4269,1</text:p>
          </table:table-cell>
          <table:table-cell office:value-type="float" office:value="12522.2" calcext:value-type="float">
            <text:p>12522,2</text:p>
          </table:table-cell>
          <table:table-cell table:formula="of:=12597-[.E267]" office:value-type="float" office:value="74.7999999999993" calcext:value-type="float">
            <text:p>74,8</text:p>
          </table:table-cell>
          <table:table-cell office:value-type="float" office:value="98.96" calcext:value-type="float">
            <text:p>98,96</text:p>
          </table:table-cell>
          <table:table-cell office:value-type="float" office:value="99.79" calcext:value-type="float">
            <text:p>99,79</text:p>
          </table:table-cell>
          <table:table-cell office:value-type="float" office:value="226.0322391" calcext:value-type="float">
            <text:p>226,0322391</text:p>
          </table:table-cell>
          <table:table-cell office:value-type="float" office:value="8.725206709" calcext:value-type="float">
            <text:p>8,725206709</text:p>
          </table:table-cell>
          <table:table-cell table:formula="of:=[.I267]*10" office:value-type="float" office:value="2260.322391" calcext:value-type="float">
            <text:p>2260,322391</text:p>
          </table:table-cell>
          <table:table-cell table:formula="of:=[.J267]*10" office:value-type="float" office:value="87.25206709" calcext:value-type="float">
            <text:p>87,2520670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58:.B267])" office:value-type="float" office:value="99.287" calcext:value-type="float">
            <text:p>99,287</text:p>
          </table:table-cell>
          <table:table-cell table:formula="of:=AVERAGE([.C258:.C267])" office:value-type="float" office:value="0.713000000000001" calcext:value-type="float">
            <text:p>0,713</text:p>
          </table:table-cell>
          <table:table-cell table:formula="of:=AVERAGE([.D258:.D267])" office:value-type="float" office:value="3896.15" calcext:value-type="float">
            <text:p>3896,15</text:p>
          </table:table-cell>
          <table:table-cell table:formula="of:=AVERAGE([.E258:.E267])" office:value-type="float" office:value="12507.09" calcext:value-type="float">
            <text:p>12507,09</text:p>
          </table:table-cell>
          <table:table-cell table:formula="of:=AVERAGE([.F258:.F267])" office:value-type="float" office:value="89.9099999999999" calcext:value-type="float">
            <text:p>89,91</text:p>
          </table:table-cell>
          <table:table-cell table:formula="of:=AVERAGE([.G258:.G267])" office:value-type="float" office:value="98.812" calcext:value-type="float">
            <text:p>98,812</text:p>
          </table:table-cell>
          <table:table-cell table:formula="of:=AVERAGE([.H258:.H267])" office:value-type="float" office:value="99.7" calcext:value-type="float">
            <text:p>99,7</text:p>
          </table:table-cell>
          <table:table-cell table:formula="of:=AVERAGE([.I258:.I267])" office:value-type="float" office:value="181.07564855" calcext:value-type="float">
            <text:p>181,07564855</text:p>
          </table:table-cell>
          <table:table-cell table:formula="of:=AVERAGE([.J258:.J267])" office:value-type="float" office:value="6.81331537985" calcext:value-type="float">
            <text:p>6,8133153799</text:p>
          </table:table-cell>
          <table:table-cell table:formula="of:=SUM([.I258:.I267])" office:value-type="float" office:value="1810.7564855" calcext:value-type="float">
            <text:p>1810,7564855</text:p>
          </table:table-cell>
          <table:table-cell table:formula="of:=SUM([.J258:.J267])" office:value-type="float" office:value="68.1331537985" calcext:value-type="float">
            <text:p>68,133153798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58:.B267])" office:value-type="float" office:value="0.213543906492319" calcext:value-type="float">
            <text:p>0,2135439065</text:p>
          </table:table-cell>
          <table:table-cell table:formula="of:=COM.MICROSOFT.STDEV.P([.C258:.C267])" office:value-type="float" office:value="0.213543906492319" calcext:value-type="float">
            <text:p>0,2135439065</text:p>
          </table:table-cell>
          <table:table-cell table:formula="of:=COM.MICROSOFT.STDEV.P([.D258:.D267])" office:value-type="float" office:value="346.783890196762" calcext:value-type="float">
            <text:p>346,7838901968</text:p>
          </table:table-cell>
          <table:table-cell table:formula="of:=COM.MICROSOFT.STDEV.P([.E258:.E267])" office:value-type="float" office:value="26.8217989702404" calcext:value-type="float">
            <text:p>26,8217989702</text:p>
          </table:table-cell>
          <table:table-cell table:formula="of:=COM.MICROSOFT.STDEV.P([.F258:.F267])" office:value-type="float" office:value="26.8217989702404" calcext:value-type="float">
            <text:p>26,8217989702</text:p>
          </table:table-cell>
          <table:table-cell table:formula="of:=COM.MICROSOFT.STDEV.P([.G258:.G267])" office:value-type="float" office:value="0.280991103062001" calcext:value-type="float">
            <text:p>0,2809911031</text:p>
          </table:table-cell>
          <table:table-cell table:formula="of:=COM.MICROSOFT.STDEV.P([.H258:.H267])" office:value-type="float" office:value="0.283548937575159" calcext:value-type="float">
            <text:p>0,2835489376</text:p>
          </table:table-cell>
          <table:table-cell table:formula="of:=COM.MICROSOFT.STDEV.P([.I258:.I267])" office:value-type="float" office:value="26.5987396727346" calcext:value-type="float">
            <text:p>26,5987396727</text:p>
          </table:table-cell>
          <table:table-cell table:formula="of:=COM.MICROSOFT.STDEV.P([.J258:.J267])" office:value-type="float" office:value="1.00370944202642" calcext:value-type="float">
            <text:p>1,003709442</text:p>
          </table:table-cell>
          <table:table-cell table:formula="of:=COM.MICROSOFT.STDEV.P([.K258:.K267])" office:value-type="float" office:value="265.987396727346" calcext:value-type="float">
            <text:p>265,9873967273</text:p>
          </table:table-cell>
          <table:table-cell table:formula="of:=COM.MICROSOFT.STDEV.P([.L258:.L267])" office:value-type="float" office:value="10.0370944202642" calcext:value-type="float">
            <text:p>10,037094420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2 HIBRIDO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47" calcext:value-type="float">
            <text:p>99,47</text:p>
          </table:table-cell>
          <table:table-cell table:formula="of:=100-[.B275]" office:value-type="float" office:value="0.530000000000001" calcext:value-type="float">
            <text:p>0,53</text:p>
          </table:table-cell>
          <table:table-cell office:value-type="float" office:value="6277.5" calcext:value-type="float">
            <text:p>6277,5</text:p>
          </table:table-cell>
          <table:table-cell office:value-type="float" office:value="12530.7" calcext:value-type="float">
            <text:p>12530,7</text:p>
          </table:table-cell>
          <table:table-cell table:formula="of:=12597-[.E275]" office:value-type="float" office:value="66.2999999999993" calcext:value-type="float">
            <text:p>66,3</text:p>
          </table:table-cell>
          <table:table-cell office:value-type="float" office:value="99.14" calcext:value-type="float">
            <text:p>99,14</text:p>
          </table:table-cell>
          <table:table-cell office:value-type="float" office:value="99.76" calcext:value-type="float">
            <text:p>99,76</text:p>
          </table:table-cell>
          <table:table-cell office:value-type="float" office:value="229.0321347" calcext:value-type="float">
            <text:p>229,0321347</text:p>
          </table:table-cell>
          <table:table-cell office:value-type="float" office:value="12.35039999" calcext:value-type="float">
            <text:p>12,35039999</text:p>
          </table:table-cell>
          <table:table-cell table:formula="of:=[.I275]*10" office:value-type="float" office:value="2290.321347" calcext:value-type="float">
            <text:p>2290,321347</text:p>
          </table:table-cell>
          <table:table-cell table:formula="of:=[.J275]*10" office:value-type="float" office:value="123.5039999" calcext:value-type="float">
            <text:p>123,5039999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18" calcext:value-type="float">
            <text:p>99,18</text:p>
          </table:table-cell>
          <table:table-cell table:formula="of:=100-[.B276]" office:value-type="float" office:value="0.819999999999993" calcext:value-type="float">
            <text:p>0,82</text:p>
          </table:table-cell>
          <table:table-cell office:value-type="float" office:value="4230.1" calcext:value-type="float">
            <text:p>4230,1</text:p>
          </table:table-cell>
          <table:table-cell office:value-type="float" office:value="12493.3" calcext:value-type="float">
            <text:p>12493,3</text:p>
          </table:table-cell>
          <table:table-cell table:formula="of:=12597-[.E276]" office:value-type="float" office:value="103.700000000001" calcext:value-type="float">
            <text:p>103,7</text:p>
          </table:table-cell>
          <table:table-cell office:value-type="float" office:value="98.5" calcext:value-type="float">
            <text:p>98,5</text:p>
          </table:table-cell>
          <table:table-cell office:value-type="float" office:value="99.77" calcext:value-type="float">
            <text:p>99,77</text:p>
          </table:table-cell>
          <table:table-cell office:value-type="float" office:value="218.0817876" calcext:value-type="float">
            <text:p>218,0817876</text:p>
          </table:table-cell>
          <table:table-cell office:value-type="float" office:value="7.581088734" calcext:value-type="float">
            <text:p>7,581088734</text:p>
          </table:table-cell>
          <table:table-cell table:formula="of:=[.I276]*10" office:value-type="float" office:value="2180.817876" calcext:value-type="float">
            <text:p>2180,817876</text:p>
          </table:table-cell>
          <table:table-cell table:formula="of:=[.J276]*10" office:value-type="float" office:value="75.81088734" calcext:value-type="float">
            <text:p>75,81088734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3" calcext:value-type="float">
            <text:p>99,3</text:p>
          </table:table-cell>
          <table:table-cell table:formula="of:=100-[.B277]" office:value-type="float" office:value="0.700000000000003" calcext:value-type="float">
            <text:p>0,7</text:p>
          </table:table-cell>
          <table:table-cell office:value-type="float" office:value="5050.3" calcext:value-type="float">
            <text:p>5050,3</text:p>
          </table:table-cell>
          <table:table-cell office:value-type="float" office:value="12509.8" calcext:value-type="float">
            <text:p>12509,8</text:p>
          </table:table-cell>
          <table:table-cell table:formula="of:=12597-[.E277]" office:value-type="float" office:value="87.2000000000007" calcext:value-type="float">
            <text:p>87,2</text:p>
          </table:table-cell>
          <table:table-cell office:value-type="float" office:value="99.1" calcext:value-type="float">
            <text:p>99,1</text:p>
          </table:table-cell>
          <table:table-cell office:value-type="float" office:value="99.49" calcext:value-type="float">
            <text:p>99,49</text:p>
          </table:table-cell>
          <table:table-cell office:value-type="float" office:value="160.8530752" calcext:value-type="float">
            <text:p>160,8530752</text:p>
          </table:table-cell>
          <table:table-cell office:value-type="float" office:value="7.037519956" calcext:value-type="float">
            <text:p>7,037519956</text:p>
          </table:table-cell>
          <table:table-cell table:formula="of:=[.I277]*10" office:value-type="float" office:value="1608.530752" calcext:value-type="float">
            <text:p>1608,530752</text:p>
          </table:table-cell>
          <table:table-cell table:formula="of:=[.J277]*10" office:value-type="float" office:value="70.37519956" calcext:value-type="float">
            <text:p>70,3751995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21" calcext:value-type="float">
            <text:p>99,21</text:p>
          </table:table-cell>
          <table:table-cell table:formula="of:=100-[.B278]" office:value-type="float" office:value="0.790000000000006" calcext:value-type="float">
            <text:p>0,79</text:p>
          </table:table-cell>
          <table:table-cell office:value-type="float" office:value="3754.5" calcext:value-type="float">
            <text:p>3754,5</text:p>
          </table:table-cell>
          <table:table-cell office:value-type="float" office:value="12498" calcext:value-type="float">
            <text:p>12498</text:p>
          </table:table-cell>
          <table:table-cell table:formula="of:=12597-[.E278]" office:value-type="float" office:value="99" calcext:value-type="float">
            <text:p>99</text:p>
          </table:table-cell>
          <table:table-cell office:value-type="float" office:value="98.56" calcext:value-type="float">
            <text:p>98,56</text:p>
          </table:table-cell>
          <table:table-cell office:value-type="float" office:value="99.78" calcext:value-type="float">
            <text:p>99,78</text:p>
          </table:table-cell>
          <table:table-cell office:value-type="float" office:value="239.8630374" calcext:value-type="float">
            <text:p>239,8630374</text:p>
          </table:table-cell>
          <table:table-cell office:value-type="float" office:value="7.253466773" calcext:value-type="float">
            <text:p>7,253466773</text:p>
          </table:table-cell>
          <table:table-cell table:formula="of:=[.I278]*10" office:value-type="float" office:value="2398.630374" calcext:value-type="float">
            <text:p>2398,630374</text:p>
          </table:table-cell>
          <table:table-cell table:formula="of:=[.J278]*10" office:value-type="float" office:value="72.53466773" calcext:value-type="float">
            <text:p>72,5346677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46" calcext:value-type="float">
            <text:p>99,46</text:p>
          </table:table-cell>
          <table:table-cell table:formula="of:=100-[.B279]" office:value-type="float" office:value="0.540000000000006" calcext:value-type="float">
            <text:p>0,54</text:p>
          </table:table-cell>
          <table:table-cell office:value-type="float" office:value="5579.7" calcext:value-type="float">
            <text:p>5579,7</text:p>
          </table:table-cell>
          <table:table-cell office:value-type="float" office:value="12529.2" calcext:value-type="float">
            <text:p>12529,2</text:p>
          </table:table-cell>
          <table:table-cell table:formula="of:=12597-[.E279]" office:value-type="float" office:value="67.7999999999993" calcext:value-type="float">
            <text:p>67,8</text:p>
          </table:table-cell>
          <table:table-cell office:value-type="float" office:value="99.1" calcext:value-type="float">
            <text:p>99,1</text:p>
          </table:table-cell>
          <table:table-cell office:value-type="float" office:value="99.78" calcext:value-type="float">
            <text:p>99,78</text:p>
          </table:table-cell>
          <table:table-cell office:value-type="float" office:value="168.2821294" calcext:value-type="float">
            <text:p>168,2821294</text:p>
          </table:table-cell>
          <table:table-cell office:value-type="float" office:value="8.980836248" calcext:value-type="float">
            <text:p>8,980836248</text:p>
          </table:table-cell>
          <table:table-cell table:formula="of:=[.I279]*10" office:value-type="float" office:value="1682.821294" calcext:value-type="float">
            <text:p>1682,821294</text:p>
          </table:table-cell>
          <table:table-cell table:formula="of:=[.J279]*10" office:value-type="float" office:value="89.80836248" calcext:value-type="float">
            <text:p>89,80836248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52" calcext:value-type="float">
            <text:p>99,52</text:p>
          </table:table-cell>
          <table:table-cell table:formula="of:=100-[.B280]" office:value-type="float" office:value="0.480000000000004" calcext:value-type="float">
            <text:p>0,48</text:p>
          </table:table-cell>
          <table:table-cell office:value-type="float" office:value="6377.5" calcext:value-type="float">
            <text:p>6377,5</text:p>
          </table:table-cell>
          <table:table-cell office:value-type="float" office:value="12536.1" calcext:value-type="float">
            <text:p>12536,1</text:p>
          </table:table-cell>
          <table:table-cell table:formula="of:=12597-[.E280]" office:value-type="float" office:value="60.8999999999996" calcext:value-type="float">
            <text:p>60,9</text:p>
          </table:table-cell>
          <table:table-cell office:value-type="float" office:value="99.24" calcext:value-type="float">
            <text:p>99,24</text:p>
          </table:table-cell>
          <table:table-cell office:value-type="float" office:value="99.76" calcext:value-type="float">
            <text:p>99,76</text:p>
          </table:table-cell>
          <table:table-cell office:value-type="float" office:value="184.2993463" calcext:value-type="float">
            <text:p>184,2993463</text:p>
          </table:table-cell>
          <table:table-cell office:value-type="float" office:value="9.345837545" calcext:value-type="float">
            <text:p>9,345837545</text:p>
          </table:table-cell>
          <table:table-cell table:formula="of:=[.I280]*10" office:value-type="float" office:value="1842.993463" calcext:value-type="float">
            <text:p>1842,993463</text:p>
          </table:table-cell>
          <table:table-cell table:formula="of:=[.J280]*10" office:value-type="float" office:value="93.45837545" calcext:value-type="float">
            <text:p>93,4583754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15" calcext:value-type="float">
            <text:p>99,15</text:p>
          </table:table-cell>
          <table:table-cell table:formula="of:=100-[.B281]" office:value-type="float" office:value="0.849999999999994" calcext:value-type="float">
            <text:p>0,85</text:p>
          </table:table-cell>
          <table:table-cell office:value-type="float" office:value="4399.7" calcext:value-type="float">
            <text:p>4399,7</text:p>
          </table:table-cell>
          <table:table-cell office:value-type="float" office:value="12489.7" calcext:value-type="float">
            <text:p>12489,7</text:p>
          </table:table-cell>
          <table:table-cell table:formula="of:=12597-[.E281]" office:value-type="float" office:value="107.299999999999" calcext:value-type="float">
            <text:p>107,3</text:p>
          </table:table-cell>
          <table:table-cell office:value-type="float" office:value="98.44" calcext:value-type="float">
            <text:p>98,44</text:p>
          </table:table-cell>
          <table:table-cell office:value-type="float" office:value="99.76" calcext:value-type="float">
            <text:p>99,76</text:p>
          </table:table-cell>
          <table:table-cell office:value-type="float" office:value="251.6314662" calcext:value-type="float">
            <text:p>251,6314662</text:p>
          </table:table-cell>
          <table:table-cell office:value-type="float" office:value="7.603450322" calcext:value-type="float">
            <text:p>7,603450322</text:p>
          </table:table-cell>
          <table:table-cell table:formula="of:=[.I281]*10" office:value-type="float" office:value="2516.314662" calcext:value-type="float">
            <text:p>2516,314662</text:p>
          </table:table-cell>
          <table:table-cell table:formula="of:=[.J281]*10" office:value-type="float" office:value="76.03450322" calcext:value-type="float">
            <text:p>76,0345032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27" calcext:value-type="float">
            <text:p>99,27</text:p>
          </table:table-cell>
          <table:table-cell table:formula="of:=100-[.B282]" office:value-type="float" office:value="0.730000000000004" calcext:value-type="float">
            <text:p>0,73</text:p>
          </table:table-cell>
          <table:table-cell office:value-type="float" office:value="3758.5" calcext:value-type="float">
            <text:p>3758,5</text:p>
          </table:table-cell>
          <table:table-cell office:value-type="float" office:value="12505.6" calcext:value-type="float">
            <text:p>12505,6</text:p>
          </table:table-cell>
          <table:table-cell table:formula="of:=12597-[.E282]" office:value-type="float" office:value="91.3999999999996" calcext:value-type="float">
            <text:p>91,4</text:p>
          </table:table-cell>
          <table:table-cell office:value-type="float" office:value="98.68" calcext:value-type="float">
            <text:p>98,68</text:p>
          </table:table-cell>
          <table:table-cell office:value-type="float" office:value="99.79" calcext:value-type="float">
            <text:p>99,79</text:p>
          </table:table-cell>
          <table:table-cell office:value-type="float" office:value="168.725569" calcext:value-type="float">
            <text:p>168,725569</text:p>
          </table:table-cell>
          <table:table-cell office:value-type="float" office:value="6.100551438" calcext:value-type="float">
            <text:p>6,100551438</text:p>
          </table:table-cell>
          <table:table-cell table:formula="of:=[.I282]*10" office:value-type="float" office:value="1687.25569" calcext:value-type="float">
            <text:p>1687,25569</text:p>
          </table:table-cell>
          <table:table-cell table:formula="of:=[.J282]*10" office:value-type="float" office:value="61.00551438" calcext:value-type="float">
            <text:p>61,00551438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2" calcext:value-type="float">
            <text:p>99,2</text:p>
          </table:table-cell>
          <table:table-cell table:formula="of:=100-[.B283]" office:value-type="float" office:value="0.799999999999997" calcext:value-type="float">
            <text:p>0,8</text:p>
          </table:table-cell>
          <table:table-cell office:value-type="float" office:value="3894.4" calcext:value-type="float">
            <text:p>3894,4</text:p>
          </table:table-cell>
          <table:table-cell office:value-type="float" office:value="12496.3" calcext:value-type="float">
            <text:p>12496,3</text:p>
          </table:table-cell>
          <table:table-cell table:formula="of:=12597-[.E283]" office:value-type="float" office:value="100.700000000001" calcext:value-type="float">
            <text:p>100,7</text:p>
          </table:table-cell>
          <table:table-cell office:value-type="float" office:value="98.55" calcext:value-type="float">
            <text:p>98,55</text:p>
          </table:table-cell>
          <table:table-cell office:value-type="float" office:value="99.77" calcext:value-type="float">
            <text:p>99,77</text:p>
          </table:table-cell>
          <table:table-cell office:value-type="float" office:value="203.7067579" calcext:value-type="float">
            <text:p>203,7067579</text:p>
          </table:table-cell>
          <table:table-cell office:value-type="float" office:value="7.744221783" calcext:value-type="float">
            <text:p>7,744221783</text:p>
          </table:table-cell>
          <table:table-cell table:formula="of:=[.I283]*10" office:value-type="float" office:value="2037.067579" calcext:value-type="float">
            <text:p>2037,067579</text:p>
          </table:table-cell>
          <table:table-cell table:formula="of:=[.J283]*10" office:value-type="float" office:value="77.44221783" calcext:value-type="float">
            <text:p>77,44221783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18" calcext:value-type="float">
            <text:p>99,18</text:p>
          </table:table-cell>
          <table:table-cell table:formula="of:=100-[.B284]" office:value-type="float" office:value="0.819999999999993" calcext:value-type="float">
            <text:p>0,82</text:p>
          </table:table-cell>
          <table:table-cell office:value-type="float" office:value="4233" calcext:value-type="float">
            <text:p>4233</text:p>
          </table:table-cell>
          <table:table-cell office:value-type="float" office:value="12494.1" calcext:value-type="float">
            <text:p>12494,1</text:p>
          </table:table-cell>
          <table:table-cell table:formula="of:=12597-[.E284]" office:value-type="float" office:value="102.9" calcext:value-type="float">
            <text:p>102,9</text:p>
          </table:table-cell>
          <table:table-cell office:value-type="float" office:value="98.48" calcext:value-type="float">
            <text:p>98,48</text:p>
          </table:table-cell>
          <table:table-cell office:value-type="float" office:value="99.8" calcext:value-type="float">
            <text:p>99,8</text:p>
          </table:table-cell>
          <table:table-cell office:value-type="float" office:value="172.3345274" calcext:value-type="float">
            <text:p>172,3345274</text:p>
          </table:table-cell>
          <table:table-cell office:value-type="float" office:value="7.041041946" calcext:value-type="float">
            <text:p>7,041041946</text:p>
          </table:table-cell>
          <table:table-cell table:formula="of:=[.I284]*10" office:value-type="float" office:value="1723.345274" calcext:value-type="float">
            <text:p>1723,345274</text:p>
          </table:table-cell>
          <table:table-cell table:formula="of:=[.J284]*10" office:value-type="float" office:value="70.41041946" calcext:value-type="float">
            <text:p>70,41041946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75:.B284])" office:value-type="float" office:value="99.294" calcext:value-type="float">
            <text:p>99,294</text:p>
          </table:table-cell>
          <table:table-cell table:formula="of:=AVERAGE([.C275:.C284])" office:value-type="float" office:value="0.706" calcext:value-type="float">
            <text:p>0,706</text:p>
          </table:table-cell>
          <table:table-cell table:formula="of:=AVERAGE([.D275:.D284])" office:value-type="float" office:value="4755.52" calcext:value-type="float">
            <text:p>4755,52</text:p>
          </table:table-cell>
          <table:table-cell table:formula="of:=AVERAGE([.E275:.E284])" office:value-type="float" office:value="12508.28" calcext:value-type="float">
            <text:p>12508,28</text:p>
          </table:table-cell>
          <table:table-cell table:formula="of:=AVERAGE([.F275:.F284])" office:value-type="float" office:value="88.7199999999999" calcext:value-type="float">
            <text:p>88,72</text:p>
          </table:table-cell>
          <table:table-cell table:formula="of:=AVERAGE([.G275:.G284])" office:value-type="float" office:value="98.779" calcext:value-type="float">
            <text:p>98,779</text:p>
          </table:table-cell>
          <table:table-cell table:formula="of:=AVERAGE([.H275:.H284])" office:value-type="float" office:value="99.746" calcext:value-type="float">
            <text:p>99,746</text:p>
          </table:table-cell>
          <table:table-cell table:formula="of:=AVERAGE([.I275:.I284])" office:value-type="float" office:value="199.68098311" calcext:value-type="float">
            <text:p>199,68098311</text:p>
          </table:table-cell>
          <table:table-cell table:formula="of:=AVERAGE([.J275:.J284])" office:value-type="float" office:value="8.1038414735" calcext:value-type="float">
            <text:p>8,1038414735</text:p>
          </table:table-cell>
          <table:table-cell table:formula="of:=SUM([.I275:.I284])" office:value-type="float" office:value="1996.8098311" calcext:value-type="float">
            <text:p>1996,8098311</text:p>
          </table:table-cell>
          <table:table-cell table:formula="of:=SUM([.J275:.J284])" office:value-type="float" office:value="81.038414735" calcext:value-type="float">
            <text:p>81,03841473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75:.B284])" office:value-type="float" office:value="0.131468627436355" calcext:value-type="float">
            <text:p>0,1314686274</text:p>
          </table:table-cell>
          <table:table-cell table:formula="of:=COM.MICROSOFT.STDEV.P([.C275:.C284])" office:value-type="float" office:value="0.131468627436355" calcext:value-type="float">
            <text:p>0,1314686274</text:p>
          </table:table-cell>
          <table:table-cell table:formula="of:=COM.MICROSOFT.STDEV.P([.D275:.D284])" office:value-type="float" office:value="955.339151087194" calcext:value-type="float">
            <text:p>955,3391510872</text:p>
          </table:table-cell>
          <table:table-cell table:formula="of:=COM.MICROSOFT.STDEV.P([.E275:.E284])" office:value-type="float" office:value="16.5639246557091" calcext:value-type="float">
            <text:p>16,5639246557</text:p>
          </table:table-cell>
          <table:table-cell table:formula="of:=COM.MICROSOFT.STDEV.P([.F275:.F284])" office:value-type="float" office:value="16.5639246557091" calcext:value-type="float">
            <text:p>16,5639246557</text:p>
          </table:table-cell>
          <table:table-cell table:formula="of:=COM.MICROSOFT.STDEV.P([.G275:.G284])" office:value-type="float" office:value="0.306804498011354" calcext:value-type="float">
            <text:p>0,306804498</text:p>
          </table:table-cell>
          <table:table-cell table:formula="of:=COM.MICROSOFT.STDEV.P([.H275:.H284])" office:value-type="float" office:value="0.0862786184404937" calcext:value-type="float">
            <text:p>0,0862786184</text:p>
          </table:table-cell>
          <table:table-cell table:formula="of:=COM.MICROSOFT.STDEV.P([.I275:.I284])" office:value-type="float" office:value="31.5688014485691" calcext:value-type="float">
            <text:p>31,5688014486</text:p>
          </table:table-cell>
          <table:table-cell table:formula="of:=COM.MICROSOFT.STDEV.P([.J275:.J284])" office:value-type="float" office:value="1.67334437206009" calcext:value-type="float">
            <text:p>1,6733443721</text:p>
          </table:table-cell>
          <table:table-cell table:formula="of:=COM.MICROSOFT.STDEV.P([.K275:.K284])" office:value-type="float" office:value="315.688014485691" calcext:value-type="float">
            <text:p>315,6880144857</text:p>
          </table:table-cell>
          <table:table-cell table:formula="of:=COM.MICROSOFT.STDEV.P([.L275:.L284])" office:value-type="float" office:value="16.7334437206009" calcext:value-type="float">
            <text:p>16,73344372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3 HIBRIDO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12" calcext:value-type="float">
            <text:p>99,12</text:p>
          </table:table-cell>
          <table:table-cell table:formula="of:=100-[.B292]" office:value-type="float" office:value="0.879999999999995" calcext:value-type="float">
            <text:p>0,88</text:p>
          </table:table-cell>
          <table:table-cell office:value-type="float" office:value="4505.2" calcext:value-type="float">
            <text:p>4505,2</text:p>
          </table:table-cell>
          <table:table-cell office:value-type="float" office:value="12485.7" calcext:value-type="float">
            <text:p>12485,7</text:p>
          </table:table-cell>
          <table:table-cell table:formula="of:=12597-[.E292]" office:value-type="float" office:value="111.299999999999" calcext:value-type="float">
            <text:p>111,3</text:p>
          </table:table-cell>
          <table:table-cell office:value-type="float" office:value="98.69" calcext:value-type="float">
            <text:p>98,69</text:p>
          </table:table-cell>
          <table:table-cell office:value-type="float" office:value="99.49" calcext:value-type="float">
            <text:p>99,49</text:p>
          </table:table-cell>
          <table:table-cell office:value-type="float" office:value="171.220005" calcext:value-type="float">
            <text:p>171,220005</text:p>
          </table:table-cell>
          <table:table-cell office:value-type="float" office:value="6.783515716" calcext:value-type="float">
            <text:p>6,783515716</text:p>
          </table:table-cell>
          <table:table-cell table:formula="of:=[.I292]*10" office:value-type="float" office:value="1712.20005" calcext:value-type="float">
            <text:p>1712,20005</text:p>
          </table:table-cell>
          <table:table-cell table:formula="of:=[.J292]*10" office:value-type="float" office:value="67.83515716" calcext:value-type="float">
            <text:p>67,83515716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19" calcext:value-type="float">
            <text:p>99,19</text:p>
          </table:table-cell>
          <table:table-cell table:formula="of:=100-[.B293]" office:value-type="float" office:value="0.810000000000002" calcext:value-type="float">
            <text:p>0,81</text:p>
          </table:table-cell>
          <table:table-cell office:value-type="float" office:value="5478.3" calcext:value-type="float">
            <text:p>5478,3</text:p>
          </table:table-cell>
          <table:table-cell office:value-type="float" office:value="12494.7" calcext:value-type="float">
            <text:p>12494,7</text:p>
          </table:table-cell>
          <table:table-cell table:formula="of:=12597-[.E293]" office:value-type="float" office:value="102.299999999999" calcext:value-type="float">
            <text:p>102,3</text:p>
          </table:table-cell>
          <table:table-cell office:value-type="float" office:value="98.96" calcext:value-type="float">
            <text:p>98,96</text:p>
          </table:table-cell>
          <table:table-cell office:value-type="float" office:value="99.39" calcext:value-type="float">
            <text:p>99,39</text:p>
          </table:table-cell>
          <table:table-cell office:value-type="float" office:value="226.9448061" calcext:value-type="float">
            <text:p>226,9448061</text:p>
          </table:table-cell>
          <table:table-cell office:value-type="float" office:value="9.93386867" calcext:value-type="float">
            <text:p>9,93386867</text:p>
          </table:table-cell>
          <table:table-cell table:formula="of:=[.I293]*10" office:value-type="float" office:value="2269.448061" calcext:value-type="float">
            <text:p>2269,448061</text:p>
          </table:table-cell>
          <table:table-cell table:formula="of:=[.J293]*10" office:value-type="float" office:value="99.3386867" calcext:value-type="float">
            <text:p>99,338686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37" calcext:value-type="float">
            <text:p>99,37</text:p>
          </table:table-cell>
          <table:table-cell table:formula="of:=100-[.B294]" office:value-type="float" office:value="0.629999999999995" calcext:value-type="float">
            <text:p>0,63</text:p>
          </table:table-cell>
          <table:table-cell office:value-type="float" office:value="4997.5" calcext:value-type="float">
            <text:p>4997,5</text:p>
          </table:table-cell>
          <table:table-cell office:value-type="float" office:value="12517.7" calcext:value-type="float">
            <text:p>12517,7</text:p>
          </table:table-cell>
          <table:table-cell table:formula="of:=12597-[.E294]" office:value-type="float" office:value="79.2999999999993" calcext:value-type="float">
            <text:p>79,3</text:p>
          </table:table-cell>
          <table:table-cell office:value-type="float" office:value="98.89" calcext:value-type="float">
            <text:p>98,89</text:p>
          </table:table-cell>
          <table:table-cell office:value-type="float" office:value="99.79" calcext:value-type="float">
            <text:p>99,79</text:p>
          </table:table-cell>
          <table:table-cell office:value-type="float" office:value="191.7211061" calcext:value-type="float">
            <text:p>191,7211061</text:p>
          </table:table-cell>
          <table:table-cell office:value-type="float" office:value="9.170265126" calcext:value-type="float">
            <text:p>9,170265126</text:p>
          </table:table-cell>
          <table:table-cell table:formula="of:=[.I294]*10" office:value-type="float" office:value="1917.211061" calcext:value-type="float">
            <text:p>1917,211061</text:p>
          </table:table-cell>
          <table:table-cell table:formula="of:=[.J294]*10" office:value-type="float" office:value="91.70265126" calcext:value-type="float">
            <text:p>91,7026512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41" calcext:value-type="float">
            <text:p>99,41</text:p>
          </table:table-cell>
          <table:table-cell table:formula="of:=100-[.B295]" office:value-type="float" office:value="0.590000000000003" calcext:value-type="float">
            <text:p>0,59</text:p>
          </table:table-cell>
          <table:table-cell office:value-type="float" office:value="4835.5" calcext:value-type="float">
            <text:p>4835,5</text:p>
          </table:table-cell>
          <table:table-cell office:value-type="float" office:value="12522.3" calcext:value-type="float">
            <text:p>12522,3</text:p>
          </table:table-cell>
          <table:table-cell table:formula="of:=12597-[.E295]" office:value-type="float" office:value="74.7000000000007" calcext:value-type="float">
            <text:p>74,7</text:p>
          </table:table-cell>
          <table:table-cell office:value-type="float" office:value="98.99" calcext:value-type="float">
            <text:p>98,99</text:p>
          </table:table-cell>
          <table:table-cell office:value-type="float" office:value="99.77" calcext:value-type="float">
            <text:p>99,77</text:p>
          </table:table-cell>
          <table:table-cell office:value-type="float" office:value="22.275431" calcext:value-type="float">
            <text:p>22,275431</text:p>
          </table:table-cell>
          <table:table-cell office:value-type="float" office:value="9.015487099" calcext:value-type="float">
            <text:p>9,015487099</text:p>
          </table:table-cell>
          <table:table-cell table:formula="of:=[.I295]*10" office:value-type="float" office:value="222.75431" calcext:value-type="float">
            <text:p>222,75431</text:p>
          </table:table-cell>
          <table:table-cell table:formula="of:=[.J295]*10" office:value-type="float" office:value="90.15487099" calcext:value-type="float">
            <text:p>90,1548709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24" calcext:value-type="float">
            <text:p>99,24</text:p>
          </table:table-cell>
          <table:table-cell table:formula="of:=100-[.B296]" office:value-type="float" office:value="0.760000000000005" calcext:value-type="float">
            <text:p>0,76</text:p>
          </table:table-cell>
          <table:table-cell office:value-type="float" office:value="4420" calcext:value-type="float">
            <text:p>4420</text:p>
          </table:table-cell>
          <table:table-cell office:value-type="float" office:value="12500.9" calcext:value-type="float">
            <text:p>12500,9</text:p>
          </table:table-cell>
          <table:table-cell table:formula="of:=12597-[.E296]" office:value-type="float" office:value="96.1000000000004" calcext:value-type="float">
            <text:p>96,1</text:p>
          </table:table-cell>
          <table:table-cell office:value-type="float" office:value="98.63" calcext:value-type="float">
            <text:p>98,63</text:p>
          </table:table-cell>
          <table:table-cell office:value-type="float" office:value="99.76" calcext:value-type="float">
            <text:p>99,76</text:p>
          </table:table-cell>
          <table:table-cell office:value-type="float" office:value="213.114534" calcext:value-type="float">
            <text:p>213,114534</text:p>
          </table:table-cell>
          <table:table-cell office:value-type="float" office:value="8.368993497" calcext:value-type="float">
            <text:p>8,368993497</text:p>
          </table:table-cell>
          <table:table-cell table:formula="of:=[.I296]*10" office:value-type="float" office:value="2131.14534" calcext:value-type="float">
            <text:p>2131,14534</text:p>
          </table:table-cell>
          <table:table-cell table:formula="of:=[.J296]*10" office:value-type="float" office:value="83.68993497" calcext:value-type="float">
            <text:p>83,6899349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36" calcext:value-type="float">
            <text:p>99,36</text:p>
          </table:table-cell>
          <table:table-cell table:formula="of:=100-[.B297]" office:value-type="float" office:value="0.640000000000001" calcext:value-type="float">
            <text:p>0,64</text:p>
          </table:table-cell>
          <table:table-cell office:value-type="float" office:value="5753.7" calcext:value-type="float">
            <text:p>5753,7</text:p>
          </table:table-cell>
          <table:table-cell office:value-type="float" office:value="12516" calcext:value-type="float">
            <text:p>12516</text:p>
          </table:table-cell>
          <table:table-cell table:formula="of:=12597-[.E297]" office:value-type="float" office:value="81" calcext:value-type="float">
            <text:p>81</text:p>
          </table:table-cell>
          <table:table-cell office:value-type="float" office:value="98.89" calcext:value-type="float">
            <text:p>98,89</text:p>
          </table:table-cell>
          <table:table-cell office:value-type="float" office:value="99.76" calcext:value-type="float">
            <text:p>99,76</text:p>
          </table:table-cell>
          <table:table-cell office:value-type="float" office:value="207.4242701" calcext:value-type="float">
            <text:p>207,4242701</text:p>
          </table:table-cell>
          <table:table-cell office:value-type="float" office:value="9.407518148" calcext:value-type="float">
            <text:p>9,407518148</text:p>
          </table:table-cell>
          <table:table-cell table:formula="of:=[.I297]*10" office:value-type="float" office:value="2074.242701" calcext:value-type="float">
            <text:p>2074,242701</text:p>
          </table:table-cell>
          <table:table-cell table:formula="of:=[.J297]*10" office:value-type="float" office:value="94.07518148" calcext:value-type="float">
            <text:p>94,07518148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4" calcext:value-type="float">
            <text:p>99,4</text:p>
          </table:table-cell>
          <table:table-cell table:formula="of:=100-[.B298]" office:value-type="float" office:value="0.599999999999994" calcext:value-type="float">
            <text:p>0,6</text:p>
          </table:table-cell>
          <table:table-cell office:value-type="float" office:value="4547.3" calcext:value-type="float">
            <text:p>4547,3</text:p>
          </table:table-cell>
          <table:table-cell office:value-type="float" office:value="12521.6" calcext:value-type="float">
            <text:p>12521,6</text:p>
          </table:table-cell>
          <table:table-cell table:formula="of:=12597-[.E298]" office:value-type="float" office:value="75.3999999999996" calcext:value-type="float">
            <text:p>75,4</text:p>
          </table:table-cell>
          <table:table-cell office:value-type="float" office:value="98.95" calcext:value-type="float">
            <text:p>98,95</text:p>
          </table:table-cell>
          <table:table-cell office:value-type="float" office:value="99.8" calcext:value-type="float">
            <text:p>99,8</text:p>
          </table:table-cell>
          <table:table-cell office:value-type="float" office:value="150.8199538" calcext:value-type="float">
            <text:p>150,8199538</text:p>
          </table:table-cell>
          <table:table-cell office:value-type="float" office:value="7.102527571" calcext:value-type="float">
            <text:p>7,102527571</text:p>
          </table:table-cell>
          <table:table-cell table:formula="of:=[.I298]*10" office:value-type="float" office:value="1508.199538" calcext:value-type="float">
            <text:p>1508,199538</text:p>
          </table:table-cell>
          <table:table-cell table:formula="of:=[.J298]*10" office:value-type="float" office:value="71.02527571" calcext:value-type="float">
            <text:p>71,02527571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35" calcext:value-type="float">
            <text:p>99,35</text:p>
          </table:table-cell>
          <table:table-cell table:formula="of:=100-[.B299]" office:value-type="float" office:value="0.650000000000006" calcext:value-type="float">
            <text:p>0,65</text:p>
          </table:table-cell>
          <table:table-cell office:value-type="float" office:value="3791.2" calcext:value-type="float">
            <text:p>3791,2</text:p>
          </table:table-cell>
          <table:table-cell office:value-type="float" office:value="12515.6" calcext:value-type="float">
            <text:p>12515,6</text:p>
          </table:table-cell>
          <table:table-cell table:formula="of:=12597-[.E299]" office:value-type="float" office:value="81.3999999999996" calcext:value-type="float">
            <text:p>81,4</text:p>
          </table:table-cell>
          <table:table-cell office:value-type="float" office:value="98.85" calcext:value-type="float">
            <text:p>98,85</text:p>
          </table:table-cell>
          <table:table-cell office:value-type="float" office:value="99.79" calcext:value-type="float">
            <text:p>99,79</text:p>
          </table:table-cell>
          <table:table-cell office:value-type="float" office:value="253.410424" calcext:value-type="float">
            <text:p>253,410424</text:p>
          </table:table-cell>
          <table:table-cell office:value-type="float" office:value="7.405046916" calcext:value-type="float">
            <text:p>7,405046916</text:p>
          </table:table-cell>
          <table:table-cell table:formula="of:=[.I299]*10" office:value-type="float" office:value="2534.10424" calcext:value-type="float">
            <text:p>2534,10424</text:p>
          </table:table-cell>
          <table:table-cell table:formula="of:=[.J299]*10" office:value-type="float" office:value="74.05046916" calcext:value-type="float">
            <text:p>74,05046916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18" calcext:value-type="float">
            <text:p>99,18</text:p>
          </table:table-cell>
          <table:table-cell table:formula="of:=100-[.B300]" office:value-type="float" office:value="0.819999999999993" calcext:value-type="float">
            <text:p>0,82</text:p>
          </table:table-cell>
          <table:table-cell office:value-type="float" office:value="5516.7" calcext:value-type="float">
            <text:p>5516,7</text:p>
          </table:table-cell>
          <table:table-cell office:value-type="float" office:value="12493.5" calcext:value-type="float">
            <text:p>12493,5</text:p>
          </table:table-cell>
          <table:table-cell table:formula="of:=12597-[.E300]" office:value-type="float" office:value="103.5" calcext:value-type="float">
            <text:p>103,5</text:p>
          </table:table-cell>
          <table:table-cell office:value-type="float" office:value="98.52" calcext:value-type="float">
            <text:p>98,52</text:p>
          </table:table-cell>
          <table:table-cell office:value-type="float" office:value="99.75" calcext:value-type="float">
            <text:p>99,75</text:p>
          </table:table-cell>
          <table:table-cell office:value-type="float" office:value="156.5835281" calcext:value-type="float">
            <text:p>156,5835281</text:p>
          </table:table-cell>
          <table:table-cell office:value-type="float" office:value="9.140157104" calcext:value-type="float">
            <text:p>9,140157104</text:p>
          </table:table-cell>
          <table:table-cell table:formula="of:=[.I300]*10" office:value-type="float" office:value="1565.835281" calcext:value-type="float">
            <text:p>1565,835281</text:p>
          </table:table-cell>
          <table:table-cell table:formula="of:=[.J300]*10" office:value-type="float" office:value="91.40157104" calcext:value-type="float">
            <text:p>91,4015710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35" calcext:value-type="float">
            <text:p>99,35</text:p>
          </table:table-cell>
          <table:table-cell table:formula="of:=100-[.B301]" office:value-type="float" office:value="0.650000000000006" calcext:value-type="float">
            <text:p>0,65</text:p>
          </table:table-cell>
          <table:table-cell office:value-type="float" office:value="4290.4" calcext:value-type="float">
            <text:p>4290,4</text:p>
          </table:table-cell>
          <table:table-cell office:value-type="float" office:value="12514.5" calcext:value-type="float">
            <text:p>12514,5</text:p>
          </table:table-cell>
          <table:table-cell table:formula="of:=12597-[.E301]" office:value-type="float" office:value="82.5" calcext:value-type="float">
            <text:p>82,5</text:p>
          </table:table-cell>
          <table:table-cell office:value-type="float" office:value="98.86" calcext:value-type="float">
            <text:p>98,86</text:p>
          </table:table-cell>
          <table:table-cell office:value-type="float" office:value="99.76" calcext:value-type="float">
            <text:p>99,76</text:p>
          </table:table-cell>
          <table:table-cell office:value-type="float" office:value="185.8300319" calcext:value-type="float">
            <text:p>185,8300319</text:p>
          </table:table-cell>
          <table:table-cell office:value-type="float" office:value="6.938294768" calcext:value-type="float">
            <text:p>6,938294768</text:p>
          </table:table-cell>
          <table:table-cell table:formula="of:=[.I301]*10" office:value-type="float" office:value="1858.300319" calcext:value-type="float">
            <text:p>1858,300319</text:p>
          </table:table-cell>
          <table:table-cell table:formula="of:=[.J301]*10" office:value-type="float" office:value="69.38294768" calcext:value-type="float">
            <text:p>69,3829476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92:.B301])" office:value-type="float" office:value="99.297" calcext:value-type="float">
            <text:p>99,297</text:p>
          </table:table-cell>
          <table:table-cell table:formula="of:=AVERAGE([.C292:.C301])" office:value-type="float" office:value="0.703" calcext:value-type="float">
            <text:p>0,703</text:p>
          </table:table-cell>
          <table:table-cell table:formula="of:=AVERAGE([.D292:.D301])" office:value-type="float" office:value="4813.58" calcext:value-type="float">
            <text:p>4813,58</text:p>
          </table:table-cell>
          <table:table-cell table:formula="of:=AVERAGE([.E292:.E301])" office:value-type="float" office:value="12508.25" calcext:value-type="float">
            <text:p>12508,25</text:p>
          </table:table-cell>
          <table:table-cell table:formula="of:=AVERAGE([.F292:.F301])" office:value-type="float" office:value="88.7499999999998" calcext:value-type="float">
            <text:p>88,75</text:p>
          </table:table-cell>
          <table:table-cell table:formula="of:=AVERAGE([.G292:.G301])" office:value-type="float" office:value="98.823" calcext:value-type="float">
            <text:p>98,823</text:p>
          </table:table-cell>
          <table:table-cell table:formula="of:=AVERAGE([.H292:.H301])" office:value-type="float" office:value="99.706" calcext:value-type="float">
            <text:p>99,706</text:p>
          </table:table-cell>
          <table:table-cell table:formula="of:=AVERAGE([.I292:.I301])" office:value-type="float" office:value="177.93440901" calcext:value-type="float">
            <text:p>177,93440901</text:p>
          </table:table-cell>
          <table:table-cell table:formula="of:=AVERAGE([.J292:.J301])" office:value-type="float" office:value="8.3265674615" calcext:value-type="float">
            <text:p>8,3265674615</text:p>
          </table:table-cell>
          <table:table-cell table:formula="of:=SUM([.I292:.I301])" office:value-type="float" office:value="1779.3440901" calcext:value-type="float">
            <text:p>1779,3440901</text:p>
          </table:table-cell>
          <table:table-cell table:formula="of:=SUM([.J292:.J301])" office:value-type="float" office:value="83.265674615" calcext:value-type="float">
            <text:p>83,26567461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92:.B301])" office:value-type="float" office:value="0.0989999999999988" calcext:value-type="float">
            <text:p>0,099</text:p>
          </table:table-cell>
          <table:table-cell table:formula="of:=COM.MICROSOFT.STDEV.P([.C292:.C301])" office:value-type="float" office:value="0.0989999999999988" calcext:value-type="float">
            <text:p>0,099</text:p>
          </table:table-cell>
          <table:table-cell table:formula="of:=COM.MICROSOFT.STDEV.P([.D292:.D301])" office:value-type="float" office:value="591.121792526718" calcext:value-type="float">
            <text:p>591,1217925267</text:p>
          </table:table-cell>
          <table:table-cell table:formula="of:=COM.MICROSOFT.STDEV.P([.E292:.E301])" office:value-type="float" office:value="12.5768239233916" calcext:value-type="float">
            <text:p>12,5768239234</text:p>
          </table:table-cell>
          <table:table-cell table:formula="of:=COM.MICROSOFT.STDEV.P([.F292:.F301])" office:value-type="float" office:value="12.5768239233916" calcext:value-type="float">
            <text:p>12,5768239234</text:p>
          </table:table-cell>
          <table:table-cell table:formula="of:=COM.MICROSOFT.STDEV.P([.G292:.G301])" office:value-type="float" office:value="0.148529458357594" calcext:value-type="float">
            <text:p>0,1485294584</text:p>
          </table:table-cell>
          <table:table-cell table:formula="of:=COM.MICROSOFT.STDEV.P([.H292:.H301])" office:value-type="float" office:value="0.135735036007659" calcext:value-type="float">
            <text:p>0,135735036</text:p>
          </table:table-cell>
          <table:table-cell table:formula="of:=COM.MICROSOFT.STDEV.P([.I292:.I301])" office:value-type="float" office:value="59.9368078011146" calcext:value-type="float">
            <text:p>59,9368078011</text:p>
          </table:table-cell>
          <table:table-cell table:formula="of:=COM.MICROSOFT.STDEV.P([.J292:.J301])" office:value-type="float" office:value="1.10715035936859" calcext:value-type="float">
            <text:p>1,1071503594</text:p>
          </table:table-cell>
          <table:table-cell table:formula="of:=COM.MICROSOFT.STDEV.P([.K292:.K301])" office:value-type="float" office:value="599.368078011146" calcext:value-type="float">
            <text:p>599,3680780111</text:p>
          </table:table-cell>
          <table:table-cell table:formula="of:=COM.MICROSOFT.STDEV.P([.L292:.L301])" office:value-type="float" office:value="11.0715035936859" calcext:value-type="float">
            <text:p>11,071503593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4 HIBRIDO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44" calcext:value-type="float">
            <text:p>95,44</text:p>
          </table:table-cell>
          <table:table-cell table:formula="of:=100-[.B309]" office:value-type="float" office:value="4.56" calcext:value-type="float">
            <text:p>4,56</text:p>
          </table:table-cell>
          <table:table-cell office:value-type="float" office:value="2436.5" calcext:value-type="float">
            <text:p>2436,5</text:p>
          </table:table-cell>
          <table:table-cell office:value-type="float" office:value="12022.2" calcext:value-type="float">
            <text:p>12022,2</text:p>
          </table:table-cell>
          <table:table-cell table:formula="of:=12597-[.E309]" office:value-type="float" office:value="574.799999999999" calcext:value-type="float">
            <text:p>574,8</text:p>
          </table:table-cell>
          <table:table-cell office:value-type="float" office:value="94.6" calcext:value-type="float">
            <text:p>94,6</text:p>
          </table:table-cell>
          <table:table-cell office:value-type="float" office:value="96.16" calcext:value-type="float">
            <text:p>96,16</text:p>
          </table:table-cell>
          <table:table-cell office:value-type="float" office:value="122.8821024" calcext:value-type="float">
            <text:p>122,8821024</text:p>
          </table:table-cell>
          <table:table-cell office:value-type="float" office:value="3.9569000454" calcext:value-type="float">
            <text:p>3,9569000454</text:p>
          </table:table-cell>
          <table:table-cell table:formula="of:=[.I309]*10" office:value-type="float" office:value="1228.821024" calcext:value-type="float">
            <text:p>1228,821024</text:p>
          </table:table-cell>
          <table:table-cell table:formula="of:=[.J309]*10" office:value-type="float" office:value="39.569000454" calcext:value-type="float">
            <text:p>39,569000454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26" calcext:value-type="float">
            <text:p>97,26</text:p>
          </table:table-cell>
          <table:table-cell table:formula="of:=100-[.B310]" office:value-type="float" office:value="2.73999999999999" calcext:value-type="float">
            <text:p>2,74</text:p>
          </table:table-cell>
          <table:table-cell office:value-type="float" office:value="3377.4" calcext:value-type="float">
            <text:p>3377,4</text:p>
          </table:table-cell>
          <table:table-cell office:value-type="float" office:value="12251.8" calcext:value-type="float">
            <text:p>12251,8</text:p>
          </table:table-cell>
          <table:table-cell table:formula="of:=12597-[.E310]" office:value-type="float" office:value="345.200000000001" calcext:value-type="float">
            <text:p>345,2</text:p>
          </table:table-cell>
          <table:table-cell office:value-type="float" office:value="97.72" calcext:value-type="float">
            <text:p>97,72</text:p>
          </table:table-cell>
          <table:table-cell office:value-type="float" office:value="96.85" calcext:value-type="float">
            <text:p>96,85</text:p>
          </table:table-cell>
          <table:table-cell office:value-type="float" office:value="130.3380126" calcext:value-type="float">
            <text:p>130,3380126</text:p>
          </table:table-cell>
          <table:table-cell office:value-type="float" office:value="6.483635068" calcext:value-type="float">
            <text:p>6,483635068</text:p>
          </table:table-cell>
          <table:table-cell table:formula="of:=[.I310]*10" office:value-type="float" office:value="1303.380126" calcext:value-type="float">
            <text:p>1303,380126</text:p>
          </table:table-cell>
          <table:table-cell table:formula="of:=[.J310]*10" office:value-type="float" office:value="64.83635068" calcext:value-type="float">
            <text:p>64,8363506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33" calcext:value-type="float">
            <text:p>96,33</text:p>
          </table:table-cell>
          <table:table-cell table:formula="of:=100-[.B311]" office:value-type="float" office:value="3.67" calcext:value-type="float">
            <text:p>3,67</text:p>
          </table:table-cell>
          <table:table-cell office:value-type="float" office:value="4208.5" calcext:value-type="float">
            <text:p>4208,5</text:p>
          </table:table-cell>
          <table:table-cell office:value-type="float" office:value="12135.7" calcext:value-type="float">
            <text:p>12135,7</text:p>
          </table:table-cell>
          <table:table-cell table:formula="of:=12597-[.E311]" office:value-type="float" office:value="461.299999999999" calcext:value-type="float">
            <text:p>461,3</text:p>
          </table:table-cell>
          <table:table-cell office:value-type="float" office:value="96.44" calcext:value-type="float">
            <text:p>96,44</text:p>
          </table:table-cell>
          <table:table-cell office:value-type="float" office:value="96.25" calcext:value-type="float">
            <text:p>96,25</text:p>
          </table:table-cell>
          <table:table-cell office:value-type="float" office:value="134.695447" calcext:value-type="float">
            <text:p>134,695447</text:p>
          </table:table-cell>
          <table:table-cell office:value-type="float" office:value="7.882145762" calcext:value-type="float">
            <text:p>7,882145762</text:p>
          </table:table-cell>
          <table:table-cell table:formula="of:=[.I311]*10" office:value-type="float" office:value="1346.95447" calcext:value-type="float">
            <text:p>1346,95447</text:p>
          </table:table-cell>
          <table:table-cell table:formula="of:=[.J311]*10" office:value-type="float" office:value="78.82145762" calcext:value-type="float">
            <text:p>78,8214576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5.71" calcext:value-type="float">
            <text:p>95,71</text:p>
          </table:table-cell>
          <table:table-cell table:formula="of:=100-[.B312]" office:value-type="float" office:value="4.29000000000001" calcext:value-type="float">
            <text:p>4,29</text:p>
          </table:table-cell>
          <table:table-cell office:value-type="float" office:value="4945.7" calcext:value-type="float">
            <text:p>4945,7</text:p>
          </table:table-cell>
          <table:table-cell office:value-type="float" office:value="12056.1" calcext:value-type="float">
            <text:p>12056,1</text:p>
          </table:table-cell>
          <table:table-cell table:formula="of:=12597-[.E312]" office:value-type="float" office:value="540.9" calcext:value-type="float">
            <text:p>540,9</text:p>
          </table:table-cell>
          <table:table-cell office:value-type="float" office:value="96.87" calcext:value-type="float">
            <text:p>96,87</text:p>
          </table:table-cell>
          <table:table-cell office:value-type="float" office:value="94.7" calcext:value-type="float">
            <text:p>94,7</text:p>
          </table:table-cell>
          <table:table-cell office:value-type="float" office:value="94.09393291" calcext:value-type="float">
            <text:p>94,09393291</text:p>
          </table:table-cell>
          <table:table-cell office:value-type="float" office:value="7.59316678" calcext:value-type="float">
            <text:p>7,59316678</text:p>
          </table:table-cell>
          <table:table-cell table:formula="of:=[.I312]*10" office:value-type="float" office:value="940.9393291" calcext:value-type="float">
            <text:p>940,9393291</text:p>
          </table:table-cell>
          <table:table-cell table:formula="of:=[.J312]*10" office:value-type="float" office:value="75.9316678" calcext:value-type="float">
            <text:p>75,9316678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6.17" calcext:value-type="float">
            <text:p>96,17</text:p>
          </table:table-cell>
          <table:table-cell table:formula="of:=100-[.B313]" office:value-type="float" office:value="3.83" calcext:value-type="float">
            <text:p>3,83</text:p>
          </table:table-cell>
          <table:table-cell office:value-type="float" office:value="4802.8" calcext:value-type="float">
            <text:p>4802,8</text:p>
          </table:table-cell>
          <table:table-cell office:value-type="float" office:value="12114" calcext:value-type="float">
            <text:p>12114</text:p>
          </table:table-cell>
          <table:table-cell table:formula="of:=12597-[.E313]" office:value-type="float" office:value="483" calcext:value-type="float">
            <text:p>483</text:p>
          </table:table-cell>
          <table:table-cell office:value-type="float" office:value="96.26" calcext:value-type="float">
            <text:p>96,26</text:p>
          </table:table-cell>
          <table:table-cell office:value-type="float" office:value="96.08" calcext:value-type="float">
            <text:p>96,08</text:p>
          </table:table-cell>
          <table:table-cell office:value-type="float" office:value="163.127531" calcext:value-type="float">
            <text:p>163,127531</text:p>
          </table:table-cell>
          <table:table-cell office:value-type="float" office:value="9.107650042" calcext:value-type="float">
            <text:p>9,107650042</text:p>
          </table:table-cell>
          <table:table-cell table:formula="of:=[.I313]*10" office:value-type="float" office:value="1631.27531" calcext:value-type="float">
            <text:p>1631,27531</text:p>
          </table:table-cell>
          <table:table-cell table:formula="of:=[.J313]*10" office:value-type="float" office:value="91.07650042" calcext:value-type="float">
            <text:p>91,0765004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54" calcext:value-type="float">
            <text:p>96,54</text:p>
          </table:table-cell>
          <table:table-cell table:formula="of:=100-[.B314]" office:value-type="float" office:value="3.45999999999999" calcext:value-type="float">
            <text:p>3,4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2161.2" calcext:value-type="float">
            <text:p>12161,2</text:p>
          </table:table-cell>
          <table:table-cell table:formula="of:=12597-[.E314]" office:value-type="float" office:value="435.799999999999" calcext:value-type="float">
            <text:p>435,8</text:p>
          </table:table-cell>
          <table:table-cell office:value-type="float" office:value="96.79" calcext:value-type="float">
            <text:p>96,79</text:p>
          </table:table-cell>
          <table:table-cell office:value-type="float" office:value="96.32" calcext:value-type="float">
            <text:p>96,32</text:p>
          </table:table-cell>
          <table:table-cell office:value-type="float" office:value="136.8575982" calcext:value-type="float">
            <text:p>136,8575982</text:p>
          </table:table-cell>
          <table:table-cell office:value-type="float" office:value="5.868180323" calcext:value-type="float">
            <text:p>5,868180323</text:p>
          </table:table-cell>
          <table:table-cell table:formula="of:=[.I314]*10" office:value-type="float" office:value="1368.575982" calcext:value-type="float">
            <text:p>1368,575982</text:p>
          </table:table-cell>
          <table:table-cell table:formula="of:=[.J314]*10" office:value-type="float" office:value="58.68180323" calcext:value-type="float">
            <text:p>58,68180323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6" calcext:value-type="float">
            <text:p>97,16</text:p>
          </table:table-cell>
          <table:table-cell table:formula="of:=100-[.B315]" office:value-type="float" office:value="2.84" calcext:value-type="float">
            <text:p>2,84</text:p>
          </table:table-cell>
          <table:table-cell office:value-type="float" office:value="2114" calcext:value-type="float">
            <text:p>2114</text:p>
          </table:table-cell>
          <table:table-cell office:value-type="float" office:value="12239.2" calcext:value-type="float">
            <text:p>12239,2</text:p>
          </table:table-cell>
          <table:table-cell table:formula="of:=12597-[.E315]" office:value-type="float" office:value="357.799999999999" calcext:value-type="float">
            <text:p>357,8</text:p>
          </table:table-cell>
          <table:table-cell office:value-type="float" office:value="97.47" calcext:value-type="float">
            <text:p>97,47</text:p>
          </table:table-cell>
          <table:table-cell office:value-type="float" office:value="96.89" calcext:value-type="float">
            <text:p>96,89</text:p>
          </table:table-cell>
          <table:table-cell office:value-type="float" office:value="125.2062412" calcext:value-type="float">
            <text:p>125,2062412</text:p>
          </table:table-cell>
          <table:table-cell office:value-type="float" office:value="6.213367772" calcext:value-type="float">
            <text:p>6,213367772</text:p>
          </table:table-cell>
          <table:table-cell table:formula="of:=[.I315]*10" office:value-type="float" office:value="1252.062412" calcext:value-type="float">
            <text:p>1252,062412</text:p>
          </table:table-cell>
          <table:table-cell table:formula="of:=[.J315]*10" office:value-type="float" office:value="62.13367772" calcext:value-type="float">
            <text:p>62,1336777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6.39" calcext:value-type="float">
            <text:p>96,39</text:p>
          </table:table-cell>
          <table:table-cell table:formula="of:=100-[.B316]" office:value-type="float" office:value="3.61" calcext:value-type="float">
            <text:p>3,61</text:p>
          </table:table-cell>
          <table:table-cell office:value-type="float" office:value="3479.5" calcext:value-type="float">
            <text:p>3479,5</text:p>
          </table:table-cell>
          <table:table-cell office:value-type="float" office:value="12142.6" calcext:value-type="float">
            <text:p>12142,6</text:p>
          </table:table-cell>
          <table:table-cell table:formula="of:=12597-[.E316]" office:value-type="float" office:value="454.4" calcext:value-type="float">
            <text:p>454,4</text:p>
          </table:table-cell>
          <table:table-cell office:value-type="float" office:value="97.07" calcext:value-type="float">
            <text:p>97,07</text:p>
          </table:table-cell>
          <table:table-cell office:value-type="float" office:value="95.8" calcext:value-type="float">
            <text:p>95,8</text:p>
          </table:table-cell>
          <table:table-cell office:value-type="float" office:value="155.5684524" calcext:value-type="float">
            <text:p>155,5684524</text:p>
          </table:table-cell>
          <table:table-cell office:value-type="float" office:value="6.744100833" calcext:value-type="float">
            <text:p>6,744100833</text:p>
          </table:table-cell>
          <table:table-cell table:formula="of:=[.I316]*10" office:value-type="float" office:value="1555.684524" calcext:value-type="float">
            <text:p>1555,684524</text:p>
          </table:table-cell>
          <table:table-cell table:formula="of:=[.J316]*10" office:value-type="float" office:value="67.44100833" calcext:value-type="float">
            <text:p>67,4410083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63" calcext:value-type="float">
            <text:p>96,63</text:p>
          </table:table-cell>
          <table:table-cell table:formula="of:=100-[.B317]" office:value-type="float" office:value="3.37" calcext:value-type="float">
            <text:p>3,37</text:p>
          </table:table-cell>
          <table:table-cell office:value-type="float" office:value="4877" calcext:value-type="float">
            <text:p>4877</text:p>
          </table:table-cell>
          <table:table-cell office:value-type="float" office:value="12172.1" calcext:value-type="float">
            <text:p>12172,1</text:p>
          </table:table-cell>
          <table:table-cell table:formula="of:=12597-[.E317]" office:value-type="float" office:value="424.9" calcext:value-type="float">
            <text:p>424,9</text:p>
          </table:table-cell>
          <table:table-cell office:value-type="float" office:value="97.19" calcext:value-type="float">
            <text:p>97,19</text:p>
          </table:table-cell>
          <table:table-cell office:value-type="float" office:value="96.14" calcext:value-type="float">
            <text:p>96,14</text:p>
          </table:table-cell>
          <table:table-cell office:value-type="float" office:value="163.117591176" calcext:value-type="float">
            <text:p>163,117591176</text:p>
          </table:table-cell>
          <table:table-cell office:value-type="float" office:value="9.357591176" calcext:value-type="float">
            <text:p>9,357591176</text:p>
          </table:table-cell>
          <table:table-cell table:formula="of:=[.I317]*10" office:value-type="float" office:value="1631.17591176" calcext:value-type="float">
            <text:p>1631,17591176</text:p>
          </table:table-cell>
          <table:table-cell table:formula="of:=[.J317]*10" office:value-type="float" office:value="93.57591176" calcext:value-type="float">
            <text:p>93,5759117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21" calcext:value-type="float">
            <text:p>96,21</text:p>
          </table:table-cell>
          <table:table-cell table:formula="of:=100-[.B318]" office:value-type="float" office:value="3.79000000000001" calcext:value-type="float">
            <text:p>3,79</text:p>
          </table:table-cell>
          <table:table-cell office:value-type="float" office:value="2442.7" calcext:value-type="float">
            <text:p>2442,7</text:p>
          </table:table-cell>
          <table:table-cell office:value-type="float" office:value="12119.8" calcext:value-type="float">
            <text:p>12119,8</text:p>
          </table:table-cell>
          <table:table-cell table:formula="of:=12597-[.E318]" office:value-type="float" office:value="477.200000000001" calcext:value-type="float">
            <text:p>477,2</text:p>
          </table:table-cell>
          <table:table-cell office:value-type="float" office:value="96.95" calcext:value-type="float">
            <text:p>96,95</text:p>
          </table:table-cell>
          <table:table-cell office:value-type="float" office:value="95.57" calcext:value-type="float">
            <text:p>95,57</text:p>
          </table:table-cell>
          <table:table-cell office:value-type="float" office:value="120.6444068" calcext:value-type="float">
            <text:p>120,6444068</text:p>
          </table:table-cell>
          <table:table-cell office:value-type="float" office:value="4.786819911" calcext:value-type="float">
            <text:p>4,786819911</text:p>
          </table:table-cell>
          <table:table-cell table:formula="of:=[.I318]*10" office:value-type="float" office:value="1206.444068" calcext:value-type="float">
            <text:p>1206,444068</text:p>
          </table:table-cell>
          <table:table-cell table:formula="of:=[.J318]*10" office:value-type="float" office:value="47.86819911" calcext:value-type="float">
            <text:p>47,8681991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09:.B318])" office:value-type="float" office:value="96.384" calcext:value-type="float">
            <text:p>96,384</text:p>
          </table:table-cell>
          <table:table-cell table:formula="of:=AVERAGE([.C309:.C318])" office:value-type="float" office:value="3.616" calcext:value-type="float">
            <text:p>3,616</text:p>
          </table:table-cell>
          <table:table-cell table:formula="of:=AVERAGE([.D309:.D318])" office:value-type="float" office:value="3571.39" calcext:value-type="float">
            <text:p>3571,39</text:p>
          </table:table-cell>
          <table:table-cell table:formula="of:=AVERAGE([.E309:.E318])" office:value-type="float" office:value="12141.47" calcext:value-type="float">
            <text:p>12141,47</text:p>
          </table:table-cell>
          <table:table-cell table:formula="of:=AVERAGE([.F309:.F318])" office:value-type="float" office:value="455.53" calcext:value-type="float">
            <text:p>455,53</text:p>
          </table:table-cell>
          <table:table-cell table:formula="of:=AVERAGE([.G309:.G318])" office:value-type="float" office:value="96.736" calcext:value-type="float">
            <text:p>96,736</text:p>
          </table:table-cell>
          <table:table-cell table:formula="of:=AVERAGE([.H309:.H318])" office:value-type="float" office:value="96.076" calcext:value-type="float">
            <text:p>96,076</text:p>
          </table:table-cell>
          <table:table-cell table:formula="of:=AVERAGE([.I309:.I318])" office:value-type="float" office:value="134.6531315686" calcext:value-type="float">
            <text:p>134,6531315686</text:p>
          </table:table-cell>
          <table:table-cell table:formula="of:=AVERAGE([.J309:.J318])" office:value-type="float" office:value="6.79935577124" calcext:value-type="float">
            <text:p>6,7993557712</text:p>
          </table:table-cell>
          <table:table-cell table:formula="of:=SUM([.I309:.I318])" office:value-type="float" office:value="1346.531315686" calcext:value-type="float">
            <text:p>1346,531315686</text:p>
          </table:table-cell>
          <table:table-cell table:formula="of:=SUM([.J309:.J318])" office:value-type="float" office:value="67.9935577124" calcext:value-type="float">
            <text:p>67,9935577124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09:.B318])" office:value-type="float" office:value="0.536548227096131" calcext:value-type="float">
            <text:p>0,5365482271</text:p>
          </table:table-cell>
          <table:table-cell table:formula="of:=COM.MICROSOFT.STDEV.P([.C309:.C318])" office:value-type="float" office:value="0.536548227096132" calcext:value-type="float">
            <text:p>0,5365482271</text:p>
          </table:table-cell>
          <table:table-cell table:formula="of:=COM.MICROSOFT.STDEV.P([.D309:.D318])" office:value-type="float" office:value="1026.68996532546" calcext:value-type="float">
            <text:p>1026,6899653255</text:p>
          </table:table-cell>
          <table:table-cell table:formula="of:=COM.MICROSOFT.STDEV.P([.E309:.E318])" office:value-type="float" office:value="67.6930284445893" calcext:value-type="float">
            <text:p>67,6930284446</text:p>
          </table:table-cell>
          <table:table-cell table:formula="of:=COM.MICROSOFT.STDEV.P([.F309:.F318])" office:value-type="float" office:value="67.6930284445893" calcext:value-type="float">
            <text:p>67,6930284446</text:p>
          </table:table-cell>
          <table:table-cell table:formula="of:=COM.MICROSOFT.STDEV.P([.G309:.G318])" office:value-type="float" office:value="0.822680983127726" calcext:value-type="float">
            <text:p>0,8226809831</text:p>
          </table:table-cell>
          <table:table-cell table:formula="of:=COM.MICROSOFT.STDEV.P([.H309:.H318])" office:value-type="float" office:value="0.599019198356779" calcext:value-type="float">
            <text:p>0,5990191984</text:p>
          </table:table-cell>
          <table:table-cell table:formula="of:=COM.MICROSOFT.STDEV.P([.I309:.I318])" office:value-type="float" office:value="20.3741087545763" calcext:value-type="float">
            <text:p>20,3741087546</text:p>
          </table:table-cell>
          <table:table-cell table:formula="of:=COM.MICROSOFT.STDEV.P([.J309:.J318])" office:value-type="float" office:value="1.64676708649811" calcext:value-type="float">
            <text:p>1,6467670865</text:p>
          </table:table-cell>
          <table:table-cell table:formula="of:=COM.MICROSOFT.STDEV.P([.K309:.K318])" office:value-type="float" office:value="203.741087545763" calcext:value-type="float">
            <text:p>203,7410875458</text:p>
          </table:table-cell>
          <table:table-cell table:formula="of:=COM.MICROSOFT.STDEV.P([.L309:.L318])" office:value-type="float" office:value="16.4676708649811" calcext:value-type="float">
            <text:p>16,46767086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5 HIBRIDO 2 TCP 25-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4.85" calcext:value-type="float">
            <text:p>94,85</text:p>
          </table:table-cell>
          <table:table-cell table:formula="of:=100-[.B326]" office:value-type="float" office:value="5.15000000000001" calcext:value-type="float">
            <text:p>5,15</text:p>
          </table:table-cell>
          <table:table-cell office:value-type="float" office:value="4084.5" calcext:value-type="float">
            <text:p>4084,5</text:p>
          </table:table-cell>
          <table:table-cell office:value-type="float" office:value="11948.5" calcext:value-type="float">
            <text:p>11948,5</text:p>
          </table:table-cell>
          <table:table-cell table:formula="of:=12597-[.E326]" office:value-type="float" office:value="648.5" calcext:value-type="float">
            <text:p>648,5</text:p>
          </table:table-cell>
          <table:table-cell office:value-type="float" office:value="94.78" calcext:value-type="float">
            <text:p>94,78</text:p>
          </table:table-cell>
          <table:table-cell office:value-type="float" office:value="94.92" calcext:value-type="float">
            <text:p>94,92</text:p>
          </table:table-cell>
          <table:table-cell office:value-type="float" office:value="112.7373852" calcext:value-type="float">
            <text:p>112,7373852</text:p>
          </table:table-cell>
          <table:table-cell office:value-type="float" office:value="6.216514578" calcext:value-type="float">
            <text:p>6,216514578</text:p>
          </table:table-cell>
          <table:table-cell table:formula="of:=[.I326]*10" office:value-type="float" office:value="1127.373852" calcext:value-type="float">
            <text:p>1127,373852</text:p>
          </table:table-cell>
          <table:table-cell table:formula="of:=[.J326]*10" office:value-type="float" office:value="62.16514578" calcext:value-type="float">
            <text:p>62,1651457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41" calcext:value-type="float">
            <text:p>94,41</text:p>
          </table:table-cell>
          <table:table-cell table:formula="of:=100-[.B327]" office:value-type="float" office:value="5.59" calcext:value-type="float">
            <text:p>5,59</text:p>
          </table:table-cell>
          <table:table-cell office:value-type="float" office:value="4126.6" calcext:value-type="float">
            <text:p>4126,6</text:p>
          </table:table-cell>
          <table:table-cell office:value-type="float" office:value="11893.3" calcext:value-type="float">
            <text:p>11893,3</text:p>
          </table:table-cell>
          <table:table-cell office:value-type="float" office:value="703.7" calcext:value-type="float">
            <text:p>703,7</text:p>
          </table:table-cell>
          <table:table-cell office:value-type="float" office:value="94.1" calcext:value-type="float">
            <text:p>94,1</text:p>
          </table:table-cell>
          <table:table-cell office:value-type="float" office:value="94.68" calcext:value-type="float">
            <text:p>94,68</text:p>
          </table:table-cell>
          <table:table-cell office:value-type="float" office:value="87.0230579" calcext:value-type="float">
            <text:p>87,0230579</text:p>
          </table:table-cell>
          <table:table-cell office:value-type="float" office:value="6.082721376" calcext:value-type="float">
            <text:p>6,082721376</text:p>
          </table:table-cell>
          <table:table-cell table:formula="of:=[.I327]*10" office:value-type="float" office:value="870.230579" calcext:value-type="float">
            <text:p>870,230579</text:p>
          </table:table-cell>
          <table:table-cell table:formula="of:=[.J327]*10" office:value-type="float" office:value="60.82721376" calcext:value-type="float">
            <text:p>60,8272137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2" calcext:value-type="float">
            <text:p>96,2</text:p>
          </table:table-cell>
          <table:table-cell table:formula="of:=100-[.B328]" office:value-type="float" office:value="3.8" calcext:value-type="float">
            <text:p>3,8</text:p>
          </table:table-cell>
          <table:table-cell office:value-type="float" office:value="7091.1" calcext:value-type="float">
            <text:p>7091,1</text:p>
          </table:table-cell>
          <table:table-cell office:value-type="float" office:value="12118.8" calcext:value-type="float">
            <text:p>12118,8</text:p>
          </table:table-cell>
          <table:table-cell table:formula="of:=12597-[.E328]" office:value-type="float" office:value="478.200000000001" calcext:value-type="float">
            <text:p>478,2</text:p>
          </table:table-cell>
          <table:table-cell office:value-type="float" office:value="97.26" calcext:value-type="float">
            <text:p>97,26</text:p>
          </table:table-cell>
          <table:table-cell office:value-type="float" office:value="95.28" calcext:value-type="float">
            <text:p>95,28</text:p>
          </table:table-cell>
          <table:table-cell office:value-type="float" office:value="116.5107641" calcext:value-type="float">
            <text:p>116,5107641</text:p>
          </table:table-cell>
          <table:table-cell office:value-type="float" office:value="10.80502427" calcext:value-type="float">
            <text:p>10,80502427</text:p>
          </table:table-cell>
          <table:table-cell table:formula="of:=[.I328]*10" office:value-type="float" office:value="1165.107641" calcext:value-type="float">
            <text:p>1165,107641</text:p>
          </table:table-cell>
          <table:table-cell table:formula="of:=[.J328]*10" office:value-type="float" office:value="108.0502427" calcext:value-type="float">
            <text:p>108,050242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329]" office:value-type="float" office:value="5.78" calcext:value-type="float">
            <text:p>5,78</text:p>
          </table:table-cell>
          <table:table-cell office:value-type="float" office:value="3536.4" calcext:value-type="float">
            <text:p>3536,4</text:p>
          </table:table-cell>
          <table:table-cell office:value-type="float" office:value="11869.5" calcext:value-type="float">
            <text:p>11869,5</text:p>
          </table:table-cell>
          <table:table-cell table:formula="of:=12597-[.E329]" office:value-type="float" office:value="727.5" calcext:value-type="float">
            <text:p>727,5</text:p>
          </table:table-cell>
          <table:table-cell office:value-type="float" office:value="93.47" calcext:value-type="float">
            <text:p>93,47</text:p>
          </table:table-cell>
          <table:table-cell office:value-type="float" office:value="94.89" calcext:value-type="float">
            <text:p>94,89</text:p>
          </table:table-cell>
          <table:table-cell office:value-type="float" office:value="123.4192276" calcext:value-type="float">
            <text:p>123,4192276</text:p>
          </table:table-cell>
          <table:table-cell office:value-type="float" office:value="5.592746329" calcext:value-type="float">
            <text:p>5,592746329</text:p>
          </table:table-cell>
          <table:table-cell table:formula="of:=[.I329]*10" office:value-type="float" office:value="1234.192276" calcext:value-type="float">
            <text:p>1234,192276</text:p>
          </table:table-cell>
          <table:table-cell table:formula="of:=[.J329]*10" office:value-type="float" office:value="55.92746329" calcext:value-type="float">
            <text:p>55,9274632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6.29" calcext:value-type="float">
            <text:p>96,29</text:p>
          </table:table-cell>
          <table:table-cell table:formula="of:=100-[.B330]" office:value-type="float" office:value="3.70999999999999" calcext:value-type="float">
            <text:p>3,71</text:p>
          </table:table-cell>
          <table:table-cell office:value-type="float" office:value="7957.7" calcext:value-type="float">
            <text:p>7957,7</text:p>
          </table:table-cell>
          <table:table-cell office:value-type="float" office:value="12129.7" calcext:value-type="float">
            <text:p>12129,7</text:p>
          </table:table-cell>
          <table:table-cell table:formula="of:=12597-[.E330]" office:value-type="float" office:value="467.299999999999" calcext:value-type="float">
            <text:p>467,3</text:p>
          </table:table-cell>
          <table:table-cell office:value-type="float" office:value="97.61" calcext:value-type="float">
            <text:p>97,61</text:p>
          </table:table-cell>
          <table:table-cell office:value-type="float" office:value="95.14" calcext:value-type="float">
            <text:p>95,14</text:p>
          </table:table-cell>
          <table:table-cell office:value-type="float" office:value="154.6686133" calcext:value-type="float">
            <text:p>154,6686133</text:p>
          </table:table-cell>
          <table:table-cell office:value-type="float" office:value="15.04648874" calcext:value-type="float">
            <text:p>15,04648874</text:p>
          </table:table-cell>
          <table:table-cell table:formula="of:=[.I330]*10" office:value-type="float" office:value="1546.686133" calcext:value-type="float">
            <text:p>1546,686133</text:p>
          </table:table-cell>
          <table:table-cell table:formula="of:=[.J330]*10" office:value-type="float" office:value="150.4648874" calcext:value-type="float">
            <text:p>150,464887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54" calcext:value-type="float">
            <text:p>96,54</text:p>
          </table:table-cell>
          <table:table-cell table:formula="of:=100-[.B331]" office:value-type="float" office:value="3.45999999999999" calcext:value-type="float">
            <text:p>3,4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2161.2" calcext:value-type="float">
            <text:p>12161,2</text:p>
          </table:table-cell>
          <table:table-cell table:formula="of:=12597-[.E331]" office:value-type="float" office:value="435.799999999999" calcext:value-type="float">
            <text:p>435,8</text:p>
          </table:table-cell>
          <table:table-cell office:value-type="float" office:value="96.79" calcext:value-type="float">
            <text:p>96,79</text:p>
          </table:table-cell>
          <table:table-cell office:value-type="float" office:value="96.32" calcext:value-type="float">
            <text:p>96,32</text:p>
          </table:table-cell>
          <table:table-cell office:value-type="float" office:value="136.8575982" calcext:value-type="float">
            <text:p>136,8575982</text:p>
          </table:table-cell>
          <table:table-cell office:value-type="float" office:value="5.86810323" calcext:value-type="float">
            <text:p>5,86810323</text:p>
          </table:table-cell>
          <table:table-cell table:formula="of:=[.I331]*10" office:value-type="float" office:value="1368.575982" calcext:value-type="float">
            <text:p>1368,575982</text:p>
          </table:table-cell>
          <table:table-cell table:formula="of:=[.J331]*10" office:value-type="float" office:value="58.6810323" calcext:value-type="float">
            <text:p>58,6810323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5.37" calcext:value-type="float">
            <text:p>95,37</text:p>
          </table:table-cell>
          <table:table-cell table:formula="of:=100-[.B332]" office:value-type="float" office:value="4.63" calcext:value-type="float">
            <text:p>4,63</text:p>
          </table:table-cell>
          <table:table-cell office:value-type="float" office:value="5388.8" calcext:value-type="float">
            <text:p>5388,8</text:p>
          </table:table-cell>
          <table:table-cell office:value-type="float" office:value="12013.5" calcext:value-type="float">
            <text:p>12013,5</text:p>
          </table:table-cell>
          <table:table-cell table:formula="of:=12597-[.E332]" office:value-type="float" office:value="583.5" calcext:value-type="float">
            <text:p>583,5</text:p>
          </table:table-cell>
          <table:table-cell office:value-type="float" office:value="95.98" calcext:value-type="float">
            <text:p>95,98</text:p>
          </table:table-cell>
          <table:table-cell office:value-type="float" office:value="94.84" calcext:value-type="float">
            <text:p>94,84</text:p>
          </table:table-cell>
          <table:table-cell office:value-type="float" office:value="163.5928607" calcext:value-type="float">
            <text:p>163,5928607</text:p>
          </table:table-cell>
          <table:table-cell office:value-type="float" office:value="9.967259264" calcext:value-type="float">
            <text:p>9,967259264</text:p>
          </table:table-cell>
          <table:table-cell table:formula="of:=[.I332]*10" office:value-type="float" office:value="1635.928607" calcext:value-type="float">
            <text:p>1635,928607</text:p>
          </table:table-cell>
          <table:table-cell table:formula="of:=[.J332]*10" office:value-type="float" office:value="99.67259264" calcext:value-type="float">
            <text:p>99,6725926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5.28" calcext:value-type="float">
            <text:p>95,28</text:p>
          </table:table-cell>
          <table:table-cell table:formula="of:=100-[.B333]" office:value-type="float" office:value="4.72" calcext:value-type="float">
            <text:p>4,72</text:p>
          </table:table-cell>
          <table:table-cell office:value-type="float" office:value="4955.5" calcext:value-type="float">
            <text:p>4955,5</text:p>
          </table:table-cell>
          <table:table-cell office:value-type="float" office:value="12002.5" calcext:value-type="float">
            <text:p>12002,5</text:p>
          </table:table-cell>
          <table:table-cell table:formula="of:=12597-[.E333]" office:value-type="float" office:value="594.5" calcext:value-type="float">
            <text:p>594,5</text:p>
          </table:table-cell>
          <table:table-cell office:value-type="float" office:value="96.08" calcext:value-type="float">
            <text:p>96,08</text:p>
          </table:table-cell>
          <table:table-cell office:value-type="float" office:value="94.59" calcext:value-type="float">
            <text:p>94,59</text:p>
          </table:table-cell>
          <table:table-cell office:value-type="float" office:value="97.77908881" calcext:value-type="float">
            <text:p>97,77908881</text:p>
          </table:table-cell>
          <table:table-cell office:value-type="float" office:value="7.569621491" calcext:value-type="float">
            <text:p>7,569621491</text:p>
          </table:table-cell>
          <table:table-cell table:formula="of:=[.I333]*10" office:value-type="float" office:value="977.7908881" calcext:value-type="float">
            <text:p>977,7908881</text:p>
          </table:table-cell>
          <table:table-cell table:formula="of:=[.J333]*10" office:value-type="float" office:value="75.69621491" calcext:value-type="float">
            <text:p>75,6962149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58" calcext:value-type="float">
            <text:p>96,58</text:p>
          </table:table-cell>
          <table:table-cell table:formula="of:=100-[.B334]" office:value-type="float" office:value="3.42" calcext:value-type="float">
            <text:p>3,42</text:p>
          </table:table-cell>
          <table:table-cell office:value-type="float" office:value="5837.3" calcext:value-type="float">
            <text:p>5837,3</text:p>
          </table:table-cell>
          <table:table-cell office:value-type="float" office:value="12166" calcext:value-type="float">
            <text:p>12166</text:p>
          </table:table-cell>
          <table:table-cell table:formula="of:=12597-[.E334]" office:value-type="float" office:value="431" calcext:value-type="float">
            <text:p>431</text:p>
          </table:table-cell>
          <table:table-cell office:value-type="float" office:value="98.15" calcext:value-type="float">
            <text:p>98,15</text:p>
          </table:table-cell>
          <table:table-cell office:value-type="float" office:value="95.21" calcext:value-type="float">
            <text:p>95,21</text:p>
          </table:table-cell>
          <table:table-cell office:value-type="float" office:value="94.84932792" calcext:value-type="float">
            <text:p>94,84932792</text:p>
          </table:table-cell>
          <table:table-cell office:value-type="float" office:value="9.095513463" calcext:value-type="float">
            <text:p>9,095513463</text:p>
          </table:table-cell>
          <table:table-cell table:formula="of:=[.I334]*10" office:value-type="float" office:value="948.4932792" calcext:value-type="float">
            <text:p>948,4932792</text:p>
          </table:table-cell>
          <table:table-cell table:formula="of:=[.J334]*10" office:value-type="float" office:value="90.95513463" calcext:value-type="float">
            <text:p>90,95513463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5.85" calcext:value-type="float">
            <text:p>95,85</text:p>
          </table:table-cell>
          <table:table-cell table:formula="of:=100-[.B335]" office:value-type="float" office:value="4.15000000000001" calcext:value-type="float">
            <text:p>4,15</text:p>
          </table:table-cell>
          <table:table-cell office:value-type="float" office:value="4891.1" calcext:value-type="float">
            <text:p>4891,1</text:p>
          </table:table-cell>
          <table:table-cell office:value-type="float" office:value="12073.7" calcext:value-type="float">
            <text:p>12073,7</text:p>
          </table:table-cell>
          <table:table-cell table:formula="of:=12597-[.E335]" office:value-type="float" office:value="523.299999999999" calcext:value-type="float">
            <text:p>523,3</text:p>
          </table:table-cell>
          <table:table-cell office:value-type="float" office:value="96.83" calcext:value-type="float">
            <text:p>96,83</text:p>
          </table:table-cell>
          <table:table-cell office:value-type="float" office:value="94.99" calcext:value-type="float">
            <text:p>94,99</text:p>
          </table:table-cell>
          <table:table-cell office:value-type="float" office:value="142.2922058" calcext:value-type="float">
            <text:p>142,2922058</text:p>
          </table:table-cell>
          <table:table-cell office:value-type="float" office:value="7.140050554" calcext:value-type="float">
            <text:p>7,140050554</text:p>
          </table:table-cell>
          <table:table-cell table:formula="of:=[.I335]*10" office:value-type="float" office:value="1422.922058" calcext:value-type="float">
            <text:p>1422,922058</text:p>
          </table:table-cell>
          <table:table-cell table:formula="of:=[.J335]*10" office:value-type="float" office:value="71.40050554" calcext:value-type="float">
            <text:p>71,4005055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26:.B335])" office:value-type="float" office:value="95.559" calcext:value-type="float">
            <text:p>95,559</text:p>
          </table:table-cell>
          <table:table-cell table:formula="of:=AVERAGE([.C326:.C335])" office:value-type="float" office:value="4.441" calcext:value-type="float">
            <text:p>4,441</text:p>
          </table:table-cell>
          <table:table-cell table:formula="of:=AVERAGE([.D326:.D335])" office:value-type="float" office:value="5089.88" calcext:value-type="float">
            <text:p>5089,88</text:p>
          </table:table-cell>
          <table:table-cell table:formula="of:=AVERAGE([.E326:.E335])" office:value-type="float" office:value="12037.67" calcext:value-type="float">
            <text:p>12037,67</text:p>
          </table:table-cell>
          <table:table-cell table:formula="of:=AVERAGE([.F326:.F335])" office:value-type="float" office:value="559.33" calcext:value-type="float">
            <text:p>559,33</text:p>
          </table:table-cell>
          <table:table-cell table:formula="of:=AVERAGE([.G326:.G335])" office:value-type="float" office:value="96.105" calcext:value-type="float">
            <text:p>96,105</text:p>
          </table:table-cell>
          <table:table-cell table:formula="of:=AVERAGE([.H326:.H335])" office:value-type="float" office:value="95.086" calcext:value-type="float">
            <text:p>95,086</text:p>
          </table:table-cell>
          <table:table-cell table:formula="of:=AVERAGE([.I326:.I335])" office:value-type="float" office:value="122.973012953" calcext:value-type="float">
            <text:p>122,973012953</text:p>
          </table:table-cell>
          <table:table-cell table:formula="of:=AVERAGE([.J326:.J335])" office:value-type="float" office:value="8.3384043295" calcext:value-type="float">
            <text:p>8,3384043295</text:p>
          </table:table-cell>
          <table:table-cell table:formula="of:=SUM([.I326:.I335])" office:value-type="float" office:value="1229.73012953" calcext:value-type="float">
            <text:p>1229,73012953</text:p>
          </table:table-cell>
          <table:table-cell table:formula="of:=SUM([.J326:.J335])" office:value-type="float" office:value="83.384043295" calcext:value-type="float">
            <text:p>83,38404329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26:.B335])" office:value-type="float" office:value="0.822440879334195" calcext:value-type="float">
            <text:p>0,8224408793</text:p>
          </table:table-cell>
          <table:table-cell table:formula="of:=COM.MICROSOFT.STDEV.P([.C326:.C335])" office:value-type="float" office:value="0.822440879334195" calcext:value-type="float">
            <text:p>0,8224408793</text:p>
          </table:table-cell>
          <table:table-cell table:formula="of:=COM.MICROSOFT.STDEV.P([.D326:.D335])" office:value-type="float" office:value="1467.33640846263" calcext:value-type="float">
            <text:p>1467,3364084626</text:p>
          </table:table-cell>
          <table:table-cell table:formula="of:=COM.MICROSOFT.STDEV.P([.E326:.E335])" office:value-type="float" office:value="103.42836216435" calcext:value-type="float">
            <text:p>103,4283621644</text:p>
          </table:table-cell>
          <table:table-cell table:formula="of:=COM.MICROSOFT.STDEV.P([.F326:.F335])" office:value-type="float" office:value="103.42836216435" calcext:value-type="float">
            <text:p>103,4283621644</text:p>
          </table:table-cell>
          <table:table-cell table:formula="of:=COM.MICROSOFT.STDEV.P([.G326:.G335])" office:value-type="float" office:value="1.46666458333186" calcext:value-type="float">
            <text:p>1,4666645833</text:p>
          </table:table-cell>
          <table:table-cell table:formula="of:=COM.MICROSOFT.STDEV.P([.H326:.H335])" office:value-type="float" office:value="0.46100325378461" calcext:value-type="float">
            <text:p>0,4610032538</text:p>
          </table:table-cell>
          <table:table-cell table:formula="of:=COM.MICROSOFT.STDEV.P([.I326:.I335])" office:value-type="float" office:value="24.6686007248194" calcext:value-type="float">
            <text:p>24,6686007248</text:p>
          </table:table-cell>
          <table:table-cell table:formula="of:=COM.MICROSOFT.STDEV.P([.J326:.J335])" office:value-type="float" office:value="2.82077327931719" calcext:value-type="float">
            <text:p>2,8207732793</text:p>
          </table:table-cell>
          <table:table-cell table:formula="of:=COM.MICROSOFT.STDEV.P([.K326:.K335])" office:value-type="float" office:value="246.686007248194" calcext:value-type="float">
            <text:p>246,6860072482</text:p>
          </table:table-cell>
          <table:table-cell table:formula="of:=COM.MICROSOFT.STDEV.P([.L326:.L335])" office:value-type="float" office:value="28.2077327931719" calcext:value-type="float">
            <text:p>28,207732793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4">
          <table:table-cell table:style-name="ce3" table:number-columns-repeated="11"/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2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ARIO 5 HIBRIDO 2 TCP 25-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84" calcext:value-type="float">
            <text:p>95,84</text:p>
          </table:table-cell>
          <table:table-cell table:formula="of:=100-[.B353]" office:value-type="float" office:value="4.16" calcext:value-type="float">
            <text:p>4,16</text:p>
          </table:table-cell>
          <table:table-cell office:value-type="float" office:value="6639.2" calcext:value-type="float">
            <text:p>6639,2</text:p>
          </table:table-cell>
          <table:table-cell office:value-type="float" office:value="12072.4" calcext:value-type="float">
            <text:p>12072,4</text:p>
          </table:table-cell>
          <table:table-cell table:formula="of:=12597-[.E353]" office:value-type="float" office:value="524.6" calcext:value-type="float">
            <text:p>524,6</text:p>
          </table:table-cell>
          <table:table-cell office:value-type="float" office:value="96.75" calcext:value-type="float">
            <text:p>96,75</text:p>
          </table:table-cell>
          <table:table-cell office:value-type="float" office:value="95.04" calcext:value-type="float">
            <text:p>95,04</text:p>
          </table:table-cell>
          <table:table-cell office:value-type="float" office:value="125.0175316" calcext:value-type="float">
            <text:p>125,0175316</text:p>
          </table:table-cell>
          <table:table-cell office:value-type="float" office:value="10.28796973" calcext:value-type="float">
            <text:p>10,28796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22" calcext:value-type="float">
            <text:p>94,22</text:p>
          </table:table-cell>
          <table:table-cell table:formula="of:=100-[.B354]" office:value-type="float" office:value="5.78" calcext:value-type="float">
            <text:p>5,78</text:p>
          </table:table-cell>
          <table:table-cell office:value-type="float" office:value="5553.1" calcext:value-type="float">
            <text:p>5553,1</text:p>
          </table:table-cell>
          <table:table-cell office:value-type="float" office:value="11868.5" calcext:value-type="float">
            <text:p>11868,5</text:p>
          </table:table-cell>
          <table:table-cell office:value-type="float" office:value="703.7" calcext:value-type="float">
            <text:p>703,7</text:p>
          </table:table-cell>
          <table:table-cell office:value-type="float" office:value="93.34" calcext:value-type="float">
            <text:p>93,34</text:p>
          </table:table-cell>
          <table:table-cell office:value-type="float" office:value="94.98" calcext:value-type="float">
            <text:p>94,98</text:p>
          </table:table-cell>
          <table:table-cell office:value-type="float" office:value="105.2021647" calcext:value-type="float">
            <text:p>105,2021647</text:p>
          </table:table-cell>
          <table:table-cell office:value-type="float" office:value="8.599105954" calcext:value-type="float">
            <text:p>8,599105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4.14" calcext:value-type="float">
            <text:p>94,14</text:p>
          </table:table-cell>
          <table:table-cell table:formula="of:=100-[.B355]" office:value-type="float" office:value="5.86" calcext:value-type="float">
            <text:p>5,86</text:p>
          </table:table-cell>
          <table:table-cell office:value-type="float" office:value="5482.6" calcext:value-type="float">
            <text:p>5482,6</text:p>
          </table:table-cell>
          <table:table-cell office:value-type="float" office:value="11859.2" calcext:value-type="float">
            <text:p>11859,2</text:p>
          </table:table-cell>
          <table:table-cell table:formula="of:=12597-[.E355]" office:value-type="float" office:value="737.799999999999" calcext:value-type="float">
            <text:p>737,8</text:p>
          </table:table-cell>
          <table:table-cell office:value-type="float" office:value="92.66" calcext:value-type="float">
            <text:p>92,66</text:p>
          </table:table-cell>
          <table:table-cell office:value-type="float" office:value="95.44" calcext:value-type="float">
            <text:p>95,44</text:p>
          </table:table-cell>
          <table:table-cell office:value-type="float" office:value="124.6130876" calcext:value-type="float">
            <text:p>124,6130876</text:p>
          </table:table-cell>
          <table:table-cell office:value-type="float" office:value="8.566477919" calcext:value-type="float">
            <text:p>8,566477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o 4</text:p>
          </table:table-cell>
          <table:table-cell/>
          <table:table-cell table:formula="of:=100-[.B356]" office:value-type="float" office:value="100" calcext:value-type="float">
            <text:p>100</text:p>
          </table:table-cell>
          <table:table-cell table:number-columns-repeated="2"/>
          <table:table-cell table:formula="of:=12597-[.E356]"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o 5</text:p>
          </table:table-cell>
          <table:table-cell/>
          <table:table-cell table:formula="of:=100-[.B357]" office:value-type="float" office:value="100" calcext:value-type="float">
            <text:p>100</text:p>
          </table:table-cell>
          <table:table-cell table:number-columns-repeated="2"/>
          <table:table-cell table:formula="of:=12597-[.E357]"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358]" office:value-type="float" office:value="100" calcext:value-type="float">
            <text:p>100</text:p>
          </table:table-cell>
          <table:table-cell table:number-columns-repeated="2"/>
          <table:table-cell table:formula="of:=12597-[.E358]"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359]" office:value-type="float" office:value="100" calcext:value-type="float">
            <text:p>100</text:p>
          </table:table-cell>
          <table:table-cell table:number-columns-repeated="2"/>
          <table:table-cell table:formula="of:=12597-[.E359]"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360]" office:value-type="float" office:value="100" calcext:value-type="float">
            <text:p>100</text:p>
          </table:table-cell>
          <table:table-cell table:number-columns-repeated="2"/>
          <table:table-cell table:formula="of:=12597-[.E360]"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361]" office:value-type="float" office:value="100" calcext:value-type="float">
            <text:p>100</text:p>
          </table:table-cell>
          <table:table-cell table:number-columns-repeated="2"/>
          <table:table-cell table:formula="of:=12597-[.E361]"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5.42" calcext:value-type="float">
            <text:p>95,42</text:p>
          </table:table-cell>
          <table:table-cell table:formula="of:=100-[.B362]" office:value-type="float" office:value="4.58" calcext:value-type="float">
            <text:p>4,58</text:p>
          </table:table-cell>
          <table:table-cell office:value-type="float" office:value="5698" calcext:value-type="float">
            <text:p>5698</text:p>
          </table:table-cell>
          <table:table-cell office:value-type="float" office:value="12020.1" calcext:value-type="float">
            <text:p>12020,1</text:p>
          </table:table-cell>
          <table:table-cell table:formula="of:=12597-[.E362]" office:value-type="float" office:value="576.9" calcext:value-type="float">
            <text:p>576,9</text:p>
          </table:table-cell>
          <table:table-cell office:value-type="float" office:value="95.86" calcext:value-type="float">
            <text:p>95,86</text:p>
          </table:table-cell>
          <table:table-cell office:value-type="float" office:value="95.04" calcext:value-type="float">
            <text:p>95,04</text:p>
          </table:table-cell>
          <table:table-cell office:value-type="float" office:value="162.7124345" calcext:value-type="float">
            <text:p>162,7124345</text:p>
          </table:table-cell>
          <table:table-cell office:value-type="float" office:value="8.851744747" calcext:value-type="float">
            <text:p>8,851744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53:.B362])" office:value-type="float" office:value="94.905" calcext:value-type="float">
            <text:p>94,905</text:p>
          </table:table-cell>
          <table:table-cell table:formula="of:=AVERAGE([.C353:.C362])" office:value-type="float" office:value="62.038" calcext:value-type="float">
            <text:p>62,038</text:p>
          </table:table-cell>
          <table:table-cell table:formula="of:=AVERAGE([.D353:.D362])" office:value-type="float" office:value="5843.225" calcext:value-type="float">
            <text:p>5843,225</text:p>
          </table:table-cell>
          <table:table-cell table:formula="of:=AVERAGE([.E353:.E362])" office:value-type="float" office:value="11955.05" calcext:value-type="float">
            <text:p>11955,05</text:p>
          </table:table-cell>
          <table:table-cell table:formula="of:=AVERAGE([.F353:.F362])" office:value-type="float" office:value="7812.5" calcext:value-type="float">
            <text:p>7812,5</text:p>
          </table:table-cell>
          <table:table-cell table:formula="of:=AVERAGE([.G353:.G362])" office:value-type="float" office:value="94.6525" calcext:value-type="float">
            <text:p>94,6525</text:p>
          </table:table-cell>
          <table:table-cell table:formula="of:=AVERAGE([.H353:.H362])" office:value-type="float" office:value="95.125" calcext:value-type="float">
            <text:p>95,125</text:p>
          </table:table-cell>
          <table:table-cell table:formula="of:=AVERAGE([.I353:.I362])" office:value-type="float" office:value="129.3863046" calcext:value-type="float">
            <text:p>129,3863046</text:p>
          </table:table-cell>
          <table:table-cell table:formula="of:=AVERAGE([.J353:.J362])" office:value-type="float" office:value="9.0763245875" calcext:value-type="float">
            <text:p>9,076324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53:.B362])" office:value-type="float" office:value="0.74059098023133" calcext:value-type="float">
            <text:p>0,7405909802</text:p>
          </table:table-cell>
          <table:table-cell table:formula="of:=COM.MICROSOFT.STDEV.P([.C353:.C362])" office:value-type="float" office:value="46.4961240965309" calcext:value-type="float">
            <text:p>46,4961240965</text:p>
          </table:table-cell>
          <table:table-cell table:formula="of:=COM.MICROSOFT.STDEV.P([.D353:.D362])" office:value-type="float" office:value="466.071187561514" calcext:value-type="float">
            <text:p>466,0711875615</text:p>
          </table:table-cell>
          <table:table-cell table:formula="of:=COM.MICROSOFT.STDEV.P([.E353:.E362])" office:value-type="float" office:value="93.113707369001" calcext:value-type="float">
            <text:p>93,113707369</text:p>
          </table:table-cell>
          <table:table-cell table:formula="of:=COM.MICROSOFT.STDEV.P([.F353:.F362])" office:value-type="float" office:value="5860.05505776183" calcext:value-type="float">
            <text:p>5860,0550577618</text:p>
          </table:table-cell>
          <table:table-cell table:formula="of:=COM.MICROSOFT.STDEV.P([.G353:.G362])" office:value-type="float" office:value="1.69928477601607" calcext:value-type="float">
            <text:p>1,699284776</text:p>
          </table:table-cell>
          <table:table-cell table:formula="of:=COM.MICROSOFT.STDEV.P([.H353:.H362])" office:value-type="float" office:value="0.183507493035022" calcext:value-type="float">
            <text:p>0,183507493</text:p>
          </table:table-cell>
          <table:table-cell table:formula="of:=COM.MICROSOFT.STDEV.P([.I353:.I362])" office:value-type="float" office:value="20.8409052998488" calcext:value-type="float">
            <text:p>20,8409052998</text:p>
          </table:table-cell>
          <table:table-cell table:formula="of:=COM.MICROSOFT.STDEV.P([.J353:.J362])" office:value-type="float" office:value="0.708202179049706" calcext:value-type="float">
            <text:p>0,7082021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1:28:43.1181923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47.543062296</meta:creation-date>
    <dc:date>2018-01-23T03:22:43.923446539</dc:date>
    <meta:editing-duration>PT20H34M6S</meta:editing-duration>
    <meta:editing-cycles>91</meta:editing-cycles>
    <meta:generator>LibreOffice/5.1.6.2$Linux_X86_64 LibreOffice_project/10m0$Build-2</meta:generator>
    <meta:document-statistic meta:table-count="1" meta:cell-count="3071" meta:object-count="0"/>
  </office:meta>
</office:document-meta>
</file>